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bag1" table:style-name="ta1">
        <table:shapes>
          <draw:frame draw:z-index="0" draw:style-name="gr1" draw:text-style-name="P1" svg:width="10.6862in" svg:height="6.013in" svg:x="9.6902in" svg:y="0.2091in">
            <draw:object draw:notify-on-update-of-ranges="data_bag1.A3:data_bag1.A545 data_bag1.A3:data_bag1.A800 data_bag1.B3:data_bag1.B800 data_bag1.Y3:data_bag1.Y545 data_bag1.X3:data_bag1.X5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496in" svg:height="5.9291in" svg:x="9.7244in" svg:y="6.9543in">
            <draw:object draw:notify-on-update-of-ranges="data_bag1.E3:data_bag1.E545 data_bag1.D3:data_bag1.D545 data_bag1.AB3:data_bag1.AB545 data_bag1.AA3:data_bag1.AA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1799in" svg:height="5.172in" svg:x="9.7138in" svg:y="13.348in">
            <draw:object draw:notify-on-update-of-ranges="data_bag1.H3:data_bag1.H545 data_bag1.G3:data_bag1.G545 data_bag1.AE3:data_bag1.AE800 data_bag1.AD3:data_bag1.AD8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9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 table:number-columns-repeated="15"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4.91535677" calcext:value-type="float">
            <text:p>3280334.91535677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37626187" calcext:value-type="float">
            <text:p>3280342.37626187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6196188" calcext:value-type="float">
            <text:p>3280338.56196188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952620534" calcext:value-type="float">
            <text:p>369387.952620534</text:p>
          </table:table-cell>
          <table:table-cell office:value-type="float" office:value="3280338.16599109" calcext:value-type="float">
            <text:p>3280338.16599109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00661472" calcext:value-type="float">
            <text:p>3280336.00661472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51228133" calcext:value-type="float">
            <text:p>3280341.51228133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437187898" calcext:value-type="float">
            <text:p>369390.437187898</text:p>
          </table:table-cell>
          <table:table-cell office:value-type="float" office:value="3280335.36621644" calcext:value-type="float">
            <text:p>3280335.36621644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66287968" calcext:value-type="float">
            <text:p>3280335.66287968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31095261" calcext:value-type="float">
            <text:p>3280341.31095261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81407469" calcext:value-type="float">
            <text:p>3280338.81407469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801153814" calcext:value-type="float">
            <text:p>369390.801153814</text:p>
          </table:table-cell>
          <table:table-cell office:value-type="float" office:value="3280333.36698143" calcext:value-type="float">
            <text:p>3280333.36698143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7.65196274" calcext:value-type="float">
            <text:p>3280337.65196274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44133168" calcext:value-type="float">
            <text:p>3280340.44133168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18870961" calcext:value-type="float">
            <text:p>3280339.18870961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1.753678223" calcext:value-type="float">
            <text:p>369391.753678223</text:p>
          </table:table-cell>
          <table:table-cell office:value-type="float" office:value="3280332.02588699" calcext:value-type="float">
            <text:p>3280332.02588699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251545" calcext:value-type="float">
            <text:p>3280338.1925154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8.90116199" calcext:value-type="float">
            <text:p>3280338.90116199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5774817" calcext:value-type="float">
            <text:p>3280339.5774817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1.363888369" calcext:value-type="float">
            <text:p>369391.363888369</text:p>
          </table:table-cell>
          <table:table-cell office:value-type="float" office:value="3280331.80876256" calcext:value-type="float">
            <text:p>3280331.80876256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58224661" calcext:value-type="float">
            <text:p>3280338.58224661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87436221" calcext:value-type="float">
            <text:p>3280339.87436221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882461389" calcext:value-type="float">
            <text:p>369390.882461389</text:p>
          </table:table-cell>
          <table:table-cell office:value-type="float" office:value="3280332.0360379" calcext:value-type="float">
            <text:p>3280332.0360379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53248405" calcext:value-type="float">
            <text:p>3280339.53248405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58901593" calcext:value-type="float">
            <text:p>3280338.58901593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16599109" calcext:value-type="float">
            <text:p>3280338.16599109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08657394" calcext:value-type="float">
            <text:p>3280340.08657394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8.91582877" calcext:value-type="float">
            <text:p>3280338.91582877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54062601" calcext:value-type="float">
            <text:p>3280338.54062601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28903229" calcext:value-type="float">
            <text:p>3280340.28903229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39.89288279" calcext:value-type="float">
            <text:p>3280339.89288279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82572554" calcext:value-type="float">
            <text:p>3280338.82572554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94694979" calcext:value-type="float">
            <text:p>369388.494694979</text:p>
          </table:table-cell>
          <table:table-cell office:value-type="float" office:value="3280334.83468449" calcext:value-type="float">
            <text:p>3280334.83468449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18010647" calcext:value-type="float">
            <text:p>3280338.1801064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33353366" calcext:value-type="float">
            <text:p>3280338.33353366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96002863" calcext:value-type="float">
            <text:p>3280338.96002863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7.720280199" calcext:value-type="float">
            <text:p>369387.720280199</text:p>
          </table:table-cell>
          <table:table-cell office:value-type="float" office:value="3280334.84370775" calcext:value-type="float">
            <text:p>3280334.84370775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6.75075365" calcext:value-type="float">
            <text:p>3280336.75075365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1088949" calcext:value-type="float">
            <text:p>3280337.1088949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9.08490694" calcext:value-type="float">
            <text:p>3280339.08490694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7.898389246" calcext:value-type="float">
            <text:p>369387.898389246</text:p>
          </table:table-cell>
          <table:table-cell office:value-type="float" office:value="3280333.51163628" calcext:value-type="float">
            <text:p>3280333.5116362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5.32140092" calcext:value-type="float">
            <text:p>3280335.32140092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18775933" calcext:value-type="float">
            <text:p>3280335.18775933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36621644" calcext:value-type="float">
            <text:p>3280335.36621644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7.223358689" calcext:value-type="float">
            <text:p>369387.223358689</text:p>
          </table:table-cell>
          <table:table-cell office:value-type="float" office:value="3280333.7411676" calcext:value-type="float">
            <text:p>3280333.7411676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21698746" calcext:value-type="float">
            <text:p>3280333.21698746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30731158" calcext:value-type="float">
            <text:p>3280335.30731158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26567001" calcext:value-type="float">
            <text:p>369386.26567001</text:p>
          </table:table-cell>
          <table:table-cell office:value-type="float" office:value="3280334.63899056" calcext:value-type="float">
            <text:p>3280334.63899056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23016061" calcext:value-type="float">
            <text:p>3280331.23016061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2.61638269" calcext:value-type="float">
            <text:p>3280332.61638269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17772088" calcext:value-type="float">
            <text:p>3280335.17772088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078522505" calcext:value-type="float">
            <text:p>369386.078522505</text:p>
          </table:table-cell>
          <table:table-cell office:value-type="float" office:value="3280335.19533627" calcext:value-type="float">
            <text:p>3280335.19533627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29.9026011" calcext:value-type="float">
            <text:p>3280329.9026011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61338016" calcext:value-type="float">
            <text:p>3280331.61338016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01514346" calcext:value-type="float">
            <text:p>3280335.01514346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960068954" calcext:value-type="float">
            <text:p>369386.960068954</text:p>
          </table:table-cell>
          <table:table-cell office:value-type="float" office:value="3280336.07172875" calcext:value-type="float">
            <text:p>3280336.07172875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13966648" calcext:value-type="float">
            <text:p>3280328.13966648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49692148" calcext:value-type="float">
            <text:p>3280331.49692148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4.82193552" calcext:value-type="float">
            <text:p>3280334.82193552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8.232696242" calcext:value-type="float">
            <text:p>369388.232696242</text:p>
          </table:table-cell>
          <table:table-cell office:value-type="float" office:value="3280337.27606358" calcext:value-type="float">
            <text:p>3280337.27606358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14643519" calcext:value-type="float">
            <text:p>3280328.14643519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2.93529891" calcext:value-type="float">
            <text:p>3280332.93529891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36698143" calcext:value-type="float">
            <text:p>3280333.36698143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628642" calcext:value-type="float">
            <text:p>3280340.23628642</text:p>
          </table:table-cell>
          <table:table-cell table:number-columns-repeated="15"/>
          <table:table-cell office:value-type="float" office:value="369388.927094784" calcext:value-type="float">
            <text:p>369388.927094784</text:p>
          </table:table-cell>
          <table:table-cell office:value-type="float" office:value="3280338.70880189" calcext:value-type="float">
            <text:p>3280338.708801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15584213" calcext:value-type="float">
            <text:p>3280327.1558421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59418416" calcext:value-type="float">
            <text:p>3280334.59418416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7273365" calcext:value-type="float">
            <text:p>3280333.27273365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628642" calcext:value-type="float">
            <text:p>3280340.23628642</text:p>
          </table:table-cell>
          <table:table-cell table:number-columns-repeated="15"/>
          <table:table-cell office:value-type="float" office:value="369388.255938186" calcext:value-type="float">
            <text:p>369388.255938186</text:p>
          </table:table-cell>
          <table:table-cell office:value-type="float" office:value="3280339.27078708" calcext:value-type="float">
            <text:p>3280339.27078708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6.60062413" calcext:value-type="float">
            <text:p>3280326.60062413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4.81582011" calcext:value-type="float">
            <text:p>3280334.81582011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1147259" calcext:value-type="float">
            <text:p>3280333.21147259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864261" calcext:value-type="float">
            <text:p>3280340.23864261</text:p>
          </table:table-cell>
          <table:table-cell table:number-columns-repeated="15"/>
          <table:table-cell office:value-type="float" office:value="369388.079120449" calcext:value-type="float">
            <text:p>369388.079120449</text:p>
          </table:table-cell>
          <table:table-cell office:value-type="float" office:value="3280340.71367653" calcext:value-type="float">
            <text:p>3280340.71367653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2226008" calcext:value-type="float">
            <text:p>3280326.8222600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23953188" calcext:value-type="float">
            <text:p>3280336.23953188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067602" calcext:value-type="float">
            <text:p>3280333.2067602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63880763" calcext:value-type="float">
            <text:p>3280340.63880763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5749217" calcext:value-type="float">
            <text:p>3280340.25749217</text:p>
          </table:table-cell>
          <table:table-cell table:number-columns-repeated="15"/>
          <table:table-cell office:value-type="float" office:value="369388.290801127" calcext:value-type="float">
            <text:p>369388.290801127</text:p>
          </table:table-cell>
          <table:table-cell office:value-type="float" office:value="3280342.26287233" calcext:value-type="float">
            <text:p>3280342.26287233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11817885" calcext:value-type="float">
            <text:p>3280337.11817885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0440401" calcext:value-type="float">
            <text:p>3280333.20440401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74954877" calcext:value-type="float">
            <text:p>3280340.74954877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37765809" calcext:value-type="float">
            <text:p>3280340.37765809</text:p>
          </table:table-cell>
          <table:table-cell table:number-columns-repeated="15"/>
          <table:table-cell office:value-type="float" office:value="369385.433232621" calcext:value-type="float">
            <text:p>369385.433232621</text:p>
          </table:table-cell>
          <table:table-cell office:value-type="float" office:value="3280346.28615698" calcext:value-type="float">
            <text:p>3280346.28615698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43671344" calcext:value-type="float">
            <text:p>3280338.43671344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2.02588699" calcext:value-type="float">
            <text:p>3280332.02588699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96160628" calcext:value-type="float">
            <text:p>3280340.96160628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39.90947234" calcext:value-type="float">
            <text:p>3280339.90947234</text:p>
          </table:table-cell>
          <table:table-cell table:number-columns-repeated="15"/>
          <table:table-cell office:value-type="float" office:value="369383.725665377" calcext:value-type="float">
            <text:p>369383.725665377</text:p>
          </table:table-cell>
          <table:table-cell office:value-type="float" office:value="3280349.29854523" calcext:value-type="float">
            <text:p>3280349.29854523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8.97049748" calcext:value-type="float">
            <text:p>3280338.97049748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514585" calcext:value-type="float">
            <text:p>3280331.91514585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27262395" calcext:value-type="float">
            <text:p>3280341.27262395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18514709" calcext:value-type="float">
            <text:p>3280340.18514709</text:p>
          </table:table-cell>
          <table:table-cell table:number-columns-repeated="15"/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39.85140083" calcext:value-type="float">
            <text:p>3280339.85140083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985824" calcext:value-type="float">
            <text:p>3280331.9198582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61898454" calcext:value-type="float">
            <text:p>3280341.61898454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44904088" calcext:value-type="float">
            <text:p>3280340.44904088</text:p>
          </table:table-cell>
          <table:table-cell table:number-columns-repeated="15"/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18121655" calcext:value-type="float">
            <text:p>3280341.18121655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985824" calcext:value-type="float">
            <text:p>3280331.9198582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86028991" calcext:value-type="float">
            <text:p>3280340.86028991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84252536" calcext:value-type="float">
            <text:p>3280340.84252536</text:p>
          </table:table-cell>
          <table:table-cell table:number-columns-repeated="15"/>
          <table:table-cell office:value-type="float" office:value="369377.933057831" calcext:value-type="float">
            <text:p>369377.933057831</text:p>
          </table:table-cell>
          <table:table-cell office:value-type="float" office:value="3280350.69603942" calcext:value-type="float">
            <text:p>3280350.6960394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29278061" calcext:value-type="float">
            <text:p>3280342.29278061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787631" calcext:value-type="float">
            <text:p>3280331.9787631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06999122" calcext:value-type="float">
            <text:p>3280341.06999122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1.30433948" calcext:value-type="float">
            <text:p>3280341.30433948</text:p>
          </table:table-cell>
          <table:table-cell table:number-columns-repeated="15"/>
          <table:table-cell office:value-type="float" office:value="369378.366704864" calcext:value-type="float">
            <text:p>369378.366704864</text:p>
          </table:table-cell>
          <table:table-cell office:value-type="float" office:value="3280346.36849837" calcext:value-type="float">
            <text:p>3280346.36849837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07640313" calcext:value-type="float">
            <text:p>3280343.07640313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1.80876256" calcext:value-type="float">
            <text:p>3280331.80876256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22078767" calcext:value-type="float">
            <text:p>3280341.22078767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0.31406613" calcext:value-type="float">
            <text:p>3280340.31406613</text:p>
          </table:table-cell>
          <table:table-cell table:number-columns-repeated="15"/>
          <table:table-cell office:value-type="float" office:value="369377.880113459" calcext:value-type="float">
            <text:p>369377.880113459</text:p>
          </table:table-cell>
          <table:table-cell office:value-type="float" office:value="3280346.15250241" calcext:value-type="float">
            <text:p>3280346.15250241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20414271" calcext:value-type="float">
            <text:p>3280343.20414271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06794395" calcext:value-type="float">
            <text:p>3280332.06794395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37158412" calcext:value-type="float">
            <text:p>3280341.37158412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0.78059264" calcext:value-type="float">
            <text:p>3280340.78059264</text:p>
          </table:table-cell>
          <table:table-cell table:number-columns-repeated="15"/>
          <table:table-cell office:value-type="float" office:value="369379.425067573" calcext:value-type="float">
            <text:p>369379.425067573</text:p>
          </table:table-cell>
          <table:table-cell office:value-type="float" office:value="3280345.80200061" calcext:value-type="float">
            <text:p>3280345.80200061</text:p>
          </table:table-cell>
          <table:table-cell table:number-columns-repeated="4"/>
          <table:table-cell office:value-type="float" office:value="369362.835805852" calcext:value-type="float">
            <text:p>369362.835805852</text:p>
          </table:table-cell>
          <table:table-cell office:value-type="float" office:value="3280342.89199494" calcext:value-type="float">
            <text:p>3280342.89199494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41666074" calcext:value-type="float">
            <text:p>3280332.4166607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52002437" calcext:value-type="float">
            <text:p>3280341.52002437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1.11752846" calcext:value-type="float">
            <text:p>3280341.11752846</text:p>
          </table:table-cell>
          <table:table-cell table:number-columns-repeated="15"/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 table:number-columns-repeated="4"/>
          <table:table-cell office:value-type="float" office:value="369360.902353117" calcext:value-type="float">
            <text:p>369360.902353117</text:p>
          </table:table-cell>
          <table:table-cell office:value-type="float" office:value="3280343.13619362" calcext:value-type="float">
            <text:p>3280343.13619362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7323908" calcext:value-type="float">
            <text:p>3280332.7323908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0.83642796" calcext:value-type="float">
            <text:p>3280340.83642796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1.62646647" calcext:value-type="float">
            <text:p>3280341.62646647</text:p>
          </table:table-cell>
          <table:table-cell table:number-columns-repeated="15"/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 table:number-columns-repeated="4"/>
          <table:table-cell office:value-type="float" office:value="369358.776588399" calcext:value-type="float">
            <text:p>369358.776588399</text:p>
          </table:table-cell>
          <table:table-cell office:value-type="float" office:value="3280343.49346695" calcext:value-type="float">
            <text:p>3280343.49346695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97272264" calcext:value-type="float">
            <text:p>3280332.97272264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11445891" calcext:value-type="float">
            <text:p>3280341.11445891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2.02701953" calcext:value-type="float">
            <text:p>3280342.02701953</text:p>
          </table:table-cell>
          <table:table-cell table:number-columns-repeated="15"/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 table:number-columns-repeated="4"/>
          <table:table-cell office:value-type="float" office:value="369357.50524998" calcext:value-type="float">
            <text:p>369357.50524998</text:p>
          </table:table-cell>
          <table:table-cell office:value-type="float" office:value="3280342.39995334" calcext:value-type="float">
            <text:p>3280342.39995334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0360379" calcext:value-type="float">
            <text:p>3280332.0360379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44432614" calcext:value-type="float">
            <text:p>3280341.44432614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 table:number-columns-repeated="4"/>
          <table:table-cell office:value-type="float" office:value="369357.479419488" calcext:value-type="float">
            <text:p>369357.479419488</text:p>
          </table:table-cell>
          <table:table-cell office:value-type="float" office:value="3280340.18359374" calcext:value-type="float">
            <text:p>3280340.18359374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34469938" calcext:value-type="float">
            <text:p>3280332.34469938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87786592" calcext:value-type="float">
            <text:p>3280341.87786592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49876076" calcext:value-type="float">
            <text:p>3280338.49876076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66985422" calcext:value-type="float">
            <text:p>3280332.66985422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2.2289389" calcext:value-type="float">
            <text:p>3280342.2289389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8053942" calcext:value-type="float">
            <text:p>3280340.18053942</text:p>
          </table:table-cell>
          <table:table-cell table:number-columns-repeated="15"/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7.91646723" calcext:value-type="float">
            <text:p>3280337.91646723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9361042" calcext:value-type="float">
            <text:p>3280332.9361042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52003692" calcext:value-type="float">
            <text:p>3280341.52003692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1234375" calcext:value-type="float">
            <text:p>3280338.1234375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3.25183426" calcext:value-type="float">
            <text:p>3280333.2518342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88995946" calcext:value-type="float">
            <text:p>3280341.88995946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3596102" calcext:value-type="float">
            <text:p>3280340.3596102</text:p>
          </table:table-cell>
          <table:table-cell table:number-columns-repeated="15"/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6673743" calcext:value-type="float">
            <text:p>3280338.6673743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3.50159087" calcext:value-type="float">
            <text:p>3280333.50159087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23396386" calcext:value-type="float">
            <text:p>3280342.23396386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28822323" calcext:value-type="float">
            <text:p>3280340.28822323</text:p>
          </table:table-cell>
          <table:table-cell table:number-columns-repeated="15"/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68207037" calcext:value-type="float">
            <text:p>3280335.68207037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59446161" calcext:value-type="float">
            <text:p>3280342.59446161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56389799" calcext:value-type="float">
            <text:p>3280340.56389799</text:p>
          </table:table-cell>
          <table:table-cell table:number-columns-repeated="15"/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29128847" calcext:value-type="float">
            <text:p>3280340.29128847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91297743" calcext:value-type="float">
            <text:p>3280335.91297743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99737087" calcext:value-type="float">
            <text:p>3280342.99737087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8136546" calcext:value-type="float">
            <text:p>3280340.8136546</text:p>
          </table:table-cell>
          <table:table-cell table:number-columns-repeated="15"/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0.82958519" calcext:value-type="float">
            <text:p>3280340.82958519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14388449" calcext:value-type="float">
            <text:p>3280336.14388449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56716081" calcext:value-type="float">
            <text:p>3280341.56716081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1.06812361" calcext:value-type="float">
            <text:p>3280341.06812361</text:p>
          </table:table-cell>
          <table:table-cell table:number-columns-repeated="15"/>
          <table:table-cell office:value-type="float" office:value="369379.618671085" calcext:value-type="float">
            <text:p>369379.618671085</text:p>
          </table:table-cell>
          <table:table-cell office:value-type="float" office:value="3280345.79974464" calcext:value-type="float">
            <text:p>3280345.79974464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82920314" calcext:value-type="float">
            <text:p>3280341.82920314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43605261" calcext:value-type="float">
            <text:p>3280336.43605261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98185104" calcext:value-type="float">
            <text:p>3280341.98185104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1.30138686" calcext:value-type="float">
            <text:p>3280341.30138686</text:p>
          </table:table-cell>
          <table:table-cell table:number-columns-repeated="15"/>
          <table:table-cell office:value-type="float" office:value="369380.367259127" calcext:value-type="float">
            <text:p>369380.367259127</text:p>
          </table:table-cell>
          <table:table-cell office:value-type="float" office:value="3280343.5743613" calcext:value-type="float">
            <text:p>3280343.574361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40360986" calcext:value-type="float">
            <text:p>3280342.40360986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39.74829711" calcext:value-type="float">
            <text:p>3280339.74829711</text:p>
          </table:table-cell>
          <table:table-cell table:number-columns-repeated="15"/>
          <table:table-cell office:value-type="float" office:value="369381.030667328" calcext:value-type="float">
            <text:p>369381.030667328</text:p>
          </table:table-cell>
          <table:table-cell office:value-type="float" office:value="3280342.34746777" calcext:value-type="float">
            <text:p>3280342.34746777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73155046" calcext:value-type="float">
            <text:p>3280335.7315504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81594389" calcext:value-type="float">
            <text:p>3280342.81594389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39.965067" calcext:value-type="float">
            <text:p>3280339.965067</text:p>
          </table:table-cell>
          <table:table-cell table:number-columns-repeated="15"/>
          <table:table-cell office:value-type="float" office:value="369381.521132689" calcext:value-type="float">
            <text:p>369381.521132689</text:p>
          </table:table-cell>
          <table:table-cell office:value-type="float" office:value="3280342.89591779" calcext:value-type="float">
            <text:p>3280342.89591779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05047512" calcext:value-type="float">
            <text:p>3280340.05047512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99780043" calcext:value-type="float">
            <text:p>3280335.99780043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3.21414076" calcext:value-type="float">
            <text:p>3280343.21414076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15591875" calcext:value-type="float">
            <text:p>3280340.15591875</text:p>
          </table:table-cell>
          <table:table-cell table:number-columns-repeated="15"/>
          <table:table-cell office:value-type="float" office:value="369383.270021076" calcext:value-type="float">
            <text:p>369383.270021076</text:p>
          </table:table-cell>
          <table:table-cell office:value-type="float" office:value="3280343.4297044" calcext:value-type="float">
            <text:p>3280343.4297044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40287051" calcext:value-type="float">
            <text:p>3280338.40287051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25462563" calcext:value-type="float">
            <text:p>3280336.25462563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00181233" calcext:value-type="float">
            <text:p>3280343.00181233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40803156" calcext:value-type="float">
            <text:p>3280340.40803156</text:p>
          </table:table-cell>
          <table:table-cell table:number-columns-repeated="15"/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018413" calcext:value-type="float">
            <text:p>3280336.3018413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45490216" calcext:value-type="float">
            <text:p>3280336.45490216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43299592" calcext:value-type="float">
            <text:p>3280343.43299592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80151604" calcext:value-type="float">
            <text:p>3280340.80151604</text:p>
          </table:table-cell>
          <table:table-cell table:number-columns-repeated="15"/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4.83468449" calcext:value-type="float">
            <text:p>3280334.83468449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78878129" calcext:value-type="float">
            <text:p>3280343.78878129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07135328" calcext:value-type="float">
            <text:p>3280340.07135328</text:p>
          </table:table-cell>
          <table:table-cell table:number-columns-repeated="15"/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16455172" calcext:value-type="float">
            <text:p>3280335.16455172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4.20347152" calcext:value-type="float">
            <text:p>3280344.20347152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42949484" calcext:value-type="float">
            <text:p>3280340.42949484</text:p>
          </table:table-cell>
          <table:table-cell table:number-columns-repeated="15"/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51326851" calcext:value-type="float">
            <text:p>3280335.51326851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4.61344936" calcext:value-type="float">
            <text:p>3280344.61344936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75936207" calcext:value-type="float">
            <text:p>3280340.75936207</text:p>
          </table:table-cell>
          <table:table-cell table:number-columns-repeated="15"/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89025963" calcext:value-type="float">
            <text:p>3280335.89025963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2.90997352" calcext:value-type="float">
            <text:p>3280342.90997352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1.06802355" calcext:value-type="float">
            <text:p>3280341.06802355</text:p>
          </table:table-cell>
          <table:table-cell table:number-columns-repeated="15"/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6.27196313" calcext:value-type="float">
            <text:p>3280336.27196313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3.35293808" calcext:value-type="float">
            <text:p>3280343.35293808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1.33427353" calcext:value-type="float">
            <text:p>3280341.33427353</text:p>
          </table:table-cell>
          <table:table-cell table:number-columns-repeated="15"/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4.84370775" calcext:value-type="float">
            <text:p>3280334.84370775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3.78412167" calcext:value-type="float">
            <text:p>3280343.78412167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0.91002368" calcext:value-type="float">
            <text:p>3280340.91002368</text:p>
          </table:table-cell>
          <table:table-cell table:number-columns-repeated="15"/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05576526" calcext:value-type="float">
            <text:p>3280335.05576526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4.25064818" calcext:value-type="float">
            <text:p>3280344.25064818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04432677" calcext:value-type="float">
            <text:p>3280341.04432677</text:p>
          </table:table-cell>
          <table:table-cell table:number-columns-repeated="15"/>
          <table:table-cell office:value-type="float" office:value="369382.851867306" calcext:value-type="float">
            <text:p>369382.851867306</text:p>
          </table:table-cell>
          <table:table-cell office:value-type="float" office:value="3280349.08706086" calcext:value-type="float">
            <text:p>3280349.08706086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2913847" calcext:value-type="float">
            <text:p>3280335.2913847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4.65120124" calcext:value-type="float">
            <text:p>3280344.65120124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1998356" calcext:value-type="float">
            <text:p>3280341.1998356</text:p>
          </table:table-cell>
          <table:table-cell table:number-columns-repeated="15"/>
          <table:table-cell office:value-type="float" office:value="369382.363984832" calcext:value-type="float">
            <text:p>369382.363984832</text:p>
          </table:table-cell>
          <table:table-cell office:value-type="float" office:value="3280348.76024673" calcext:value-type="float">
            <text:p>3280348.76024673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39034487" calcext:value-type="float">
            <text:p>3280335.39034487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06213963" calcext:value-type="float">
            <text:p>3280341.06213963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36948161" calcext:value-type="float">
            <text:p>3280341.36948161</text:p>
          </table:table-cell>
          <table:table-cell table:number-columns-repeated="15"/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4972371" calcext:value-type="float">
            <text:p>3280342.34972371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64952627" calcext:value-type="float">
            <text:p>3280335.64952627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44619933" calcext:value-type="float">
            <text:p>3280341.44619933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52263425" calcext:value-type="float">
            <text:p>3280341.52263425</text:p>
          </table:table-cell>
          <table:table-cell table:number-columns-repeated="15"/>
          <table:table-cell office:value-type="float" office:value="369384.070303767" calcext:value-type="float">
            <text:p>369384.070303767</text:p>
          </table:table-cell>
          <table:table-cell office:value-type="float" office:value="3280353.94951633" calcext:value-type="float">
            <text:p>3280353.94951633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2.67766575" calcext:value-type="float">
            <text:p>3280342.67766575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3.51163628" calcext:value-type="float">
            <text:p>3280333.51163628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84910859" calcext:value-type="float">
            <text:p>3280341.84910859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22272809" calcext:value-type="float">
            <text:p>3280341.22272809</text:p>
          </table:table-cell>
          <table:table-cell table:number-columns-repeated="15"/>
          <table:table-cell office:value-type="float" office:value="369385.071893329" calcext:value-type="float">
            <text:p>369385.071893329</text:p>
          </table:table-cell>
          <table:table-cell office:value-type="float" office:value="3280356.81950425" calcext:value-type="float">
            <text:p>3280356.81950425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23401156" calcext:value-type="float">
            <text:p>3280343.23401156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3.87449023" calcext:value-type="float">
            <text:p>3280333.87449023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2.25201785" calcext:value-type="float">
            <text:p>3280342.25201785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43949798" calcext:value-type="float">
            <text:p>3280341.43949798</text:p>
          </table:table-cell>
          <table:table-cell table:number-columns-repeated="15"/>
          <table:table-cell office:value-type="float" office:value="369385.126126255" calcext:value-type="float">
            <text:p>369385.126126255</text:p>
          </table:table-cell>
          <table:table-cell office:value-type="float" office:value="3280361.47385923" calcext:value-type="float">
            <text:p>3280361.4738592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12019198" calcext:value-type="float">
            <text:p>3280342.12019198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28918046" calcext:value-type="float">
            <text:p>3280334.28918046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2.64785852" calcext:value-type="float">
            <text:p>3280342.64785852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54317054" calcext:value-type="float">
            <text:p>3280341.54317054</text:p>
          </table:table-cell>
          <table:table-cell table:number-columns-repeated="15"/>
          <table:table-cell office:value-type="float" office:value="369385.872174115" calcext:value-type="float">
            <text:p>369385.872174115</text:p>
          </table:table-cell>
          <table:table-cell office:value-type="float" office:value="3280367.3393164" calcext:value-type="float">
            <text:p>3280367.33931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3361881" calcext:value-type="float">
            <text:p>3280342.3361881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61669149" calcext:value-type="float">
            <text:p>3280334.61669149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8.39458785" calcext:value-type="float">
            <text:p>3280338.39458785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7316661" calcext:value-type="float">
            <text:p>3280341.7316661</text:p>
          </table:table-cell>
          <table:table-cell table:number-columns-repeated="15"/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31963205" calcext:value-type="float">
            <text:p>3280344.31963205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88529767" calcext:value-type="float">
            <text:p>3280334.88529767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8.78807233" calcext:value-type="float">
            <text:p>3280338.78807233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84240724" calcext:value-type="float">
            <text:p>3280341.84240724</text:p>
          </table:table-cell>
          <table:table-cell table:number-columns-repeated="15"/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5.9785178" calcext:value-type="float">
            <text:p>3280345.9785178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411676" calcext:value-type="float">
            <text:p>3280333.7411676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17920061" calcext:value-type="float">
            <text:p>3280339.17920061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1.93734447" calcext:value-type="float">
            <text:p>3280341.93734447</text:p>
          </table:table-cell>
          <table:table-cell table:number-columns-repeated="15"/>
          <table:table-cell office:value-type="float" office:value="369386.152248789" calcext:value-type="float">
            <text:p>369386.152248789</text:p>
          </table:table-cell>
          <table:table-cell office:value-type="float" office:value="3280366.44938878" calcext:value-type="float">
            <text:p>3280366.44938878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6.51568849" calcext:value-type="float">
            <text:p>3280346.51568849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55619173" calcext:value-type="float">
            <text:p>3280339.55619173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0103865" calcext:value-type="float">
            <text:p>3280342.0103865</text:p>
          </table:table-cell>
          <table:table-cell table:number-columns-repeated="15"/>
          <table:table-cell office:value-type="float" office:value="369385.935403053" calcext:value-type="float">
            <text:p>369385.935403053</text:p>
          </table:table-cell>
          <table:table-cell office:value-type="float" office:value="3280364.45692108" calcext:value-type="float">
            <text:p>3280364.45692108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85905859" calcext:value-type="float">
            <text:p>3280344.85905859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94025143" calcext:value-type="float">
            <text:p>3280339.94025143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16825153" calcext:value-type="float">
            <text:p>3280342.16825153</text:p>
          </table:table-cell>
          <table:table-cell table:number-columns-repeated="15"/>
          <table:table-cell office:value-type="float" office:value="369386.388421034" calcext:value-type="float">
            <text:p>369386.388421034</text:p>
          </table:table-cell>
          <table:table-cell office:value-type="float" office:value="3280361.79164999" calcext:value-type="float">
            <text:p>3280361.79164999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0.95787083" calcext:value-type="float">
            <text:p>3280340.95787083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29211895" calcext:value-type="float">
            <text:p>3280337.29211895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32376037" calcext:value-type="float">
            <text:p>3280342.32376037</text:p>
          </table:table-cell>
          <table:table-cell table:number-columns-repeated="15"/>
          <table:table-cell office:value-type="float" office:value="369386.575568032" calcext:value-type="float">
            <text:p>369386.575568032</text:p>
          </table:table-cell>
          <table:table-cell office:value-type="float" office:value="3280361.23530425" calcext:value-type="float">
            <text:p>3280361.235304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82834679" calcext:value-type="float">
            <text:p>3280333.82834679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63141096" calcext:value-type="float">
            <text:p>3280337.63141096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47455681" calcext:value-type="float">
            <text:p>3280342.47455681</text:p>
          </table:table-cell>
          <table:table-cell table:number-columns-repeated="15"/>
          <table:table-cell office:value-type="float" office:value="369386.55878183" calcext:value-type="float">
            <text:p>369386.55878183</text:p>
          </table:table-cell>
          <table:table-cell office:value-type="float" office:value="3280359.79467057" calcext:value-type="float">
            <text:p>3280359.79467057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844407" calcext:value-type="float">
            <text:p>3280340.41844407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4.63899056" calcext:value-type="float">
            <text:p>3280334.63899056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9117981" calcext:value-type="float">
            <text:p>3280337.9117981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40092273" calcext:value-type="float">
            <text:p>3280342.40092273</text:p>
          </table:table-cell>
          <table:table-cell table:number-columns-repeated="15"/>
          <table:table-cell office:value-type="float" office:value="369384.813769919" calcext:value-type="float">
            <text:p>369384.813769919</text:p>
          </table:table-cell>
          <table:table-cell office:value-type="float" office:value="3280359.59333746" calcext:value-type="float">
            <text:p>3280359.59333746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03247504" calcext:value-type="float">
            <text:p>3280335.03247504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8.11207463" calcext:value-type="float">
            <text:p>3280338.11207463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66481651" calcext:value-type="float">
            <text:p>3280342.66481651</text:p>
          </table:table-cell>
          <table:table-cell table:number-columns-repeated="15"/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1348472" calcext:value-type="float">
            <text:p>3280346.01348472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36705466" calcext:value-type="float">
            <text:p>3280335.36705466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8.38068081" calcext:value-type="float">
            <text:p>3280338.38068081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90279215" calcext:value-type="float">
            <text:p>3280342.90279215</text:p>
          </table:table-cell>
          <table:table-cell table:number-columns-repeated="15"/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3822074" calcext:value-type="float">
            <text:p>3280345.13822074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60031791" calcext:value-type="float">
            <text:p>3280335.60031791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6.99475567" calcext:value-type="float">
            <text:p>3280336.99475567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3.16197355" calcext:value-type="float">
            <text:p>3280343.16197355</text:p>
          </table:table-cell>
          <table:table-cell table:number-columns-repeated="15"/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2411722" calcext:value-type="float">
            <text:p>3280342.92411722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90662319" calcext:value-type="float">
            <text:p>3280335.90662319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7.45656979" calcext:value-type="float">
            <text:p>3280337.45656979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3.40466158" calcext:value-type="float">
            <text:p>3280343.40466158</text:p>
          </table:table-cell>
          <table:table-cell table:number-columns-repeated="15"/>
          <table:table-cell office:value-type="float" office:value="369378.889547957" calcext:value-type="float">
            <text:p>369378.889547957</text:p>
          </table:table-cell>
          <table:table-cell office:value-type="float" office:value="3280366.31235021" calcext:value-type="float">
            <text:p>3280366.3123502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14502626" calcext:value-type="float">
            <text:p>3280339.14502626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19533627" calcext:value-type="float">
            <text:p>3280335.19533627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7.97022019" calcext:value-type="float">
            <text:p>3280337.97022019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40453621" calcext:value-type="float">
            <text:p>3280342.40453621</text:p>
          </table:table-cell>
          <table:table-cell table:number-columns-repeated="15"/>
          <table:table-cell office:value-type="float" office:value="369374.862622618" calcext:value-type="float">
            <text:p>369374.862622618</text:p>
          </table:table-cell>
          <table:table-cell office:value-type="float" office:value="3280369.68426619" calcext:value-type="float">
            <text:p>3280369.68426619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0229475" calcext:value-type="float">
            <text:p>3280336.0229475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36969466" calcext:value-type="float">
            <text:p>3280335.36969466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8.33307414" calcext:value-type="float">
            <text:p>3280338.33307414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6660738" calcext:value-type="float">
            <text:p>3280342.6660738</text:p>
          </table:table-cell>
          <table:table-cell table:number-columns-repeated="15"/>
          <table:table-cell office:value-type="float" office:value="369373.584831782" calcext:value-type="float">
            <text:p>369373.584831782</text:p>
          </table:table-cell>
          <table:table-cell office:value-type="float" office:value="3280368.03666098" calcext:value-type="float">
            <text:p>3280368.03666098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44273669" calcext:value-type="float">
            <text:p>3280335.44273669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8.79960065" calcext:value-type="float">
            <text:p>3280338.79960065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88284369" calcext:value-type="float">
            <text:p>3280342.88284369</text:p>
          </table:table-cell>
          <table:table-cell table:number-columns-repeated="15"/>
          <table:table-cell office:value-type="float" office:value="369373.584831782" calcext:value-type="float">
            <text:p>369373.584831782</text:p>
          </table:table-cell>
          <table:table-cell office:value-type="float" office:value="3280368.03666098" calcext:value-type="float">
            <text:p>3280368.03666098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64772561" calcext:value-type="float">
            <text:p>3280335.64772561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22341868" calcext:value-type="float">
            <text:p>3280335.22341868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98651625" calcext:value-type="float">
            <text:p>3280342.98651625</text:p>
          </table:table-cell>
          <table:table-cell table:number-columns-repeated="15"/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6.00822337" calcext:value-type="float">
            <text:p>3280336.00822337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54857352" calcext:value-type="float">
            <text:p>3280335.54857352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3.14438128" calcext:value-type="float">
            <text:p>3280343.14438128</text:p>
          </table:table-cell>
          <table:table-cell table:number-columns-repeated="15"/>
          <table:table-cell office:value-type="float" office:value="369376.826964858" calcext:value-type="float">
            <text:p>369376.826964858</text:p>
          </table:table-cell>
          <table:table-cell office:value-type="float" office:value="3280355.47474848" calcext:value-type="float">
            <text:p>3280355.47474848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07172875" calcext:value-type="float">
            <text:p>3280336.07172875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98918189" calcext:value-type="float">
            <text:p>3280335.98918189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51463752" calcext:value-type="float">
            <text:p>3280341.51463752</text:p>
          </table:table-cell>
          <table:table-cell table:number-columns-repeated="15"/>
          <table:table-cell office:value-type="float" office:value="369376.439709224" calcext:value-type="float">
            <text:p>369376.439709224</text:p>
          </table:table-cell>
          <table:table-cell office:value-type="float" office:value="3280347.16678427" calcext:value-type="float">
            <text:p>3280347.16678427</text:p>
          </table:table-cell>
          <table:table-cell table:number-columns-repeated="4"/>
          <table:table-cell office:value-type="float" office:value="369394.08711512" calcext:value-type="float">
            <text:p>369394.08711512</text:p>
          </table:table-cell>
          <table:table-cell office:value-type="float" office:value="3280299.63546042" calcext:value-type="float">
            <text:p>3280299.63546042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39688359" calcext:value-type="float">
            <text:p>3280336.39688359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6.38973495" calcext:value-type="float">
            <text:p>3280336.38973495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64187202" calcext:value-type="float">
            <text:p>3280341.64187202</text:p>
          </table:table-cell>
          <table:table-cell table:number-columns-repeated="15"/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7361756" calcext:value-type="float">
            <text:p>3280336.7361756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6.63949157" calcext:value-type="float">
            <text:p>3280336.63949157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74790078" calcext:value-type="float">
            <text:p>3280341.74790078</text:p>
          </table:table-cell>
          <table:table-cell table:number-columns-repeated="15"/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93.751518589" calcext:value-type="float">
            <text:p>369393.751518589</text:p>
          </table:table-cell>
          <table:table-cell office:value-type="float" office:value="3280295.76021519" calcext:value-type="float">
            <text:p>3280295.76021519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7.00949416" calcext:value-type="float">
            <text:p>3280337.00949416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12505808" calcext:value-type="float">
            <text:p>3280335.12505808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908122" calcext:value-type="float">
            <text:p>3280341.908122</text:p>
          </table:table-cell>
          <table:table-cell table:number-columns-repeated="15"/>
          <table:table-cell office:value-type="float" office:value="369378.947515368" calcext:value-type="float">
            <text:p>369378.947515368</text:p>
          </table:table-cell>
          <table:table-cell office:value-type="float" office:value="3280346.36173042" calcext:value-type="float">
            <text:p>3280346.36173042</text:p>
          </table:table-cell>
          <table:table-cell table:number-columns-repeated="4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7.26396316" calcext:value-type="float">
            <text:p>3280337.26396316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31590984" calcext:value-type="float">
            <text:p>3280335.31590984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2.01650695" calcext:value-type="float">
            <text:p>3280342.01650695</text:p>
          </table:table-cell>
          <table:table-cell table:number-columns-repeated="15"/>
          <table:table-cell office:value-type="float" office:value="369378.848130985" calcext:value-type="float">
            <text:p>369378.848130985</text:p>
          </table:table-cell>
          <table:table-cell office:value-type="float" office:value="3280346.14122246" calcext:value-type="float">
            <text:p>3280346.14122246</text:p>
          </table:table-cell>
          <table:table-cell table:number-columns-repeated="4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27606358" calcext:value-type="float">
            <text:p>3280337.27606358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60336556" calcext:value-type="float">
            <text:p>3280335.60336556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3580765" calcext:value-type="float">
            <text:p>3280341.3580765</text:p>
          </table:table-cell>
          <table:table-cell table:number-columns-repeated="15"/>
          <table:table-cell office:value-type="float" office:value="369378.173101361" calcext:value-type="float">
            <text:p>369378.173101361</text:p>
          </table:table-cell>
          <table:table-cell office:value-type="float" office:value="3280346.37075437" calcext:value-type="float">
            <text:p>3280346.3707543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611889" calcext:value-type="float">
            <text:p>3280337.31611889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85312218" calcext:value-type="float">
            <text:p>3280335.85312218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52065392" calcext:value-type="float">
            <text:p>3280341.52065392</text:p>
          </table:table-cell>
          <table:table-cell table:number-columns-repeated="15"/>
          <table:table-cell office:value-type="float" office:value="369377.508402399" calcext:value-type="float">
            <text:p>369377.508402399</text:p>
          </table:table-cell>
          <table:table-cell office:value-type="float" office:value="3280347.48683012" calcext:value-type="float">
            <text:p>3280347.48683012</text:p>
          </table:table-cell>
          <table:table-cell table:number-columns-repeated="4"/>
          <table:table-cell office:value-type="float" office:value="369393.476572074" calcext:value-type="float">
            <text:p>369393.476572074</text:p>
          </table:table-cell>
          <table:table-cell office:value-type="float" office:value="3280288.78093916" calcext:value-type="float">
            <text:p>3280288.78093916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37627" calcext:value-type="float">
            <text:p>3280337.3137627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6.11230357" calcext:value-type="float">
            <text:p>3280336.11230357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65495701" calcext:value-type="float">
            <text:p>3280341.65495701</text:p>
          </table:table-cell>
          <table:table-cell table:number-columns-repeated="15"/>
          <table:table-cell office:value-type="float" office:value="369377.992411108" calcext:value-type="float">
            <text:p>369377.992411108</text:p>
          </table:table-cell>
          <table:table-cell office:value-type="float" office:value="3280347.48119012" calcext:value-type="float">
            <text:p>3280347.48119012</text:p>
          </table:table-cell>
          <table:table-cell table:number-columns-repeated="4"/>
          <table:table-cell office:value-type="float" office:value="369393.737282569" calcext:value-type="float">
            <text:p>369393.737282569</text:p>
          </table:table-cell>
          <table:table-cell office:value-type="float" office:value="3280286.22874247" calcext:value-type="float">
            <text:p>3280286.22874247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37627" calcext:value-type="float">
            <text:p>3280337.3137627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143274" calcext:value-type="float">
            <text:p>3280336.143274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74684859" calcext:value-type="float">
            <text:p>3280341.74684859</text:p>
          </table:table-cell>
          <table:table-cell table:number-columns-repeated="15"/>
          <table:table-cell office:value-type="float" office:value="369377.991119783" calcext:value-type="float">
            <text:p>369377.991119783</text:p>
          </table:table-cell>
          <table:table-cell office:value-type="float" office:value="3280347.37037214" calcext:value-type="float">
            <text:p>3280347.37037214</text:p>
          </table:table-cell>
          <table:table-cell table:number-columns-repeated="4"/>
          <table:table-cell office:value-type="float" office:value="369396.119928366" calcext:value-type="float">
            <text:p>369396.119928366</text:p>
          </table:table-cell>
          <table:table-cell office:value-type="float" office:value="3280291.29930076" calcext:value-type="float">
            <text:p>3280291.29930076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14065" calcext:value-type="float">
            <text:p>3280337.3114065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36240009" calcext:value-type="float">
            <text:p>3280336.36240009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99660521" calcext:value-type="float">
            <text:p>3280341.99660521</text:p>
          </table:table-cell>
          <table:table-cell table:number-columns-repeated="15"/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95.771453186" calcext:value-type="float">
            <text:p>369395.771453186</text:p>
          </table:table-cell>
          <table:table-cell office:value-type="float" office:value="3280294.62835097" calcext:value-type="float">
            <text:p>3280294.62835097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8.70880189" calcext:value-type="float">
            <text:p>3280338.70880189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3308592" calcext:value-type="float">
            <text:p>3280336.43308592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51201751" calcext:value-type="float">
            <text:p>3280340.51201751</text:p>
          </table:table-cell>
          <table:table-cell table:number-columns-repeated="15"/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94.234238364" calcext:value-type="float">
            <text:p>369394.234238364</text:p>
          </table:table-cell>
          <table:table-cell office:value-type="float" office:value="3280295.64375801" calcext:value-type="float">
            <text:p>3280295.64375801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8.89022887" calcext:value-type="float">
            <text:p>3280338.89022887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0481159" calcext:value-type="float">
            <text:p>3280336.40481159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75234935" calcext:value-type="float">
            <text:p>3280340.75234935</text:p>
          </table:table-cell>
          <table:table-cell table:number-columns-repeated="15"/>
          <table:table-cell office:value-type="float" office:value="369369.982403193" calcext:value-type="float">
            <text:p>369369.982403193</text:p>
          </table:table-cell>
          <table:table-cell office:value-type="float" office:value="3280349.68035844" calcext:value-type="float">
            <text:p>3280349.68035844</text:p>
          </table:table-cell>
          <table:table-cell table:number-columns-repeated="4"/>
          <table:table-cell office:value-type="float" office:value="369393.592775191" calcext:value-type="float">
            <text:p>369393.592775191</text:p>
          </table:table-cell>
          <table:table-cell office:value-type="float" office:value="3280298.75455593" calcext:value-type="float">
            <text:p>3280298.75455593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0905054" calcext:value-type="float">
            <text:p>3280339.0905054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000992" calcext:value-type="float">
            <text:p>3280336.4000992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96911924" calcext:value-type="float">
            <text:p>3280340.96911924</text:p>
          </table:table-cell>
          <table:table-cell table:number-columns-repeated="15"/>
          <table:table-cell office:value-type="float" office:value="369369.982403193" calcext:value-type="float">
            <text:p>369369.982403193</text:p>
          </table:table-cell>
          <table:table-cell office:value-type="float" office:value="3280349.68035844" calcext:value-type="float">
            <text:p>3280349.68035844</text:p>
          </table:table-cell>
          <table:table-cell table:number-columns-repeated="4"/>
          <table:table-cell office:value-type="float" office:value="369392.42211119" calcext:value-type="float">
            <text:p>369392.42211119</text:p>
          </table:table-cell>
          <table:table-cell office:value-type="float" office:value="3280297.99236442" calcext:value-type="float">
            <text:p>3280297.99236442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4297974" calcext:value-type="float">
            <text:p>3280339.4297974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72178454" calcext:value-type="float">
            <text:p>3280335.72178454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21887586" calcext:value-type="float">
            <text:p>3280341.21887586</text:p>
          </table:table-cell>
          <table:table-cell table:number-columns-repeated="15"/>
          <table:table-cell office:value-type="float" office:value="369363.474791197" calcext:value-type="float">
            <text:p>369363.474791197</text:p>
          </table:table-cell>
          <table:table-cell office:value-type="float" office:value="3280356.18451185" calcext:value-type="float">
            <text:p>3280356.18451185</text:p>
          </table:table-cell>
          <table:table-cell table:number-columns-repeated="4"/>
          <table:table-cell office:value-type="float" office:value="369392.596348169" calcext:value-type="float">
            <text:p>369392.596348169</text:p>
          </table:table-cell>
          <table:table-cell office:value-type="float" office:value="3280296.32783923" calcext:value-type="float">
            <text:p>3280296.32783923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69133499" calcext:value-type="float">
            <text:p>3280339.69133499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94091063" calcext:value-type="float">
            <text:p>3280335.94091063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35553514" calcext:value-type="float">
            <text:p>3280341.35553514</text:p>
          </table:table-cell>
          <table:table-cell table:number-columns-repeated="15"/>
          <table:table-cell office:value-type="float" office:value="369359.61305644" calcext:value-type="float">
            <text:p>369359.61305644</text:p>
          </table:table-cell>
          <table:table-cell office:value-type="float" office:value="3280357.11618143" calcext:value-type="float">
            <text:p>3280357.11618143</text:p>
          </table:table-cell>
          <table:table-cell table:number-columns-repeated="4"/>
          <table:table-cell office:value-type="float" office:value="369393.575990276" calcext:value-type="float">
            <text:p>369393.575990276</text:p>
          </table:table-cell>
          <table:table-cell office:value-type="float" office:value="3280297.31392239" calcext:value-type="float">
            <text:p>3280297.31392239</text:p>
          </table:table-cell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27078708" calcext:value-type="float">
            <text:p>3280339.27078708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11762521" calcext:value-type="float">
            <text:p>3280336.11762521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52046875" calcext:value-type="float">
            <text:p>3280341.52046875</text:p>
          </table:table-cell>
          <table:table-cell table:number-columns-repeated="15"/>
          <table:table-cell office:value-type="float" office:value="369357.95451288" calcext:value-type="float">
            <text:p>369357.95451288</text:p>
          </table:table-cell>
          <table:table-cell office:value-type="float" office:value="3280356.02718045" calcext:value-type="float">
            <text:p>3280356.02718045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60772289" calcext:value-type="float">
            <text:p>3280339.60772289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551165" calcext:value-type="float">
            <text:p>3280336.55116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05902702" calcext:value-type="float">
            <text:p>3280339.05902702</text:p>
          </table:table-cell>
          <table:table-cell table:number-columns-repeated="15"/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92345295" calcext:value-type="float">
            <text:p>3280339.92345295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91401895" calcext:value-type="float">
            <text:p>3280336.9140189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13206905" calcext:value-type="float">
            <text:p>3280339.13206905</text:p>
          </table:table-cell>
          <table:table-cell table:number-columns-repeated="15"/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40.30986885" calcext:value-type="float">
            <text:p>3280340.30986885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7.83103352" calcext:value-type="float">
            <text:p>3280337.83103352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31820842" calcext:value-type="float">
            <text:p>3280339.31820842</text:p>
          </table:table-cell>
          <table:table-cell table:number-columns-repeated="15"/>
          <table:table-cell office:value-type="float" office:value="369355.059503546" calcext:value-type="float">
            <text:p>369355.059503546</text:p>
          </table:table-cell>
          <table:table-cell office:value-type="float" office:value="3280356.83675193" calcext:value-type="float">
            <text:p>3280356.83675193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40.75283341" calcext:value-type="float">
            <text:p>3280340.75283341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3629897" calcext:value-type="float">
            <text:p>3280338.23629897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41716859" calcext:value-type="float">
            <text:p>3280339.41716859</text:p>
          </table:table-cell>
          <table:table-cell table:number-columns-repeated="15"/>
          <table:table-cell office:value-type="float" office:value="369354.394807501" calcext:value-type="float">
            <text:p>369354.394807501</text:p>
          </table:table-cell>
          <table:table-cell office:value-type="float" office:value="3280357.95282918" calcext:value-type="float">
            <text:p>3280357.95282918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0.71367653" calcext:value-type="float">
            <text:p>3280340.71367653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5514853" calcext:value-type="float">
            <text:p>3280338.25514853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59152698" calcext:value-type="float">
            <text:p>3280339.59152698</text:p>
          </table:table-cell>
          <table:table-cell table:number-columns-repeated="15"/>
          <table:table-cell office:value-type="float" office:value="369351.853424214" calcext:value-type="float">
            <text:p>369351.853424214</text:p>
          </table:table-cell>
          <table:table-cell office:value-type="float" office:value="3280355.87662112" calcext:value-type="float">
            <text:p>3280355.87662112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04354376" calcext:value-type="float">
            <text:p>3280341.04354376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4572375" calcext:value-type="float">
            <text:p>3280338.24572375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6741382" calcext:value-type="float">
            <text:p>3280338.6741382</text:p>
          </table:table-cell>
          <table:table-cell table:number-columns-repeated="15"/>
          <table:table-cell office:value-type="float" office:value="369349.987068642" calcext:value-type="float">
            <text:p>369349.987068642</text:p>
          </table:table-cell>
          <table:table-cell office:value-type="float" office:value="3280353.57087992" calcext:value-type="float">
            <text:p>3280353.57087992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46530258" calcext:value-type="float">
            <text:p>3280341.46530258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5279234" calcext:value-type="float">
            <text:p>3280338.2527923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85085278" calcext:value-type="float">
            <text:p>3280338.85085278</text:p>
          </table:table-cell>
          <table:table-cell table:number-columns-repeated="15"/>
          <table:table-cell office:value-type="float" office:value="369350.325194632" calcext:value-type="float">
            <text:p>369350.325194632</text:p>
          </table:table-cell>
          <table:table-cell office:value-type="float" office:value="3280349.35528361" calcext:value-type="float">
            <text:p>3280349.35528361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74568972" calcext:value-type="float">
            <text:p>3280341.74568972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9.03227976" calcext:value-type="float">
            <text:p>3280339.03227976</text:p>
          </table:table-cell>
          <table:table-cell table:number-columns-repeated="15"/>
          <table:table-cell office:value-type="float" office:value="369352.223773495" calcext:value-type="float">
            <text:p>369352.223773495</text:p>
          </table:table-cell>
          <table:table-cell office:value-type="float" office:value="3280346.11899754" calcext:value-type="float">
            <text:p>3280346.11899754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2.12503703" calcext:value-type="float">
            <text:p>3280342.12503703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9.04170454" calcext:value-type="float">
            <text:p>3280339.04170454</text:p>
          </table:table-cell>
          <table:table-cell table:number-columns-repeated="15"/>
          <table:table-cell office:value-type="float" office:value="369352.514178777" calcext:value-type="float">
            <text:p>369352.514178777</text:p>
          </table:table-cell>
          <table:table-cell office:value-type="float" office:value="3280346.11561289" calcext:value-type="float">
            <text:p>3280346.11561289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26287233" calcext:value-type="float">
            <text:p>3280342.26287233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6031531" calcext:value-type="float">
            <text:p>3280338.6031531</text:p>
          </table:table-cell>
          <table:table-cell table:number-columns-repeated="15"/>
          <table:table-cell office:value-type="float" office:value="369353.791975131" calcext:value-type="float">
            <text:p>369353.791975131</text:p>
          </table:table-cell>
          <table:table-cell office:value-type="float" office:value="3280347.76321584" calcext:value-type="float">
            <text:p>3280347.76321584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47021744" calcext:value-type="float">
            <text:p>3280342.47021744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71625044" calcext:value-type="float">
            <text:p>3280338.71625044</text:p>
          </table:table-cell>
          <table:table-cell table:number-columns-repeated="15"/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1158911" calcext:value-type="float">
            <text:p>3280342.61158911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85290972" calcext:value-type="float">
            <text:p>3280338.85290972</text:p>
          </table:table-cell>
          <table:table-cell table:number-columns-repeated="15"/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2572628" calcext:value-type="float">
            <text:p>3280342.62572628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97071944" calcext:value-type="float">
            <text:p>3280338.97071944</text:p>
          </table:table-cell>
          <table:table-cell table:number-columns-repeated="15"/>
          <table:table-cell office:value-type="float" office:value="369355.437604817" calcext:value-type="float">
            <text:p>369355.437604817</text:p>
          </table:table-cell>
          <table:table-cell office:value-type="float" office:value="3280347.74403644" calcext:value-type="float">
            <text:p>3280347.74403644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2337009" calcext:value-type="float">
            <text:p>3280342.62337009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9.10031014" calcext:value-type="float">
            <text:p>3280339.10031014</text:p>
          </table:table-cell>
          <table:table-cell table:number-columns-repeated="15"/>
          <table:table-cell office:value-type="float" office:value="369356.210727246" calcext:value-type="float">
            <text:p>369356.210727246</text:p>
          </table:table-cell>
          <table:table-cell office:value-type="float" office:value="3280347.62419294" calcext:value-type="float">
            <text:p>3280347.62419294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28615698" calcext:value-type="float">
            <text:p>3280346.28615698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31370945" calcext:value-type="float">
            <text:p>3280338.31370945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8.95588408" calcext:value-type="float">
            <text:p>3280338.95588408</text:p>
          </table:table-cell>
          <table:table-cell table:number-columns-repeated="15"/>
          <table:table-cell office:value-type="float" office:value="369356.876715671" calcext:value-type="float">
            <text:p>369356.876715671</text:p>
          </table:table-cell>
          <table:table-cell office:value-type="float" office:value="3280346.61893383" calcext:value-type="float">
            <text:p>3280346.61893383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55476315" calcext:value-type="float">
            <text:p>3280346.55476315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67420721" calcext:value-type="float">
            <text:p>3280338.67420721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6191283" calcext:value-type="float">
            <text:p>3280339.06191283</text:p>
          </table:table-cell>
          <table:table-cell table:number-columns-repeated="15"/>
          <table:table-cell office:value-type="float" office:value="369358.604940593" calcext:value-type="float">
            <text:p>369358.604940593</text:p>
          </table:table-cell>
          <table:table-cell office:value-type="float" office:value="3280345.37962893" calcext:value-type="float">
            <text:p>3280345.37962893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89169897" calcext:value-type="float">
            <text:p>3280346.89169897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8909771" calcext:value-type="float">
            <text:p>3280338.8909771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58.789503531" calcext:value-type="float">
            <text:p>369358.789503531</text:p>
          </table:table-cell>
          <table:table-cell office:value-type="float" office:value="3280344.60164674" calcext:value-type="float">
            <text:p>3280344.60164674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7.23570336" calcext:value-type="float">
            <text:p>3280347.23570336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2437563" calcext:value-type="float">
            <text:p>3280339.62437563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59.451617859" calcext:value-type="float">
            <text:p>369359.451617859</text:p>
          </table:table-cell>
          <table:table-cell office:value-type="float" office:value="3280343.26393387" calcext:value-type="float">
            <text:p>3280343.26393387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7.50430953" calcext:value-type="float">
            <text:p>3280347.50430953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5264997" calcext:value-type="float">
            <text:p>3280339.65264997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60.880397763" calcext:value-type="float">
            <text:p>369360.880397763</text:p>
          </table:table-cell>
          <table:table-cell office:value-type="float" office:value="3280341.25228798" calcext:value-type="float">
            <text:p>3280341.25228798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49.29854523" calcext:value-type="float">
            <text:p>3280349.29854523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5736236" calcext:value-type="float">
            <text:p>3280339.65736236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39.89288279" calcext:value-type="float">
            <text:p>3280339.89288279</text:p>
          </table:table-cell>
          <table:table-cell table:number-columns-repeated="15"/>
          <table:table-cell office:value-type="float" office:value="369360.955244235" calcext:value-type="float">
            <text:p>369360.955244235</text:p>
          </table:table-cell>
          <table:table-cell office:value-type="float" office:value="3280339.3672542" calcext:value-type="float">
            <text:p>3280339.3672542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49.76507174" calcext:value-type="float">
            <text:p>3280349.76507174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6207475" calcext:value-type="float">
            <text:p>3280339.66207475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05546021" calcext:value-type="float">
            <text:p>3280340.05546021</text:p>
          </table:table-cell>
          <table:table-cell table:number-columns-repeated="15"/>
          <table:table-cell office:value-type="float" office:value="369359.692946112" calcext:value-type="float">
            <text:p>369359.692946112</text:p>
          </table:table-cell>
          <table:table-cell office:value-type="float" office:value="3280339.04946619" calcext:value-type="float">
            <text:p>3280339.04946619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00775977" calcext:value-type="float">
            <text:p>3280350.00775977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86706367" calcext:value-type="float">
            <text:p>3280339.86706367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26516152" calcext:value-type="float">
            <text:p>3280340.26516152</text:p>
          </table:table-cell>
          <table:table-cell table:number-columns-repeated="15"/>
          <table:table-cell office:value-type="float" office:value="369358.049898208" calcext:value-type="float">
            <text:p>369358.049898208</text:p>
          </table:table-cell>
          <table:table-cell office:value-type="float" office:value="3280339.29028089" calcext:value-type="float">
            <text:p>3280339.29028089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37532612" calcext:value-type="float">
            <text:p>3280350.37532612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317481" calcext:value-type="float">
            <text:p>3280340.317481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64215263" calcext:value-type="float">
            <text:p>3280340.64215263</text:p>
          </table:table-cell>
          <table:table-cell table:number-columns-repeated="15"/>
          <table:table-cell office:value-type="float" office:value="369356.51140138" calcext:value-type="float">
            <text:p>369356.51140138</text:p>
          </table:table-cell>
          <table:table-cell office:value-type="float" office:value="3280340.19487552" calcext:value-type="float">
            <text:p>3280340.19487552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73111148" calcext:value-type="float">
            <text:p>3280350.73111148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59315575" calcext:value-type="float">
            <text:p>3280340.59315575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94374553" calcext:value-type="float">
            <text:p>3280340.94374553</text:p>
          </table:table-cell>
          <table:table-cell table:number-columns-repeated="15"/>
          <table:table-cell office:value-type="float" office:value="369356.605620124" calcext:value-type="float">
            <text:p>369356.605620124</text:p>
          </table:table-cell>
          <table:table-cell office:value-type="float" office:value="3280339.97211138" calcext:value-type="float">
            <text:p>3280339.97211138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1.05391013" calcext:value-type="float">
            <text:p>3280351.05391013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92773537" calcext:value-type="float">
            <text:p>3280340.9277353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39008232" calcext:value-type="float">
            <text:p>3280338.39008232</text:p>
          </table:table-cell>
          <table:table-cell table:number-columns-repeated="15"/>
          <table:table-cell office:value-type="float" office:value="369356.804389874" calcext:value-type="float">
            <text:p>369356.804389874</text:p>
          </table:table-cell>
          <table:table-cell office:value-type="float" office:value="3280340.41312694" calcext:value-type="float">
            <text:p>3280340.41312694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70989705" calcext:value-type="float">
            <text:p>3280350.70989705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1.29294552" calcext:value-type="float">
            <text:p>3280341.29294552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3485002" calcext:value-type="float">
            <text:p>3280338.43485002</text:p>
          </table:table-cell>
          <table:table-cell table:number-columns-repeated="15"/>
          <table:table-cell office:value-type="float" office:value="369358.069270985" calcext:value-type="float">
            <text:p>369358.069270985</text:p>
          </table:table-cell>
          <table:table-cell office:value-type="float" office:value="3280340.95255058" calcext:value-type="float">
            <text:p>3280340.95255058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04447666" calcext:value-type="float">
            <text:p>3280351.04447666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1.59218222" calcext:value-type="float">
            <text:p>3280341.59218222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071285" calcext:value-type="float">
            <text:p>3280338.42071285</text:p>
          </table:table-cell>
          <table:table-cell table:number-columns-repeated="15"/>
          <table:table-cell office:value-type="float" office:value="369360.392514273" calcext:value-type="float">
            <text:p>369360.392514273</text:p>
          </table:table-cell>
          <table:table-cell office:value-type="float" office:value="3280340.92547477" calcext:value-type="float">
            <text:p>3280340.92547477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3719877" calcext:value-type="float">
            <text:p>3280351.3719877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55292607" calcext:value-type="float">
            <text:p>3280340.5529260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306905" calcext:value-type="float">
            <text:p>3280338.42306905</text:p>
          </table:table-cell>
          <table:table-cell table:number-columns-repeated="15"/>
          <table:table-cell office:value-type="float" office:value="369362.323384433" calcext:value-type="float">
            <text:p>369362.323384433</text:p>
          </table:table-cell>
          <table:table-cell office:value-type="float" office:value="3280340.45964006" calcext:value-type="float">
            <text:p>3280340.45964006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74191023" calcext:value-type="float">
            <text:p>3280351.74191023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85216277" calcext:value-type="float">
            <text:p>3280340.8521627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071285" calcext:value-type="float">
            <text:p>3280338.42071285</text:p>
          </table:table-cell>
          <table:table-cell table:number-columns-repeated="15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18909859" calcext:value-type="float">
            <text:p>3280341.18909859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17251215" calcext:value-type="float">
            <text:p>3280337.17251215</text:p>
          </table:table-cell>
          <table:table-cell table:number-columns-repeated="15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87954305" calcext:value-type="float">
            <text:p>3280350.87954305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43649901" calcext:value-type="float">
            <text:p>3280341.43649901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46939266" calcext:value-type="float">
            <text:p>3280337.46939266</text:p>
          </table:table-cell>
          <table:table-cell table:number-columns-repeated="15"/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2871647" calcext:value-type="float">
            <text:p>3280351.2871647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77814721" calcext:value-type="float">
            <text:p>3280341.77814721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84638377" calcext:value-type="float">
            <text:p>3280337.84638377</text:p>
          </table:table-cell>
          <table:table-cell table:number-columns-repeated="15"/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52985273" calcext:value-type="float">
            <text:p>3280351.52985273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37331442" calcext:value-type="float">
            <text:p>3280338.37331442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8.2186625" calcext:value-type="float">
            <text:p>3280338.2186625</text:p>
          </table:table-cell>
          <table:table-cell table:number-columns-repeated="15"/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83615801" calcext:value-type="float">
            <text:p>3280351.83615801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68433209" calcext:value-type="float">
            <text:p>3280338.68433209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8.59565362" calcext:value-type="float">
            <text:p>3280338.59565362</text:p>
          </table:table-cell>
          <table:table-cell table:number-columns-repeated="15"/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0.69603942" calcext:value-type="float">
            <text:p>3280350.69603942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05189843" calcext:value-type="float">
            <text:p>3280339.05189843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29143189" calcext:value-type="float">
            <text:p>3280335.29143189</text:p>
          </table:table-cell>
          <table:table-cell table:number-columns-repeated="15"/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02826284" calcext:value-type="float">
            <text:p>3280351.02826284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3652723" calcext:value-type="float">
            <text:p>3280339.3652723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56475045" calcext:value-type="float">
            <text:p>3280335.56475045</text:p>
          </table:table-cell>
          <table:table-cell table:number-columns-repeated="15"/>
          <table:table-cell office:value-type="float" office:value="369362.106534216" calcext:value-type="float">
            <text:p>369362.106534216</text:p>
          </table:table-cell>
          <table:table-cell office:value-type="float" office:value="3280338.46717272" calcext:value-type="float">
            <text:p>3280338.46717272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38404821" calcext:value-type="float">
            <text:p>3280351.38404821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70927669" calcext:value-type="float">
            <text:p>3280339.70927669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4957345" calcext:value-type="float">
            <text:p>3280335.64957345</text:p>
          </table:table-cell>
          <table:table-cell table:number-columns-repeated="15"/>
          <table:table-cell office:value-type="float" office:value="369360.17308072" calcext:value-type="float">
            <text:p>369360.17308072</text:p>
          </table:table-cell>
          <table:table-cell office:value-type="float" office:value="3280338.7113715" calcext:value-type="float">
            <text:p>3280338.7113715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63851721" calcext:value-type="float">
            <text:p>3280351.63851721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6.98166071" calcext:value-type="float">
            <text:p>3280336.98166071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3779248" calcext:value-type="float">
            <text:p>3280335.63779248</text:p>
          </table:table-cell>
          <table:table-cell table:number-columns-repeated="15"/>
          <table:table-cell office:value-type="float" office:value="369359.215394546" calcext:value-type="float">
            <text:p>369359.215394546</text:p>
          </table:table-cell>
          <table:table-cell office:value-type="float" office:value="3280339.60919686" calcext:value-type="float">
            <text:p>3280339.60919686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92126055" calcext:value-type="float">
            <text:p>3280351.92126055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7.34451466" calcext:value-type="float">
            <text:p>3280337.34451466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3308009" calcext:value-type="float">
            <text:p>3280335.63308009</text:p>
          </table:table-cell>
          <table:table-cell table:number-columns-repeated="15"/>
          <table:table-cell office:value-type="float" office:value="369360.873940308" calcext:value-type="float">
            <text:p>369360.873940308</text:p>
          </table:table-cell>
          <table:table-cell office:value-type="float" office:value="3280340.69819809" calcext:value-type="float">
            <text:p>3280340.69819809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36849837" calcext:value-type="float">
            <text:p>3280346.36849837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7.79454781" calcext:value-type="float">
            <text:p>3280337.79454781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  <table:table-cell table:number-columns-repeated="15"/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71014657" calcext:value-type="float">
            <text:p>3280346.71014657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8.23044379" calcext:value-type="float">
            <text:p>3280338.23044379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  <table:table-cell table:number-columns-repeated="15"/>
          <table:table-cell office:value-type="float" office:value="369360.861025401" calcext:value-type="float">
            <text:p>369360.861025401</text:p>
          </table:table-cell>
          <table:table-cell office:value-type="float" office:value="3280339.5900183" calcext:value-type="float">
            <text:p>3280339.5900183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99053372" calcext:value-type="float">
            <text:p>3280346.99053372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8.6121473" calcext:value-type="float">
            <text:p>3280338.6121473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391978" calcext:value-type="float">
            <text:p>3280333.5391978</text:p>
          </table:table-cell>
          <table:table-cell table:number-columns-repeated="15"/>
          <table:table-cell office:value-type="float" office:value="369360.957827214" calcext:value-type="float">
            <text:p>369360.957827214</text:p>
          </table:table-cell>
          <table:table-cell office:value-type="float" office:value="3280339.58889015" calcext:value-type="float">
            <text:p>3280339.58889015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7.2567837" calcext:value-type="float">
            <text:p>3280347.2567837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5.63241859" calcext:value-type="float">
            <text:p>3280335.63241859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73711813" calcext:value-type="float">
            <text:p>3280333.73711813</text:p>
          </table:table-cell>
          <table:table-cell table:number-columns-repeated="15"/>
          <table:table-cell office:value-type="float" office:value="369359.516132023" calcext:value-type="float">
            <text:p>369359.516132023</text:p>
          </table:table-cell>
          <table:table-cell office:value-type="float" office:value="3280340.49235623" calcext:value-type="float">
            <text:p>3280340.49235623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7.51832128" calcext:value-type="float">
            <text:p>3280347.5183212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00469732" calcext:value-type="float">
            <text:p>3280336.00469732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4.02221767" calcext:value-type="float">
            <text:p>3280334.02221767</text:p>
          </table:table-cell>
          <table:table-cell table:number-columns-repeated="15"/>
          <table:table-cell office:value-type="float" office:value="369360.218283135" calcext:value-type="float">
            <text:p>369360.218283135</text:p>
          </table:table-cell>
          <table:table-cell office:value-type="float" office:value="3280342.59000076" calcext:value-type="float">
            <text:p>3280342.59000076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15250241" calcext:value-type="float">
            <text:p>3280346.15250241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32513977" calcext:value-type="float">
            <text:p>3280336.32513977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2.67999994" calcext:value-type="float">
            <text:p>3280332.67999994</text:p>
          </table:table-cell>
          <table:table-cell table:number-columns-repeated="15"/>
          <table:table-cell office:value-type="float" office:value="369361.206964848" calcext:value-type="float">
            <text:p>369361.206964848</text:p>
          </table:table-cell>
          <table:table-cell office:value-type="float" office:value="3280344.35180697" calcext:value-type="float">
            <text:p>3280344.3518069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48472583" calcext:value-type="float">
            <text:p>3280346.48472583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73983" calcext:value-type="float">
            <text:p>3280336.73983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14652645" calcext:value-type="float">
            <text:p>3280333.14652645</text:p>
          </table:table-cell>
          <table:table-cell table:number-columns-repeated="15"/>
          <table:table-cell office:value-type="float" office:value="369361.206964848" calcext:value-type="float">
            <text:p>369361.206964848</text:p>
          </table:table-cell>
          <table:table-cell office:value-type="float" office:value="3280344.35180697" calcext:value-type="float">
            <text:p>3280344.3518069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84757978" calcext:value-type="float">
            <text:p>3280346.8475797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7.10739634" calcext:value-type="float">
            <text:p>3280337.10739634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2351757" calcext:value-type="float">
            <text:p>3280333.52351757</text:p>
          </table:table-cell>
          <table:table-cell table:number-columns-repeated="15"/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7.23870807" calcext:value-type="float">
            <text:p>3280347.23870807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52093655" calcext:value-type="float">
            <text:p>3280333.52093655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6121668" calcext:value-type="float">
            <text:p>3280333.56121668</text:p>
          </table:table-cell>
          <table:table-cell table:number-columns-repeated="15"/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7.72644033" calcext:value-type="float">
            <text:p>3280347.7264403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8837905" calcext:value-type="float">
            <text:p>3280333.8837905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2351757" calcext:value-type="float">
            <text:p>3280333.52351757</text:p>
          </table:table-cell>
          <table:table-cell table:number-columns-repeated="15"/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6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5.80200061" calcext:value-type="float">
            <text:p>3280345.80200061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4.28434356" calcext:value-type="float">
            <text:p>3280334.2843435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64401069" calcext:value-type="float">
            <text:p>3280331.64401069</text:p>
          </table:table-cell>
          <table:table-cell table:number-columns-repeated="15"/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6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6.34863773" calcext:value-type="float">
            <text:p>3280346.3486377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4.64248513" calcext:value-type="float">
            <text:p>3280334.64248513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91732925" calcext:value-type="float">
            <text:p>3280331.91732925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6.90234343" calcext:value-type="float">
            <text:p>3280346.9023434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5.02654483" calcext:value-type="float">
            <text:p>3280335.02654483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17179826" calcext:value-type="float">
            <text:p>3280332.17179826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2410225" calcext:value-type="float">
            <text:p>3280347.32410225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50583536" calcext:value-type="float">
            <text:p>3280331.5058353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43569204" calcext:value-type="float">
            <text:p>3280332.43569204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1232127" calcext:value-type="float">
            <text:p>3280347.31232127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80742826" calcext:value-type="float">
            <text:p>3280331.8074282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68073627" calcext:value-type="float">
            <text:p>3280332.68073627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0996508" calcext:value-type="float">
            <text:p>3280347.309965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2.23389946" calcext:value-type="float">
            <text:p>3280332.23389946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58645687" calcext:value-type="float">
            <text:p>3280331.58645687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2.61795916" calcext:value-type="float">
            <text:p>3280332.61795916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90218693" calcext:value-type="float">
            <text:p>3280331.90218693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3.05621134" calcext:value-type="float">
            <text:p>3280333.05621134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15665593" calcext:value-type="float">
            <text:p>3280332.15665593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0.20655019" calcext:value-type="float">
            <text:p>3280330.20655019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40170016" calcext:value-type="float">
            <text:p>3280332.40170016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0.63537759" calcext:value-type="float">
            <text:p>3280330.63537759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64910058" calcext:value-type="float">
            <text:p>3280332.64910058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04535543" calcext:value-type="float">
            <text:p>3280331.04535543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2.99184757" calcext:value-type="float">
            <text:p>3280332.99184757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46947044" calcext:value-type="float">
            <text:p>3280331.46947044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12143827" calcext:value-type="float">
            <text:p>3280333.12143827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57785539" calcext:value-type="float">
            <text:p>3280331.57785539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29815286" calcext:value-type="float">
            <text:p>3280333.29815286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12317312" calcext:value-type="float">
            <text:p>3280328.12317312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5361285" calcext:value-type="float">
            <text:p>3280333.5361285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8076162" calcext:value-type="float">
            <text:p>3280328.08076162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64451345" calcext:value-type="float">
            <text:p>3280333.64451345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63895185" calcext:value-type="float">
            <text:p>3280334.63895185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86043414" calcext:value-type="float">
            <text:p>3280334.86043414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22093189" calcext:value-type="float">
            <text:p>3280335.22093189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22183341" calcext:value-type="float">
            <text:p>3280328.22183341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55786771" calcext:value-type="float">
            <text:p>3280335.55786771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49515197" calcext:value-type="float">
            <text:p>3280328.49515197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93721502" calcext:value-type="float">
            <text:p>3280335.93721502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88392406" calcext:value-type="float">
            <text:p>3280328.8839240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4.94069842" calcext:value-type="float">
            <text:p>3280334.94069842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9.34809438" calcext:value-type="float">
            <text:p>3280329.34809438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31297715" calcext:value-type="float">
            <text:p>3280335.31297715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9.73686647" calcext:value-type="float">
            <text:p>3280329.73686647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70646163" calcext:value-type="float">
            <text:p>3280335.70646163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39853016" calcext:value-type="float">
            <text:p>3280327.3985301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8902448" calcext:value-type="float">
            <text:p>3280335.8902448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74253456" calcext:value-type="float">
            <text:p>3280327.7425345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6.13293283" calcext:value-type="float">
            <text:p>3280336.13293283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82028898" calcext:value-type="float">
            <text:p>3280327.8202889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32671107" calcext:value-type="float">
            <text:p>3280336.32671107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8.45646149" calcext:value-type="float">
            <text:p>3280328.45646149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53641238" calcext:value-type="float">
            <text:p>3280336.53641238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8.73920483" calcext:value-type="float">
            <text:p>3280328.73920483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76260705" calcext:value-type="float">
            <text:p>3280336.76260705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6.34379893" calcext:value-type="float">
            <text:p>3280326.34379893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7.02414464" calcext:value-type="float">
            <text:p>3280337.02414464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93382108" calcext:value-type="float">
            <text:p>3280325.9338210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7.27625745" calcext:value-type="float">
            <text:p>3280337.27625745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75239411" calcext:value-type="float">
            <text:p>3280325.75239411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18650849" calcext:value-type="float">
            <text:p>3280337.18650849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26230565" calcext:value-type="float">
            <text:p>3280325.26230565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40799077" calcext:value-type="float">
            <text:p>3280337.40799077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4.88295834" calcext:value-type="float">
            <text:p>3280324.88295834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62711686" calcext:value-type="float">
            <text:p>3280337.62711686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168486" calcext:value-type="float">
            <text:p>3280326.83168486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9098602" calcext:value-type="float">
            <text:p>3280337.9098602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8.1219177" calcext:value-type="float">
            <text:p>3280338.1219177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46498777" calcext:value-type="float">
            <text:p>3280338.46498777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68647005" calcext:value-type="float">
            <text:p>3280338.68647005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89852756" calcext:value-type="float">
            <text:p>3280338.89852756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9.12000984" calcext:value-type="float">
            <text:p>3280339.12000984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6071947" calcext:value-type="float">
            <text:p>3280345.26071947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9.37919123" calcext:value-type="float">
            <text:p>3280339.37919123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0458957" calcext:value-type="float">
            <text:p>3280339.0458957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38047532" calcext:value-type="float">
            <text:p>3280339.38047532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66793104" calcext:value-type="float">
            <text:p>3280339.66793104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93653722" calcext:value-type="float">
            <text:p>3280339.93653722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40.22399295" calcext:value-type="float">
            <text:p>3280340.22399295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39.94329241" calcext:value-type="float">
            <text:p>3280339.94329241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19776142" calcext:value-type="float">
            <text:p>3280340.19776142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47814856" calcext:value-type="float">
            <text:p>3280340.47814856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75146712" calcext:value-type="float">
            <text:p>3280340.75146712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1.01536091" calcext:value-type="float">
            <text:p>3280341.01536091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27075195" calcext:value-type="float">
            <text:p>3280341.27075195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49223423" calcext:value-type="float">
            <text:p>3280341.49223423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71136031" calcext:value-type="float">
            <text:p>3280341.71136031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96582932" calcext:value-type="float">
            <text:p>3280341.96582932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2.19202399" calcext:value-type="float">
            <text:p>3280342.19202399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33047972" calcext:value-type="float">
            <text:p>3280342.33047972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54489342" calcext:value-type="float">
            <text:p>3280342.54489342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82056817" calcext:value-type="float">
            <text:p>3280342.82056817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83982334" calcext:value-type="float">
            <text:p>3280345.83982334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3.05383143" calcext:value-type="float">
            <text:p>3280343.05383143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9434959" calcext:value-type="float">
            <text:p>3280345.9434959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3.21876504" calcext:value-type="float">
            <text:p>3280343.21876504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974464" calcext:value-type="float">
            <text:p>3280345.79974464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15415755" calcext:value-type="float">
            <text:p>3280343.15415755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49816195" calcext:value-type="float">
            <text:p>3280343.49816195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8162482" calcext:value-type="float">
            <text:p>3280343.8162482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4.05893624" calcext:value-type="float">
            <text:p>3280344.05893624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4.35110435" calcext:value-type="float">
            <text:p>3280344.35110435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3.5743613" calcext:value-type="float">
            <text:p>3280343.5743613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28189713" calcext:value-type="float">
            <text:p>3280343.28189713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3.8288303" calcext:value-type="float">
            <text:p>3280343.8288303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52222897" calcext:value-type="float">
            <text:p>3280343.52222897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09272409" calcext:value-type="float">
            <text:p>3280344.09272409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77434178" calcext:value-type="float">
            <text:p>3280343.77434178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42730371" calcext:value-type="float">
            <text:p>3280344.42730371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4.0217422" calcext:value-type="float">
            <text:p>3280344.0217422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79487005" calcext:value-type="float">
            <text:p>3280344.79487005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4.24793687" calcext:value-type="float">
            <text:p>3280344.24793687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34746777" calcext:value-type="float">
            <text:p>3280342.34746777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2.97917414" calcext:value-type="float">
            <text:p>3280342.97917414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66555402" calcext:value-type="float">
            <text:p>3280342.66555402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20301261" calcext:value-type="float">
            <text:p>3280343.20301261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96479072" calcext:value-type="float">
            <text:p>3280342.96479072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41978251" calcext:value-type="float">
            <text:p>3280343.41978251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3.36769998" calcext:value-type="float">
            <text:p>3280343.36769998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64126479" calcext:value-type="float">
            <text:p>3280343.64126479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3.75647207" calcext:value-type="float">
            <text:p>3280343.75647207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88866521" calcext:value-type="float">
            <text:p>3280343.88866521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2.89591779" calcext:value-type="float">
            <text:p>3280342.89591779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15504318" calcext:value-type="float">
            <text:p>3280343.15504318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3.41192439" calcext:value-type="float">
            <text:p>3280343.41192439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4024436" calcext:value-type="float">
            <text:p>3280343.4024436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3.92793098" calcext:value-type="float">
            <text:p>3280343.92793098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66162499" calcext:value-type="float">
            <text:p>3280343.66162499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4.45807474" calcext:value-type="float">
            <text:p>3280344.45807474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93258736" calcext:value-type="float">
            <text:p>3280343.93258736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4.61358358" calcext:value-type="float">
            <text:p>3280344.61358358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4.16820681" calcext:value-type="float">
            <text:p>3280344.16820681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297044" calcext:value-type="float">
            <text:p>3280343.4297044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3.52645367" calcext:value-type="float">
            <text:p>3280343.52645367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320606" calcext:value-type="float">
            <text:p>3280343.4320606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3.77385409" calcext:value-type="float">
            <text:p>3280343.77385409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4619776" calcext:value-type="float">
            <text:p>3280343.44619776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03774787" calcext:value-type="float">
            <text:p>3280344.03774787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85146322" calcext:value-type="float">
            <text:p>3280343.8514632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30399785" calcext:value-type="float">
            <text:p>3280344.30399785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4.39810034" calcext:value-type="float">
            <text:p>3280344.39810034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58674119" calcext:value-type="float">
            <text:p>3280344.58674119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4.66199412" calcext:value-type="float">
            <text:p>3280344.6619941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2.39759714" calcext:value-type="float">
            <text:p>3280342.39759714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2.65206615" calcext:value-type="float">
            <text:p>3280342.65206615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02670107" calcext:value-type="float">
            <text:p>3280343.02670107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44845989" calcext:value-type="float">
            <text:p>3280343.44845989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87964348" calcext:value-type="float">
            <text:p>3280343.87964348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25663577" calcext:value-type="float">
            <text:p>3280340.25663577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65012025" calcext:value-type="float">
            <text:p>3280340.65012025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954803" calcext:value-type="float">
            <text:p>3280345.6495480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97527509" calcext:value-type="float">
            <text:p>3280340.97527509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954803" calcext:value-type="float">
            <text:p>3280345.64954803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1.33106046" calcext:value-type="float">
            <text:p>3280341.33106046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 table:number-columns-repeated="4"/>
          <table:table-cell office:value-type="float" office:value="369357.479419488" calcext:value-type="float">
            <text:p>369357.479419488</text:p>
          </table:table-cell>
          <table:table-cell office:value-type="float" office:value="3280341.77873741" calcext:value-type="float">
            <text:p>3280341.77873741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49876076" calcext:value-type="float">
            <text:p>3280338.49876076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98649302" calcext:value-type="float">
            <text:p>3280338.98649302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9.32578503" calcext:value-type="float">
            <text:p>3280339.32578503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9.73105048" calcext:value-type="float">
            <text:p>3280339.73105048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40.02793099" calcext:value-type="float">
            <text:p>3280340.02793099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7.99657784" calcext:value-type="float">
            <text:p>3280337.99657784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08140084" calcext:value-type="float">
            <text:p>3280338.08140084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15915526" calcext:value-type="float">
            <text:p>3280338.15915526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26754021" calcext:value-type="float">
            <text:p>3280338.26754021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35236321" calcext:value-type="float">
            <text:p>3280338.35236321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17527377" calcext:value-type="float">
            <text:p>3280338.17527377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29779589" calcext:value-type="float">
            <text:p>3280338.29779589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49571623" calcext:value-type="float">
            <text:p>3280338.49571623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61588214" calcext:value-type="float">
            <text:p>3280338.61588214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81615868" calcext:value-type="float">
            <text:p>3280338.81615868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71685439" calcext:value-type="float">
            <text:p>3280338.71685439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98781675" calcext:value-type="float">
            <text:p>3280338.98781675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25171053" calcext:value-type="float">
            <text:p>3280339.25171053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53445387" calcext:value-type="float">
            <text:p>3280339.53445387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80777243" calcext:value-type="float">
            <text:p>3280339.80777243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37303728" calcext:value-type="float">
            <text:p>3280339.37303728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522945" calcext:value-type="float">
            <text:p>3280348.2052294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66756159" calcext:value-type="float">
            <text:p>3280339.6675615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97151068" calcext:value-type="float">
            <text:p>3280339.97151068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40.22126729" calcext:value-type="float">
            <text:p>3280340.2212672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40.52050399" calcext:value-type="float">
            <text:p>3280340.5205039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38318005" calcext:value-type="float">
            <text:p>3280340.38318005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74367781" calcext:value-type="float">
            <text:p>3280340.74367781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10417556" calcext:value-type="float">
            <text:p>3280341.10417556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48587907" calcext:value-type="float">
            <text:p>3280341.48587907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91706266" calcext:value-type="float">
            <text:p>3280341.91706266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08706086" calcext:value-type="float">
            <text:p>3280349.08706086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0.94503872" calcext:value-type="float">
            <text:p>3280340.94503872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27320023" calcext:value-type="float">
            <text:p>3280349.27320023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1.2937555" calcext:value-type="float">
            <text:p>3280341.2937555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5842179" calcext:value-type="float">
            <text:p>3280349.5842179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1.76028201" calcext:value-type="float">
            <text:p>3280341.76028201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91172893" calcext:value-type="float">
            <text:p>3280349.91172893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2.16554746" calcext:value-type="float">
            <text:p>3280342.16554746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50.02953866" calcext:value-type="float">
            <text:p>3280350.02953866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2.46714036" calcext:value-type="float">
            <text:p>3280342.46714036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6024673" calcext:value-type="float">
            <text:p>3280348.76024673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91402614" calcext:value-type="float">
            <text:p>3280341.91402614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9752872" calcext:value-type="float">
            <text:p>3280341.9752872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4126064" calcext:value-type="float">
            <text:p>3280342.04126064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2005489" calcext:value-type="float">
            <text:p>3280342.02005489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2005489" calcext:value-type="float">
            <text:p>3280342.02005489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2480989" calcext:value-type="float">
            <text:p>3280352.42480989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55911298" calcext:value-type="float">
            <text:p>3280352.55911298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3.94951633" calcext:value-type="float">
            <text:p>3280353.94951633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16393003" calcext:value-type="float">
            <text:p>3280354.16393003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39954948" calcext:value-type="float">
            <text:p>3280354.39954948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61323078" calcext:value-type="float">
            <text:p>3280341.6132307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60689459" calcext:value-type="float">
            <text:p>3280354.60689459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87241218" calcext:value-type="float">
            <text:p>3280341.8724121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66815565" calcext:value-type="float">
            <text:p>3280354.66815565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2.1598679" calcext:value-type="float">
            <text:p>3280342.1598679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6.81950425" calcext:value-type="float">
            <text:p>3280356.81950425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13294193" calcext:value-type="float">
            <text:p>3280340.13294193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6.81007947" calcext:value-type="float">
            <text:p>3280356.81007947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43924721" calcext:value-type="float">
            <text:p>3280340.43924721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17057723" calcext:value-type="float">
            <text:p>3280357.17057723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73848391" calcext:value-type="float">
            <text:p>3280340.73848391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51458162" calcext:value-type="float">
            <text:p>3280357.51458162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1.08013212" calcext:value-type="float">
            <text:p>3280341.08013212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95754619" calcext:value-type="float">
            <text:p>3280357.95754619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1.34638209" calcext:value-type="float">
            <text:p>3280341.34638209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7385923" calcext:value-type="float">
            <text:p>3280361.4738592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46648776" calcext:value-type="float">
            <text:p>3280338.46648776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55868223" calcext:value-type="float">
            <text:p>3280361.5586822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71388818" calcext:value-type="float">
            <text:p>3280338.71388818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51627073" calcext:value-type="float">
            <text:p>3280361.5162707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71388818" calcext:value-type="float">
            <text:p>3280338.71388818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0342357" calcext:value-type="float">
            <text:p>3280338.80342357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0342357" calcext:value-type="float">
            <text:p>3280338.80342357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1756074" calcext:value-type="float">
            <text:p>3280338.81756074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39350887" calcext:value-type="float">
            <text:p>3280367.39350887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1833466" calcext:value-type="float">
            <text:p>3280336.31833466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22857526" calcext:value-type="float">
            <text:p>3280367.22857526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07071023" calcext:value-type="float">
            <text:p>3280367.07071023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12019031" calcext:value-type="float">
            <text:p>3280367.12019031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938878" calcext:value-type="float">
            <text:p>3280366.44938878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45692108" calcext:value-type="float">
            <text:p>3280364.45692108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33439896" calcext:value-type="float">
            <text:p>3280364.33439896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21894543" calcext:value-type="float">
            <text:p>3280364.21894543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11998526" calcext:value-type="float">
            <text:p>3280364.11998526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01160032" calcext:value-type="float">
            <text:p>3280364.01160032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164999" calcext:value-type="float">
            <text:p>3280361.79164999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86233582" calcext:value-type="float">
            <text:p>3280361.86233582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2.10738005" calcext:value-type="float">
            <text:p>3280362.10738005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1.47799228" calcext:value-type="float">
            <text:p>3280361.47799228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1.95394357" calcext:value-type="float">
            <text:p>3280361.95394357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2.31208513" calcext:value-type="float">
            <text:p>3280362.31208513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2.75976208" calcext:value-type="float">
            <text:p>3280362.75976208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59.79467057" calcext:value-type="float">
            <text:p>3280359.79467057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0.31303336" calcext:value-type="float">
            <text:p>3280360.31303336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0.7230112" calcext:value-type="float">
            <text:p>3280360.7230112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1.16361957" calcext:value-type="float">
            <text:p>3280361.16361957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1.55239166" calcext:value-type="float">
            <text:p>3280361.5523916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59333746" calcext:value-type="float">
            <text:p>3280359.5933374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76298346" calcext:value-type="float">
            <text:p>3280359.7629834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2660072" calcext:value-type="float">
            <text:p>3280359.82660072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13131" calcext:value-type="float">
            <text:p>3280359.8313131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36693" calcext:value-type="float">
            <text:p>3280359.8336693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602549" calcext:value-type="float">
            <text:p>3280359.83602549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83409518" calcext:value-type="float">
            <text:p>3280359.83409518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60.17103099" calcext:value-type="float">
            <text:p>3280360.17103099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60.55744689" calcext:value-type="float">
            <text:p>3280360.55744689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4972371" calcext:value-type="float">
            <text:p>3280342.34972371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20799" calcext:value-type="float">
            <text:p>3280342.352079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78830603" calcext:value-type="float">
            <text:p>3280362.7883060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78830603" calcext:value-type="float">
            <text:p>3280362.7883060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89904717" calcext:value-type="float">
            <text:p>3280362.89904717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98622637" calcext:value-type="float">
            <text:p>3280362.98622637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2.70358389" calcext:value-type="float">
            <text:p>3280342.7035838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455601" calcext:value-type="float">
            <text:p>3280363.05455601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00753298" calcext:value-type="float">
            <text:p>3280343.00753298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92684" calcext:value-type="float">
            <text:p>3280363.0592684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31383826" calcext:value-type="float">
            <text:p>3280343.31383826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92684" calcext:value-type="float">
            <text:p>3280363.0592684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45285374" calcext:value-type="float">
            <text:p>3280343.4528537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70261035" calcext:value-type="float">
            <text:p>3280343.70261035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4984362" calcext:value-type="float">
            <text:p>3280363.04984362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22929917" calcext:value-type="float">
            <text:p>3280343.22929917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47669959" calcext:value-type="float">
            <text:p>3280343.4766995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5591664" calcext:value-type="float">
            <text:p>3280343.559166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85133452" calcext:value-type="float">
            <text:p>3280343.85133452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8424985" calcext:value-type="float">
            <text:p>3280362.8424985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4.18355794" calcext:value-type="float">
            <text:p>3280344.1835579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4513123" calcext:value-type="float">
            <text:p>3280363.0451312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15553489" calcext:value-type="float">
            <text:p>3280342.1555348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25954493" calcext:value-type="float">
            <text:p>3280363.2595449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54195079" calcext:value-type="float">
            <text:p>3280342.5419507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29253165" calcext:value-type="float">
            <text:p>3280363.29253165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85296846" calcext:value-type="float">
            <text:p>3280342.85296846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3170626" calcext:value-type="float">
            <text:p>3280366.3170626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3.25823391" calcext:value-type="float">
            <text:p>3280343.25823391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57153161" calcext:value-type="float">
            <text:p>3280366.57153161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3.60930689" calcext:value-type="float">
            <text:p>3280343.60930689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80243867" calcext:value-type="float">
            <text:p>3280366.80243867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46106641" calcext:value-type="float">
            <text:p>3280342.46106641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89904264" calcext:value-type="float">
            <text:p>3280366.899042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79093364" calcext:value-type="float">
            <text:p>3280342.79093364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95323511" calcext:value-type="float">
            <text:p>3280366.95323511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13729423" calcext:value-type="float">
            <text:p>3280343.13729423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7.15351164" calcext:value-type="float">
            <text:p>3280367.153511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50957296" calcext:value-type="float">
            <text:p>3280343.5095729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69.91281705" calcext:value-type="float">
            <text:p>3280369.91281705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80880966" calcext:value-type="float">
            <text:p>3280343.8088096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0.17199845" calcext:value-type="float">
            <text:p>3280370.17199845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44451036" calcext:value-type="float">
            <text:p>3280344.4445103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0.3652064" calcext:value-type="float">
            <text:p>3280370.3652064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78851476" calcext:value-type="float">
            <text:p>3280344.7885147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03200944" calcext:value-type="float">
            <text:p>3280371.03200944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0241342" calcext:value-type="float">
            <text:p>3280345.0241342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2605603" calcext:value-type="float">
            <text:p>3280371.2605603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35635763" calcext:value-type="float">
            <text:p>3280345.35635763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3453833" calcext:value-type="float">
            <text:p>3280371.3453833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80874697" calcext:value-type="float">
            <text:p>3280345.8087469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9792204" calcext:value-type="float">
            <text:p>3280368.0979220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11282089" calcext:value-type="float">
            <text:p>3280346.1128208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86839764" calcext:value-type="float">
            <text:p>3280368.8683976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44268812" calcext:value-type="float">
            <text:p>3280346.4426881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95086444" calcext:value-type="float">
            <text:p>3280368.9508644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96105091" calcext:value-type="float">
            <text:p>3280346.96105091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33256795" calcext:value-type="float">
            <text:p>3280369.33256795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26735619" calcext:value-type="float">
            <text:p>3280347.2673561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530104" calcext:value-type="float">
            <text:p>3280369.653010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62078537" calcext:value-type="float">
            <text:p>3280347.6207853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954219" calcext:value-type="float">
            <text:p>3280369.6954219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64434731" calcext:value-type="float">
            <text:p>3280347.64434731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954219" calcext:value-type="float">
            <text:p>3280369.6954219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6.77486988" calcext:value-type="float">
            <text:p>3280346.77486988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26731453" calcext:value-type="float">
            <text:p>3280347.26731453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39926142" calcext:value-type="float">
            <text:p>3280347.3992614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52885212" calcext:value-type="float">
            <text:p>3280347.5288521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91325106" calcext:value-type="float">
            <text:p>3280344.91325106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99571787" calcext:value-type="float">
            <text:p>3280344.9957178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02634839" calcext:value-type="float">
            <text:p>3280345.0263483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12059617" calcext:value-type="float">
            <text:p>3280345.1205961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17714484" calcext:value-type="float">
            <text:p>3280345.17714484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25254307" calcext:value-type="float">
            <text:p>3280345.2525430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30909173" calcext:value-type="float">
            <text:p>3280345.30909173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30202315" calcext:value-type="float">
            <text:p>3280345.30202315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19820267" calcext:value-type="float">
            <text:p>3280341.1982026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2910186" calcext:value-type="float">
            <text:p>3280358.02910186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3984792" calcext:value-type="float">
            <text:p>3280341.3984792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5266381" calcext:value-type="float">
            <text:p>3280358.05266381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40790398" calcext:value-type="float">
            <text:p>3280341.40790398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24351556" calcext:value-type="float">
            <text:p>3280358.24351556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27178989" calcext:value-type="float">
            <text:p>3280358.27178989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770067" calcext:value-type="float">
            <text:p>3280341.5177006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770067" calcext:value-type="float">
            <text:p>3280341.5177006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45975" calcext:value-type="float">
            <text:p>3280341.545975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81693737" calcext:value-type="float">
            <text:p>3280341.816937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91354134" calcext:value-type="float">
            <text:p>3280341.9135413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90176037" calcext:value-type="float">
            <text:p>3280341.901760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844407" calcext:value-type="float">
            <text:p>3280340.4184440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373168" calcext:value-type="float">
            <text:p>3280340.41373168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2080027" calcext:value-type="float">
            <text:p>3280340.4208002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5782836" calcext:value-type="float">
            <text:p>3280344.15782836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6489694" calcext:value-type="float">
            <text:p>3280344.1648969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26150092" calcext:value-type="float">
            <text:p>3280344.26150092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1348472" calcext:value-type="float">
            <text:p>3280346.01348472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05533" calcext:value-type="float">
            <text:p>3280346.020553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0641614" calcext:value-type="float">
            <text:p>3280346.0064161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762189" calcext:value-type="float">
            <text:p>3280346.027621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29095" calcext:value-type="float">
            <text:p>3280346.0229095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229122" calcext:value-type="float">
            <text:p>3280355.4229122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6767719" calcext:value-type="float">
            <text:p>3280346.0676771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2027947" calcext:value-type="float">
            <text:p>3280355.22027947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12658206" calcext:value-type="float">
            <text:p>3280346.12658206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5091" calcext:value-type="float">
            <text:p>3280355.25091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6649508" calcext:value-type="float">
            <text:p>3280345.16649508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1792328" calcext:value-type="float">
            <text:p>3280355.21792328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6649508" calcext:value-type="float">
            <text:p>3280345.16649508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3954977" calcext:value-type="float">
            <text:p>3280347.0395497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8298844" calcext:value-type="float">
            <text:p>3280345.18298844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4426215" calcext:value-type="float">
            <text:p>3280347.0442621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8298844" calcext:value-type="float">
            <text:p>3280345.18298844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4426215" calcext:value-type="float">
            <text:p>3280347.0442621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482472" calcext:value-type="float">
            <text:p>3280345.2348247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482472" calcext:value-type="float">
            <text:p>3280345.2348247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246852" calcext:value-type="float">
            <text:p>3280345.2324685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246852" calcext:value-type="float">
            <text:p>3280345.2324685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309905" calcext:value-type="float">
            <text:p>3280345.26309905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309905" calcext:value-type="float">
            <text:p>3280345.26309905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7959241" calcext:value-type="float">
            <text:p>3280345.2795924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545524" calcext:value-type="float">
            <text:p>3280345.26545524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2436011" calcext:value-type="float">
            <text:p>3280345.3243601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2436011" calcext:value-type="float">
            <text:p>3280345.3243601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7975329" calcext:value-type="float">
            <text:p>3280346.797532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819486" calcext:value-type="float">
            <text:p>3280345.2819486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4994945" calcext:value-type="float">
            <text:p>3280346.3499494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8562116" calcext:value-type="float">
            <text:p>3280345.38562116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2167511" calcext:value-type="float">
            <text:p>3280346.32167511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1493533" calcext:value-type="float">
            <text:p>3280345.31493533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3109989" calcext:value-type="float">
            <text:p>3280346.3310998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1493533" calcext:value-type="float">
            <text:p>3280345.31493533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3345609" calcext:value-type="float">
            <text:p>3280346.3334560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40918311" calcext:value-type="float">
            <text:p>3280345.40918311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3886627" calcext:value-type="float">
            <text:p>3280346.13886627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2411722" calcext:value-type="float">
            <text:p>3280342.92411722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3415388" calcext:value-type="float">
            <text:p>3280346.13415388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1704863" calcext:value-type="float">
            <text:p>3280342.91704863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7524901" calcext:value-type="float">
            <text:p>3280346.07524901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8905083" calcext:value-type="float">
            <text:p>3280343.08905083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1294813" calcext:value-type="float">
            <text:p>3280346.11294813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6784508" calcext:value-type="float">
            <text:p>3280343.0678450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399061" calcext:value-type="float">
            <text:p>3280346.0399061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6784508" calcext:value-type="float">
            <text:p>3280343.0678450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5168707" calcext:value-type="float">
            <text:p>3280346.05168707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7020128" calcext:value-type="float">
            <text:p>3280343.0702012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7053662" calcext:value-type="float">
            <text:p>3280346.07053662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12674994" calcext:value-type="float">
            <text:p>3280343.12674994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6.26472561" calcext:value-type="float">
            <text:p>3280346.2647256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25105501" calcext:value-type="float">
            <text:p>3280339.25105501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6.00790041" calcext:value-type="float">
            <text:p>3280346.0079004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26754837" calcext:value-type="float">
            <text:p>3280339.26754837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5.89480308" calcext:value-type="float">
            <text:p>3280345.89480308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39949527" calcext:value-type="float">
            <text:p>3280339.39949527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5.76521238" calcext:value-type="float">
            <text:p>3280345.76521238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42305721" calcext:value-type="float">
            <text:p>3280339.42305721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211773" calcext:value-type="float">
            <text:p>3280347.48211773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42070102" calcext:value-type="float">
            <text:p>3280339.42070102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07713997" calcext:value-type="float">
            <text:p>3280336.07713997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3604483" calcext:value-type="float">
            <text:p>3280336.13604483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1955147" calcext:value-type="float">
            <text:p>3280336.11955147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48119012" calcext:value-type="float">
            <text:p>3280347.4811901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4075722" calcext:value-type="float">
            <text:p>3280336.14075722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48354631" calcext:value-type="float">
            <text:p>3280347.48354631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4075722" calcext:value-type="float">
            <text:p>3280336.14075722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69796001" calcext:value-type="float">
            <text:p>3280347.69796001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7.991119783" calcext:value-type="float">
            <text:p>369377.991119783</text:p>
          </table:table-cell>
          <table:table-cell office:value-type="float" office:value="3280347.42456461" calcext:value-type="float">
            <text:p>3280347.42456461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7.991119783" calcext:value-type="float">
            <text:p>369377.991119783</text:p>
          </table:table-cell>
          <table:table-cell office:value-type="float" office:value="3280347.87695395" calcext:value-type="float">
            <text:p>3280347.87695395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6.91726127" calcext:value-type="float">
            <text:p>369376.91726127</text:p>
          </table:table-cell>
          <table:table-cell office:value-type="float" office:value="3280347.25265163" calcext:value-type="float">
            <text:p>3280347.25265163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4649712" calcext:value-type="float">
            <text:p>3280350.4649712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07148672" calcext:value-type="float">
            <text:p>3280350.07148672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35894245" calcext:value-type="float">
            <text:p>3280350.35894245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88201763" calcext:value-type="float">
            <text:p>3280350.88201763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1.27078972" calcext:value-type="float">
            <text:p>3280351.27078972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18451185" calcext:value-type="float">
            <text:p>3280356.1845118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60391447" calcext:value-type="float">
            <text:p>3280356.60391447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8913702" calcext:value-type="float">
            <text:p>3280356.8913702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7.19767548" calcext:value-type="float">
            <text:p>3280357.19767548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7.58409138" calcext:value-type="float">
            <text:p>3280357.58409138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11618143" calcext:value-type="float">
            <text:p>3280357.11618143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53558405" calcext:value-type="float">
            <text:p>3280357.5355840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85131411" calcext:value-type="float">
            <text:p>3280357.85131411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20474328" calcext:value-type="float">
            <text:p>3280358.20474328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51576096" calcext:value-type="float">
            <text:p>3280358.51576096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82913483" calcext:value-type="float">
            <text:p>3280358.82913483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6.2627999" calcext:value-type="float">
            <text:p>3280356.2627999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6.64450341" calcext:value-type="float">
            <text:p>3280356.64450341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6711829" calcext:value-type="float">
            <text:p>3280299.66711829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02149453" calcext:value-type="float">
            <text:p>3280357.02149453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71188599" calcext:value-type="float">
            <text:p>3280299.71188599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35371795" calcext:value-type="float">
            <text:p>3280357.35371795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81084615" calcext:value-type="float">
            <text:p>3280299.81084615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80139491" calcext:value-type="float">
            <text:p>3280357.80139491</text:p>
          </table:table-cell>
          <table:table-cell table:number-columns-repeated="4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51518589" calcext:value-type="float">
            <text:p>369393.751518589</text:p>
          </table:table-cell>
          <table:table-cell office:value-type="float" office:value="3280295.75079041" calcext:value-type="float">
            <text:p>3280295.7507904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0436702" calcext:value-type="float">
            <text:p>3280291.0043670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6798427" calcext:value-type="float">
            <text:p>3280291.06798427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1379179" calcext:value-type="float">
            <text:p>3280291.01379179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4442232" calcext:value-type="float">
            <text:p>3280291.04442232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4.97121979" calcext:value-type="float">
            <text:p>3280354.97121979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0568338" calcext:value-type="float">
            <text:p>3280291.10568338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24925074" calcext:value-type="float">
            <text:p>3280355.2492507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970993" calcext:value-type="float">
            <text:p>3280291.03970993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55319983" calcext:value-type="float">
            <text:p>3280355.55319983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4677852" calcext:value-type="float">
            <text:p>3280291.04677852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95846528" calcext:value-type="float">
            <text:p>3280355.95846528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0.99494224" calcext:value-type="float">
            <text:p>3280290.9949422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6.83675193" calcext:value-type="float">
            <text:p>3280356.83675193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8447763" calcext:value-type="float">
            <text:p>3280291.08447763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17604394" calcext:value-type="float">
            <text:p>3280357.1760439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538471" calcext:value-type="float">
            <text:p>3280291.0538471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5341855" calcext:value-type="float">
            <text:p>3280357.534185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538471" calcext:value-type="float">
            <text:p>3280291.0538471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80750406" calcext:value-type="float">
            <text:p>3280357.8075040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94180715" calcext:value-type="float">
            <text:p>3280357.9418071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8.02898634" calcext:value-type="float">
            <text:p>3280358.0289863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7.95989776" calcext:value-type="float">
            <text:p>3280357.959897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62586" calcext:value-type="float">
            <text:p>3280291.0962586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7.95989776" calcext:value-type="float">
            <text:p>3280357.959897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2453293" calcext:value-type="float">
            <text:p>3280291.12453293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8.04472076" calcext:value-type="float">
            <text:p>3280358.044720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8683382" calcext:value-type="float">
            <text:p>3280291.08683382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8.36045082" calcext:value-type="float">
            <text:p>3280358.3604508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7505285" calcext:value-type="float">
            <text:p>3280291.0750528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5.87662112" calcext:value-type="float">
            <text:p>3280355.8766211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7505285" calcext:value-type="float">
            <text:p>3280291.0750528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6.28188657" calcext:value-type="float">
            <text:p>3280356.2818865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1039577" calcext:value-type="float">
            <text:p>3280291.11039577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6.59290424" calcext:value-type="float">
            <text:p>3280356.5929042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1746435" calcext:value-type="float">
            <text:p>3280291.1174643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7.09241747" calcext:value-type="float">
            <text:p>3280357.0924174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154621" calcext:value-type="float">
            <text:p>3280291.09154621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7.37516081" calcext:value-type="float">
            <text:p>3280357.3751608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5280727" calcext:value-type="float">
            <text:p>3280291.15280727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3.57087992" calcext:value-type="float">
            <text:p>3280353.5708799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39024" calcext:value-type="float">
            <text:p>3280291.0939024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3.97378918" calcext:value-type="float">
            <text:p>3280353.97378918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5045107" calcext:value-type="float">
            <text:p>3280291.15045107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4.42853472" calcext:value-type="float">
            <text:p>3280354.4285347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2453293" calcext:value-type="float">
            <text:p>3280291.12453293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4.8620745" calcext:value-type="float">
            <text:p>3280354.862074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6458824" calcext:value-type="float">
            <text:p>3280291.16458824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5.12361209" calcext:value-type="float">
            <text:p>3280355.12361209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0568338" calcext:value-type="float">
            <text:p>3280291.10568338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35528361" calcext:value-type="float">
            <text:p>3280349.3552836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7401302" calcext:value-type="float">
            <text:p>3280291.17401302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4872305" calcext:value-type="float">
            <text:p>3280349.487230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7532938" calcext:value-type="float">
            <text:p>3280291.27532938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75583667" calcext:value-type="float">
            <text:p>3280349.7558366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1642452" calcext:value-type="float">
            <text:p>3280291.21642452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50.08099151" calcext:value-type="float">
            <text:p>3280350.0809915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9417894" calcext:value-type="float">
            <text:p>3280291.29417894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50.44855785" calcext:value-type="float">
            <text:p>3280350.4485578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30595991" calcext:value-type="float">
            <text:p>3280291.30595991</text:p>
          </table:table-cell>
          <table:table-cell table:number-columns-repeated="23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11899754" calcext:value-type="float">
            <text:p>3280346.11899754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48420769" calcext:value-type="float">
            <text:p>3280346.48420769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863555" calcext:value-type="float">
            <text:p>3280346.863555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7.29709479" calcext:value-type="float">
            <text:p>3280347.29709479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7.68351069" calcext:value-type="float">
            <text:p>3280347.68351069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11561289" calcext:value-type="float">
            <text:p>3280346.11561289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47139826" calcext:value-type="float">
            <text:p>3280346.47139826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86959512" calcext:value-type="float">
            <text:p>3280346.86959512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7.27250438" calcext:value-type="float">
            <text:p>3280347.27250438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7.6518517" calcext:value-type="float">
            <text:p>3280347.6518517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76321584" calcext:value-type="float">
            <text:p>3280347.76321584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71373576" calcext:value-type="float">
            <text:p>3280347.71373576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1477559" calcext:value-type="float">
            <text:p>3280347.61477559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1713179" calcext:value-type="float">
            <text:p>3280347.61713179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2184418" calcext:value-type="float">
            <text:p>3280347.62184418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2184418" calcext:value-type="float">
            <text:p>3280347.62184418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6492858" calcext:value-type="float">
            <text:p>3280348.36492858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74403644" calcext:value-type="float">
            <text:p>3280347.74403644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86891475" calcext:value-type="float">
            <text:p>3280347.86891475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5609394" calcext:value-type="float">
            <text:p>3280347.95609394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9614925" calcext:value-type="float">
            <text:p>3280347.99614925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8908066" calcext:value-type="float">
            <text:p>3280347.98908066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7.62419294" calcext:value-type="float">
            <text:p>3280347.62419294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7.83389425" calcext:value-type="float">
            <text:p>3280347.83389425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12841856" calcext:value-type="float">
            <text:p>3280348.12841856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40173712" calcext:value-type="float">
            <text:p>3280348.40173712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7528101" calcext:value-type="float">
            <text:p>3280348.7528101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9.10388308" calcext:value-type="float">
            <text:p>3280349.10388308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6.97000681" calcext:value-type="float">
            <text:p>3280346.97000681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23154439" calcext:value-type="float">
            <text:p>3280347.23154439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51664393" calcext:value-type="float">
            <text:p>3280347.51664393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83944257" calcext:value-type="float">
            <text:p>3280347.83944257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5.37962893" calcext:value-type="float">
            <text:p>3280345.37962893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5.70007138" calcext:value-type="float">
            <text:p>3280345.70007138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09355586" calcext:value-type="float">
            <text:p>3280346.09355586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53416423" calcext:value-type="float">
            <text:p>3280346.53416423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78156465" calcext:value-type="float">
            <text:p>3280346.78156465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7.12556905" calcext:value-type="float">
            <text:p>3280347.12556905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4.99277503" calcext:value-type="float">
            <text:p>3280344.99277503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5.3462042" calcext:value-type="float">
            <text:p>3280345.3462042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5.7750316" calcext:value-type="float">
            <text:p>3280345.7750316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6.02714441" calcext:value-type="float">
            <text:p>3280346.02714441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3.26393387" calcext:value-type="float">
            <text:p>3280343.26393387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3.63856879" calcext:value-type="float">
            <text:p>3280343.63856879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01320371" calcext:value-type="float">
            <text:p>3280344.01320371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36898908" calcext:value-type="float">
            <text:p>3280344.36898908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67058198" calcext:value-type="float">
            <text:p>3280344.67058198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98159965" calcext:value-type="float">
            <text:p>3280344.98159965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1.56566185" calcext:value-type="float">
            <text:p>3280341.56566185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1.92144722" calcext:value-type="float">
            <text:p>3280341.92144722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2.16884764" calcext:value-type="float">
            <text:p>3280342.16884764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2.51992062" calcext:value-type="float">
            <text:p>3280342.51992062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39.3672542" calcext:value-type="float">
            <text:p>3280339.3672542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39.80079398" calcext:value-type="float">
            <text:p>3280339.80079398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16600413" calcext:value-type="float">
            <text:p>3280340.16600413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49115897" calcext:value-type="float">
            <text:p>3280340.49115897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78803948" calcext:value-type="float">
            <text:p>3280340.78803948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04946619" calcext:value-type="float">
            <text:p>3280339.04946619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39111439" calcext:value-type="float">
            <text:p>3280339.39111439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72569401" calcext:value-type="float">
            <text:p>3280339.72569401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40.08619177" calcext:value-type="float">
            <text:p>3280340.08619177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40.51266297" calcext:value-type="float">
            <text:p>3280340.51266297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29028089" calcext:value-type="float">
            <text:p>3280339.29028089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65077864" calcext:value-type="float">
            <text:p>3280339.65077864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95708393" calcext:value-type="float">
            <text:p>3280339.95708393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40.2233339" calcext:value-type="float">
            <text:p>3280340.2233339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40.24925204" calcext:value-type="float">
            <text:p>3280340.24925204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487552" calcext:value-type="float">
            <text:p>3280340.19487552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31268524" calcext:value-type="float">
            <text:p>3280340.31268524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39.97211138" calcext:value-type="float">
            <text:p>3280339.97211138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28312905" calcext:value-type="float">
            <text:p>3280340.28312905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51639231" calcext:value-type="float">
            <text:p>3280340.51639231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84390334" calcext:value-type="float">
            <text:p>3280340.84390334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1.16905818" calcext:value-type="float">
            <text:p>3280341.16905818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0.41312694" calcext:value-type="float">
            <text:p>3280340.41312694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0.79011806" calcext:value-type="float">
            <text:p>3280340.79011806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17889015" calcext:value-type="float">
            <text:p>3280341.17889015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54645649" calcext:value-type="float">
            <text:p>3280341.54645649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95879052" calcext:value-type="float">
            <text:p>3280341.95879052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0.95255058" calcext:value-type="float">
            <text:p>3280340.95255058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1.369597" calcext:value-type="float">
            <text:p>3280341.369597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1.7536567" calcext:value-type="float">
            <text:p>3280341.7536567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17305932" calcext:value-type="float">
            <text:p>3280342.17305932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59481814" calcext:value-type="float">
            <text:p>3280342.59481814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96709687" calcext:value-type="float">
            <text:p>3280342.96709687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22706767" calcext:value-type="float">
            <text:p>3280341.22706767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54986631" calcext:value-type="float">
            <text:p>3280341.54986631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99283088" calcext:value-type="float">
            <text:p>3280341.99283088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2.27793041" calcext:value-type="float">
            <text:p>3280342.27793041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2.75859409" calcext:value-type="float">
            <text:p>3280342.75859409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0.97800285" calcext:value-type="float">
            <text:p>3280340.97800285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28902052" calcext:value-type="float">
            <text:p>3280341.28902052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1521519" calcext:value-type="float">
            <text:p>3280341.51521519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5055811" calcext:value-type="float">
            <text:p>3280341.55055811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5055811" calcext:value-type="float">
            <text:p>3280341.5505581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177622" calcext:value-type="float">
            <text:p>3280339.31177622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26936472" calcext:value-type="float">
            <text:p>3280339.26936472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28114569" calcext:value-type="float">
            <text:p>3280339.28114569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5854314" calcext:value-type="float">
            <text:p>3280338.75854314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60067811" calcext:value-type="float">
            <text:p>3280338.60067811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4357445" calcext:value-type="float">
            <text:p>3280338.4357445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8.31166388" calcext:value-type="float">
            <text:p>3280338.31166388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8.15144266" calcext:value-type="float">
            <text:p>3280338.15144266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97944046" calcext:value-type="float">
            <text:p>3280337.97944046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81686304" calcext:value-type="float">
            <text:p>3280337.81686304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66842278" calcext:value-type="float">
            <text:p>3280337.66842278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7131619" calcext:value-type="float">
            <text:p>3280338.6713161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6895999" calcext:value-type="float">
            <text:p>3280338.6689599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7131619" calcext:value-type="float">
            <text:p>3280338.6713161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0063035" calcext:value-type="float">
            <text:p>3280338.60063035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48753302" calcext:value-type="float">
            <text:p>3280338.48753302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4230575" calcext:value-type="float">
            <text:p>3280339.4230575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25812388" calcext:value-type="float">
            <text:p>3280339.25812388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06491594" calcext:value-type="float">
            <text:p>3280339.06491594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8.87877657" calcext:value-type="float">
            <text:p>3280338.87877657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8.72798012" calcext:value-type="float">
            <text:p>3280338.72798012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406092" calcext:value-type="float">
            <text:p>3280340.68406092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641711" calcext:value-type="float">
            <text:p>3280340.6864171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65589184" calcext:value-type="float">
            <text:p>3280339.65589184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6300736" calcext:value-type="float">
            <text:p>3280339.6300736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79736341" calcext:value-type="float">
            <text:p>3280339.79736341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511783" calcext:value-type="float">
            <text:p>3280339.87511783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276164" calcext:value-type="float">
            <text:p>3280339.87276164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276164" calcext:value-type="float">
            <text:p>3280339.87276164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39.66193218" calcext:value-type="float">
            <text:p>3280339.6619321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39.9116888" calcext:value-type="float">
            <text:p>3280339.911688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25098081" calcext:value-type="float">
            <text:p>3280340.25098081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60440998" calcext:value-type="float">
            <text:p>3280340.6044099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85652279" calcext:value-type="float">
            <text:p>3280340.85652279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0.77274337" calcext:value-type="float">
            <text:p>3280340.77274337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12381635" calcext:value-type="float">
            <text:p>3280341.12381635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38535394" calcext:value-type="float">
            <text:p>3280341.38535394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84952425" calcext:value-type="float">
            <text:p>3280341.84952425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2.2571459" calcext:value-type="float">
            <text:p>3280342.2571459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2.90808702" calcext:value-type="float">
            <text:p>3280342.90808702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3.3416268" calcext:value-type="float">
            <text:p>3280343.3416268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3.72333031" calcext:value-type="float">
            <text:p>3280343.72333031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4.06262232" calcext:value-type="float">
            <text:p>3280344.06262232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4.36185902" calcext:value-type="float">
            <text:p>3280344.36185902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6369065" calcext:value-type="float">
            <text:p>3280344.636906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9761985" calcext:value-type="float">
            <text:p>3280344.976198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38617635" calcext:value-type="float">
            <text:p>3280345.3861763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66891968" calcext:value-type="float">
            <text:p>3280345.66891968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7066188" calcext:value-type="float">
            <text:p>3280345.7066188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2117644" calcext:value-type="float">
            <text:p>3280344.32117644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4:17:02.754200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9T15:00:47.982146951</dc:date>
    <meta:editing-duration>PT35M1S</meta:editing-duration>
    <meta:editing-cycles>11</meta:editing-cycles>
    <meta:document-statistic meta:table-count="1" meta:cell-count="358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44cm" svg:height="15.274cm" xlink:href=".." xlink:type="simple" chart:class="chart:scatter" chart:style-name="ch1">
        <chart:title svg:x="12.113cm" svg:y="0.441cm" chart:style-name="ch2">
          <text:p>Plotting Bag 1</text:p>
        </chart:title>
        <chart:legend chart:legend-position="end" svg:x="23.657cm" svg:y="7.089cm" style:legend-expansion="high" chart:style-name="ch3"/>
        <chart:plot-area chart:style-name="ch4" table:cell-range-address="data_bag1.A3:data_bag1.B800 data_bag1.Y3:data_bag1.Y545" chart:data-source-has-labels="both" svg:x="1.553cm" svg:y="1.525cm" svg:width="21.562cm" svg:height="12.463cm">
          <chartooo:coordinate-region svg:x="3.1cm" svg:y="1.724cm" svg:width="19.458cm" svg:height="11.617cm"/>
          <chart:axis chart:dimension="x" chart:name="primary-x" chart:style-name="ch5" chartooo:axis-type="auto">
            <chart:title svg:x="11.787cm" svg:y="14.293cm" chart:style-name="ch6">
              <text:p>UTM E</text:p>
            </chart:title>
            <chart:categories table:cell-range-address="data_bag1.A3:data_bag1.A545"/>
            <chart:grid chart:style-name="ch7" chart:class="major"/>
          </chart:axis>
          <chart:axis chart:dimension="y" chart:name="primary-y" chart:style-name="ch5">
            <chart:title svg:x="0.451cm" svg:y="8.316cm" chart:style-name="ch8">
              <text:p>UTM N</text:p>
            </chart:title>
            <chart:grid chart:style-name="ch7" chart:class="major"/>
          </chart:axis>
          <chart:series chart:style-name="ch9" chart:values-cell-range-address="data_bag1.B3:data_bag1.B800" loext:label-string="pose_estimae" chart:class="chart:scatter">
            <chart:domain table:cell-range-address="data_bag1.A3:data_bag1.A800"/>
            <chart:data-point chart:repeated="798"/>
          </chart:series>
          <chart:series chart:style-name="ch10" chart:values-cell-range-address="data_bag1.Y3:data_bag1.Y545" loext:label-string="gps" chart:class="chart:scatter">
            <chart:domain table:cell-range-address="data_bag1.X3:data_bag1.X545"/>
            <chart:data-point chart:repeated="5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e_estimae</text:p>
              </table:table-cell>
              <table:table-cell office:value-type="string">
                <text:p>Column X</text:p>
              </table:table-cell>
              <table:table-cell office:value-type="string">
                <text:p>gps</text:p>
              </table:table-cell>
            </table:table-row>
          </table:table-header-rows>
          <table:table-rows>
            <table:table-row>
              <table:table-cell office:value-type="float" office:value="369387.76289057">
                <text:p>369387.76289057</text:p>
                <draw:g>
                  <svg:desc>data_bag1.A3:data_bag1.A545</svg:desc>
                </draw:g>
              </table:table-cell>
              <table:table-cell office:value-type="float" office:value="369387.76289057">
                <text:p>369387.76289057</text:p>
                <draw:g>
                  <svg:desc>data_bag1.A3:data_bag1.A800</svg:desc>
                </draw:g>
              </table:table-cell>
              <table:table-cell office:value-type="float" office:value="3280338.50070082">
                <text:p>3280338.50070082</text:p>
                <draw:g>
                  <svg:desc>data_bag1.B3:data_bag1.B800</svg:desc>
                </draw:g>
              </table:table-cell>
              <table:table-cell office:value-type="float" office:value="369387.76289057">
                <text:p>369387.76289057</text:p>
                <draw:g>
                  <svg:desc>data_bag1.X3:data_bag1.X545</svg:desc>
                </draw:g>
              </table:table-cell>
              <table:table-cell office:value-type="float" office:value="3280338.50070082">
                <text:p>3280338.50070082</text:p>
                <draw:g>
                  <svg:desc>data_bag1.Y3:data_bag1.Y545</svg:desc>
                </draw:g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6196188">
                <text:p>3280338.56196188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16599109">
                <text:p>3280338.16599109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6621644">
                <text:p>3280335.36621644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81407469">
                <text:p>3280338.81407469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36698143">
                <text:p>3280333.36698143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18870961">
                <text:p>3280339.18870961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2.02588699">
                <text:p>3280332.02588699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5774817">
                <text:p>3280339.5774817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1.80876256">
                <text:p>3280331.80876256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87436221">
                <text:p>3280339.87436221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0360379">
                <text:p>3280332.0360379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16599109">
                <text:p>3280338.16599109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54062601">
                <text:p>3280338.5406260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82572554">
                <text:p>3280338.82572554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4.83468449">
                <text:p>3280334.83468449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96002863">
                <text:p>3280338.96002863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4.84370775">
                <text:p>3280334.84370775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9.08490694">
                <text:p>3280339.08490694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51163628">
                <text:p>3280333.51163628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6621644">
                <text:p>3280335.36621644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411676">
                <text:p>3280333.7411676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0731158">
                <text:p>3280335.30731158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4.63899056">
                <text:p>3280334.63899056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17772088">
                <text:p>3280335.17772088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19533627">
                <text:p>3280335.19533627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01514346">
                <text:p>3280335.01514346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07172875">
                <text:p>3280336.07172875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4.82193552">
                <text:p>3280334.8219355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27606358">
                <text:p>3280337.27606358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36698143">
                <text:p>3280333.36698143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70880189">
                <text:p>3280338.70880189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7273365">
                <text:p>3280333.27273365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27078708">
                <text:p>3280339.27078708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1147259">
                <text:p>3280333.2114725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0.71367653">
                <text:p>3280340.71367653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067602">
                <text:p>3280333.2067602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26287233">
                <text:p>3280342.26287233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0440401">
                <text:p>3280333.2044040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28615698">
                <text:p>3280346.28615698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2.02588699">
                <text:p>3280332.02588699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29854523">
                <text:p>3280349.29854523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514585">
                <text:p>3280331.91514585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985824">
                <text:p>3280331.91985824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985824">
                <text:p>3280331.91985824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0.69603942">
                <text:p>3280350.69603942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787631">
                <text:p>3280331.9787631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36849837">
                <text:p>3280346.36849837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1.80876256">
                <text:p>3280331.80876256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15250241">
                <text:p>3280346.15250241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06794395">
                <text:p>3280332.06794395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5.80200061">
                <text:p>3280345.80200061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41666074">
                <text:p>3280332.41666074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7323908">
                <text:p>3280332.7323908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97272264">
                <text:p>3280332.97272264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0360379">
                <text:p>3280332.0360379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34469938">
                <text:p>3280332.34469938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66985422">
                <text:p>3280332.66985422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9361042">
                <text:p>3280332.93610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3.25183426">
                <text:p>3280333.251834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3.50159087">
                <text:p>3280333.50159087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68207037">
                <text:p>3280335.68207037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91297743">
                <text:p>3280335.91297743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14388449">
                <text:p>3280336.14388449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974464">
                <text:p>3280345.79974464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43605261">
                <text:p>3280336.43605261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5743613">
                <text:p>3280343.5743613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34746777">
                <text:p>3280342.34746777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73155046">
                <text:p>3280335.73155046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2.89591779">
                <text:p>3280342.89591779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99780043">
                <text:p>3280335.99780043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297044">
                <text:p>3280343.4297044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25462563">
                <text:p>3280336.25462563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45490216">
                <text:p>3280336.45490216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4.83468449">
                <text:p>3280334.83468449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16455172">
                <text:p>3280335.16455172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51326851">
                <text:p>3280335.51326851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89025963">
                <text:p>3280335.89025963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6.27196313">
                <text:p>3280336.27196313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4.84370775">
                <text:p>3280334.84370775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05576526">
                <text:p>3280335.0557652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08706086">
                <text:p>3280349.0870608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2913847">
                <text:p>3280335.2913847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6024673">
                <text:p>3280348.76024673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39034487">
                <text:p>3280335.39034487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64952627">
                <text:p>3280335.6495262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3.94951633">
                <text:p>3280353.94951633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51163628">
                <text:p>3280333.51163628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950425">
                <text:p>3280356.81950425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87449023">
                <text:p>3280333.87449023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7385923">
                <text:p>3280361.47385923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28918046">
                <text:p>3280334.28918046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3393164">
                <text:p>3280367.3393164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61669149">
                <text:p>3280334.61669149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88529767">
                <text:p>3280334.88529767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411676">
                <text:p>3280333.7411676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938878">
                <text:p>3280366.44938878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45692108">
                <text:p>3280364.45692108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164999">
                <text:p>3280361.79164999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23530425">
                <text:p>3280361.23530425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82834679">
                <text:p>3280333.82834679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59.79467057">
                <text:p>3280359.79467057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4.63899056">
                <text:p>3280334.63899056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59333746">
                <text:p>3280359.59333746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03247504">
                <text:p>3280335.03247504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36705466">
                <text:p>3280335.36705466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60031791">
                <text:p>3280335.60031791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90662319">
                <text:p>3280335.90662319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31235021">
                <text:p>3280366.31235021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19533627">
                <text:p>3280335.19533627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69.68426619">
                <text:p>3280369.68426619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36969466">
                <text:p>3280335.36969466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44273669">
                <text:p>3280335.44273669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64772561">
                <text:p>3280335.64772561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6.00822337">
                <text:p>3280336.00822337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7474848">
                <text:p>3280355.47474848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07172875">
                <text:p>3280336.07172875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16678427">
                <text:p>3280347.16678427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39688359">
                <text:p>3280336.39688359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7361756">
                <text:p>3280336.7361756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7.00949416">
                <text:p>3280337.00949416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6173042">
                <text:p>3280346.36173042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7.26396316">
                <text:p>3280337.26396316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4122246">
                <text:p>3280346.14122246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27606358">
                <text:p>3280337.27606358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37075437">
                <text:p>3280346.37075437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611889">
                <text:p>3280337.3161188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683012">
                <text:p>3280347.48683012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37627">
                <text:p>3280337.3137627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119012">
                <text:p>3280347.48119012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37627">
                <text:p>3280337.3137627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37037214">
                <text:p>3280347.37037214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14065">
                <text:p>3280337.3114065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70880189">
                <text:p>3280338.70880189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89022887">
                <text:p>3280338.89022887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0905054">
                <text:p>3280339.0905054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4297974">
                <text:p>3280339.4297974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18451185">
                <text:p>3280356.18451185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69133499">
                <text:p>3280339.69133499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11618143">
                <text:p>3280357.11618143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27078708">
                <text:p>3280339.2707870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02718045">
                <text:p>3280356.02718045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60772289">
                <text:p>3280339.60772289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92345295">
                <text:p>3280339.92345295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40.30986885">
                <text:p>3280340.30986885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6.83675193">
                <text:p>3280356.83675193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40.75283341">
                <text:p>3280340.7528334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282918">
                <text:p>3280357.95282918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0.71367653">
                <text:p>3280340.71367653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5.87662112">
                <text:p>3280355.87662112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04354376">
                <text:p>3280341.04354376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57087992">
                <text:p>3280353.57087992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46530258">
                <text:p>3280341.46530258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35528361">
                <text:p>3280349.35528361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74568972">
                <text:p>3280341.74568972</text:p>
              </table:table-cell>
              <table:table-cell office:value-type="float" office:value="369352.223773495">
                <text:p>369352.223773495</text:p>
              </table:table-cell>
              <table:table-cell office:value-type="float" office:value="3280346.11899754">
                <text:p>3280346.11899754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2.12503703">
                <text:p>3280342.12503703</text:p>
              </table:table-cell>
              <table:table-cell office:value-type="float" office:value="369352.514178777">
                <text:p>369352.514178777</text:p>
              </table:table-cell>
              <table:table-cell office:value-type="float" office:value="3280346.11561289">
                <text:p>3280346.11561289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26287233">
                <text:p>3280342.26287233</text:p>
              </table:table-cell>
              <table:table-cell office:value-type="float" office:value="369353.791975131">
                <text:p>369353.791975131</text:p>
              </table:table-cell>
              <table:table-cell office:value-type="float" office:value="3280347.76321584">
                <text:p>3280347.76321584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47021744">
                <text:p>3280342.47021744</text:p>
              </table:table-cell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1158911">
                <text:p>3280342.61158911</text:p>
              </table:table-cell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2572628">
                <text:p>3280342.62572628</text:p>
              </table:table-cell>
              <table:table-cell office:value-type="float" office:value="369355.437604817">
                <text:p>369355.437604817</text:p>
              </table:table-cell>
              <table:table-cell office:value-type="float" office:value="3280347.74403644">
                <text:p>3280347.74403644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2337009">
                <text:p>3280342.62337009</text:p>
              </table:table-cell>
              <table:table-cell office:value-type="float" office:value="369356.210727246">
                <text:p>369356.210727246</text:p>
              </table:table-cell>
              <table:table-cell office:value-type="float" office:value="3280347.62419294">
                <text:p>3280347.62419294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28615698">
                <text:p>3280346.28615698</text:p>
              </table:table-cell>
              <table:table-cell office:value-type="float" office:value="369356.876715671">
                <text:p>369356.876715671</text:p>
              </table:table-cell>
              <table:table-cell office:value-type="float" office:value="3280346.61893383">
                <text:p>3280346.61893383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55476315">
                <text:p>3280346.55476315</text:p>
              </table:table-cell>
              <table:table-cell office:value-type="float" office:value="369358.604940593">
                <text:p>369358.604940593</text:p>
              </table:table-cell>
              <table:table-cell office:value-type="float" office:value="3280345.37962893">
                <text:p>3280345.37962893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89169897">
                <text:p>3280346.89169897</text:p>
              </table:table-cell>
              <table:table-cell office:value-type="float" office:value="369358.789503531">
                <text:p>369358.789503531</text:p>
              </table:table-cell>
              <table:table-cell office:value-type="float" office:value="3280344.60164674">
                <text:p>3280344.60164674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7.23570336">
                <text:p>3280347.23570336</text:p>
              </table:table-cell>
              <table:table-cell office:value-type="float" office:value="369359.451617859">
                <text:p>369359.451617859</text:p>
              </table:table-cell>
              <table:table-cell office:value-type="float" office:value="3280343.26393387">
                <text:p>3280343.26393387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7.50430953">
                <text:p>3280347.50430953</text:p>
              </table:table-cell>
              <table:table-cell office:value-type="float" office:value="369360.880397763">
                <text:p>369360.880397763</text:p>
              </table:table-cell>
              <table:table-cell office:value-type="float" office:value="3280341.25228798">
                <text:p>3280341.25228798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29854523">
                <text:p>3280349.29854523</text:p>
              </table:table-cell>
              <table:table-cell office:value-type="float" office:value="369360.955244235">
                <text:p>369360.955244235</text:p>
              </table:table-cell>
              <table:table-cell office:value-type="float" office:value="3280339.3672542">
                <text:p>3280339.3672542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76507174">
                <text:p>3280349.76507174</text:p>
              </table:table-cell>
              <table:table-cell office:value-type="float" office:value="369359.692946112">
                <text:p>369359.692946112</text:p>
              </table:table-cell>
              <table:table-cell office:value-type="float" office:value="3280339.04946619">
                <text:p>3280339.04946619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00775977">
                <text:p>3280350.00775977</text:p>
              </table:table-cell>
              <table:table-cell office:value-type="float" office:value="369358.049898208">
                <text:p>369358.049898208</text:p>
              </table:table-cell>
              <table:table-cell office:value-type="float" office:value="3280339.29028089">
                <text:p>3280339.29028089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37532612">
                <text:p>3280350.37532612</text:p>
              </table:table-cell>
              <table:table-cell office:value-type="float" office:value="369356.51140138">
                <text:p>369356.51140138</text:p>
              </table:table-cell>
              <table:table-cell office:value-type="float" office:value="3280340.19487552">
                <text:p>3280340.19487552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73111148">
                <text:p>3280350.73111148</text:p>
              </table:table-cell>
              <table:table-cell office:value-type="float" office:value="369356.605620124">
                <text:p>369356.605620124</text:p>
              </table:table-cell>
              <table:table-cell office:value-type="float" office:value="3280339.97211138">
                <text:p>3280339.97211138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1.05391013">
                <text:p>3280351.05391013</text:p>
              </table:table-cell>
              <table:table-cell office:value-type="float" office:value="369356.804389874">
                <text:p>369356.804389874</text:p>
              </table:table-cell>
              <table:table-cell office:value-type="float" office:value="3280340.41312694">
                <text:p>3280340.41312694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70989705">
                <text:p>3280350.70989705</text:p>
              </table:table-cell>
              <table:table-cell office:value-type="float" office:value="369358.069270985">
                <text:p>369358.069270985</text:p>
              </table:table-cell>
              <table:table-cell office:value-type="float" office:value="3280340.95255058">
                <text:p>3280340.95255058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04447666">
                <text:p>3280351.04447666</text:p>
              </table:table-cell>
              <table:table-cell office:value-type="float" office:value="369360.392514273">
                <text:p>369360.392514273</text:p>
              </table:table-cell>
              <table:table-cell office:value-type="float" office:value="3280340.92547477">
                <text:p>3280340.92547477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3719877">
                <text:p>3280351.3719877</text:p>
              </table:table-cell>
              <table:table-cell office:value-type="float" office:value="369362.323384433">
                <text:p>369362.323384433</text:p>
              </table:table-cell>
              <table:table-cell office:value-type="float" office:value="3280340.45964006">
                <text:p>3280340.45964006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74191023">
                <text:p>3280351.74191023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87954305">
                <text:p>3280350.87954305</text:p>
              </table:table-cell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2871647">
                <text:p>3280351.2871647</text:p>
              </table:table-cell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52985273">
                <text:p>3280351.52985273</text:p>
              </table:table-cell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83615801">
                <text:p>3280351.83615801</text:p>
              </table:table-cell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0.69603942">
                <text:p>3280350.69603942</text:p>
              </table:table-cell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02826284">
                <text:p>3280351.02826284</text:p>
              </table:table-cell>
              <table:table-cell office:value-type="float" office:value="369362.106534216">
                <text:p>369362.106534216</text:p>
              </table:table-cell>
              <table:table-cell office:value-type="float" office:value="3280338.46717272">
                <text:p>3280338.46717272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38404821">
                <text:p>3280351.38404821</text:p>
              </table:table-cell>
              <table:table-cell office:value-type="float" office:value="369360.17308072">
                <text:p>369360.17308072</text:p>
              </table:table-cell>
              <table:table-cell office:value-type="float" office:value="3280338.7113715">
                <text:p>3280338.7113715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63851721">
                <text:p>3280351.63851721</text:p>
              </table:table-cell>
              <table:table-cell office:value-type="float" office:value="369359.215394546">
                <text:p>369359.215394546</text:p>
              </table:table-cell>
              <table:table-cell office:value-type="float" office:value="3280339.60919686">
                <text:p>3280339.60919686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92126055">
                <text:p>3280351.92126055</text:p>
              </table:table-cell>
              <table:table-cell office:value-type="float" office:value="369360.873940308">
                <text:p>369360.873940308</text:p>
              </table:table-cell>
              <table:table-cell office:value-type="float" office:value="3280340.69819809">
                <text:p>3280340.69819809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36849837">
                <text:p>3280346.36849837</text:p>
              </table:table-cell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71014657">
                <text:p>3280346.71014657</text:p>
              </table:table-cell>
              <table:table-cell office:value-type="float" office:value="369360.861025401">
                <text:p>369360.861025401</text:p>
              </table:table-cell>
              <table:table-cell office:value-type="float" office:value="3280339.5900183">
                <text:p>3280339.5900183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99053372">
                <text:p>3280346.99053372</text:p>
              </table:table-cell>
              <table:table-cell office:value-type="float" office:value="369360.957827214">
                <text:p>369360.957827214</text:p>
              </table:table-cell>
              <table:table-cell office:value-type="float" office:value="3280339.58889015">
                <text:p>3280339.58889015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7.2567837">
                <text:p>3280347.2567837</text:p>
              </table:table-cell>
              <table:table-cell office:value-type="float" office:value="369359.516132023">
                <text:p>369359.516132023</text:p>
              </table:table-cell>
              <table:table-cell office:value-type="float" office:value="3280340.49235623">
                <text:p>3280340.49235623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7.51832128">
                <text:p>3280347.51832128</text:p>
              </table:table-cell>
              <table:table-cell office:value-type="float" office:value="369360.218283135">
                <text:p>369360.218283135</text:p>
              </table:table-cell>
              <table:table-cell office:value-type="float" office:value="3280342.59000076">
                <text:p>3280342.59000076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15250241">
                <text:p>3280346.15250241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48472583">
                <text:p>3280346.48472583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84757978">
                <text:p>3280346.84757978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7.23870807">
                <text:p>3280347.23870807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7.72644033">
                <text:p>3280347.72644033</text:p>
              </table:table-cell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5.80200061">
                <text:p>3280345.80200061</text:p>
              </table:table-cell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6.34863773">
                <text:p>3280346.3486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6.90234343">
                <text:p>3280346.9023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2410225">
                <text:p>3280347.3241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1232127">
                <text:p>3280347.3123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0996508">
                <text:p>3280347.3099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6071947">
                <text:p>3280345.2607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83982334">
                <text:p>3280345.8398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9434959">
                <text:p>3280345.943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974464">
                <text:p>3280345.7997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5743613">
                <text:p>3280343.574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8288303">
                <text:p>3280343.8288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09272409">
                <text:p>3280344.0927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42730371">
                <text:p>3280344.4273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79487005">
                <text:p>3280344.794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34746777">
                <text:p>3280342.3474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66555402">
                <text:p>3280342.6655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96479072">
                <text:p>3280342.9647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3.36769998">
                <text:p>3280343.3676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3.75647207">
                <text:p>3280343.7564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2.89591779">
                <text:p>3280342.8959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3.41192439">
                <text:p>3280343.411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3.92793098">
                <text:p>3280343.9279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4.45807474">
                <text:p>3280344.4580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4.61358358">
                <text:p>3280344.6135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297044">
                <text:p>3280343.429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320606">
                <text:p>3280343.432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4619776">
                <text:p>3280343.4461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85146322">
                <text:p>3280343.8514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4.39810034">
                <text:p>3280344.3981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4.66199412">
                <text:p>3280344.661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954803">
                <text:p>3280345.6495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954803">
                <text:p>3280345.6495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522945">
                <text:p>3280348.2052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08706086">
                <text:p>3280349.087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27320023">
                <text:p>3280349.2732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5842179">
                <text:p>3280349.584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91172893">
                <text:p>3280349.9117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50.02953866">
                <text:p>3280350.0295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6024673">
                <text:p>3280348.7602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2480989">
                <text:p>3280352.4248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55911298">
                <text:p>3280352.5591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3.94951633">
                <text:p>3280353.9495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16393003">
                <text:p>3280354.1639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39954948">
                <text:p>3280354.3995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60689459">
                <text:p>3280354.6068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66815565">
                <text:p>3280354.6681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950425">
                <text:p>3280356.8195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007947">
                <text:p>3280356.8100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17057723">
                <text:p>3280357.1705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51458162">
                <text:p>3280357.514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95754619">
                <text:p>3280357.9575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7385923">
                <text:p>3280361.4738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55868223">
                <text:p>3280361.5586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51627073">
                <text:p>3280361.5162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39350887">
                <text:p>3280367.3935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22857526">
                <text:p>3280367.2285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07071023">
                <text:p>3280367.070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12019031">
                <text:p>3280367.1201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938878">
                <text:p>3280366.4493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45692108">
                <text:p>3280364.4569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33439896">
                <text:p>3280364.334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21894543">
                <text:p>3280364.2189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11998526">
                <text:p>3280364.1199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01160032">
                <text:p>3280364.0116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164999">
                <text:p>3280361.7916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86233582">
                <text:p>3280361.8623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2.10738005">
                <text:p>3280362.1073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47799228">
                <text:p>3280361.4779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95394357">
                <text:p>3280361.9539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2.31208513">
                <text:p>3280362.3120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2.75976208">
                <text:p>3280362.7597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59.79467057">
                <text:p>3280359.7946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0.31303336">
                <text:p>3280360.3130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0.7230112">
                <text:p>3280360.723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1.16361957">
                <text:p>3280361.163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1.55239166">
                <text:p>3280361.5523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59333746">
                <text:p>3280359.5933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76298346">
                <text:p>3280359.7629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2660072">
                <text:p>3280359.8266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13131">
                <text:p>3280359.83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36693">
                <text:p>3280359.833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602549">
                <text:p>3280359.8360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83409518">
                <text:p>3280359.8340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60.17103099">
                <text:p>3280360.1710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60.55744689">
                <text:p>3280360.55744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78830603">
                <text:p>3280362.7883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78830603">
                <text:p>3280362.7883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89904717">
                <text:p>3280362.8990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98622637">
                <text:p>3280362.986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455601">
                <text:p>3280363.0545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92684">
                <text:p>3280363.05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92684">
                <text:p>3280363.05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4984362">
                <text:p>3280363.0498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8424985">
                <text:p>3280362.842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4513123">
                <text:p>3280363.0451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25954493">
                <text:p>3280363.2595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29253165">
                <text:p>3280363.29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3170626">
                <text:p>3280366.317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57153161">
                <text:p>3280366.5715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80243867">
                <text:p>3280366.8024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89904264">
                <text:p>3280366.8990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95323511">
                <text:p>3280366.9532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7.15351164">
                <text:p>3280367.1535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69.91281705">
                <text:p>3280369.9128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0.17199845">
                <text:p>3280370.1719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0.3652064">
                <text:p>3280370.365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03200944">
                <text:p>3280371.0320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2605603">
                <text:p>3280371.260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3453833">
                <text:p>3280371.345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9792204">
                <text:p>3280368.0979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86839764">
                <text:p>3280368.8683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95086444">
                <text:p>3280368.9508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33256795">
                <text:p>3280369.3325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530104">
                <text:p>3280369.653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954219">
                <text:p>3280369.695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954219">
                <text:p>3280369.695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2910186">
                <text:p>3280358.0291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5266381">
                <text:p>3280358.0526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24351556">
                <text:p>3280358.2435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27178989">
                <text:p>3280358.2717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229122">
                <text:p>3280355.422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2027947">
                <text:p>3280355.2202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5091">
                <text:p>3280355.2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1792328">
                <text:p>3280355.2179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3954977">
                <text:p>3280347.0395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4426215">
                <text:p>3280347.0442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4426215">
                <text:p>3280347.0442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7975329">
                <text:p>3280346.797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4994945">
                <text:p>3280346.3499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2167511">
                <text:p>3280346.3216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3109989">
                <text:p>3280346.3310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3345609">
                <text:p>3280346.3334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3886627">
                <text:p>3280346.1388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3415388">
                <text:p>3280346.1341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7524901">
                <text:p>3280346.0752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1294813">
                <text:p>3280346.1129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399061">
                <text:p>3280346.039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5168707">
                <text:p>3280346.051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7053662">
                <text:p>3280346.0705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26472561">
                <text:p>3280346.2647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00790041">
                <text:p>3280346.0079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5.89480308">
                <text:p>3280345.8948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5.76521238">
                <text:p>3280345.7652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211773">
                <text:p>3280347.4821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119012">
                <text:p>3280347.4811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354631">
                <text:p>3280347.4835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69796001">
                <text:p>3280347.6979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1119783">
                <text:p>369377.991119783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42456461">
                <text:p>3280347.4245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1119783">
                <text:p>369377.991119783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87695395">
                <text:p>3280347.8769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91726127">
                <text:p>369376.91726127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91726127">
                <text:p>369376.91726127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7.25265163">
                <text:p>3280347.2526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4649712">
                <text:p>3280350.464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07148672">
                <text:p>3280350.0714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35894245">
                <text:p>3280350.3589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88201763">
                <text:p>3280350.8820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1.27078972">
                <text:p>3280351.2707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18451185">
                <text:p>3280356.1845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60391447">
                <text:p>3280356.6039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8913702">
                <text:p>3280356.891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7.19767548">
                <text:p>3280357.1976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7.58409138">
                <text:p>3280357.5840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11618143">
                <text:p>3280357.1161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53558405">
                <text:p>3280357.5355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85131411">
                <text:p>3280357.851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20474328">
                <text:p>3280358.2047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51576096">
                <text:p>3280358.5157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82913483">
                <text:p>3280358.8291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2627999">
                <text:p>3280356.262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64450341">
                <text:p>3280356.6445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02149453">
                <text:p>3280357.0214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35371795">
                <text:p>3280357.3537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80139491">
                <text:p>3280357.80139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97121979">
                <text:p>3280354.9712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24925074">
                <text:p>3280355.2492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55319983">
                <text:p>3280355.5531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95846528">
                <text:p>3280355.9584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6.83675193">
                <text:p>3280356.8367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17604394">
                <text:p>3280357.1760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5341855">
                <text:p>3280357.534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80750406">
                <text:p>3280357.8075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94180715">
                <text:p>3280357.9418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8.02898634">
                <text:p>3280358.0289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989776">
                <text:p>3280357.9598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989776">
                <text:p>3280357.9598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8.04472076">
                <text:p>3280358.0447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8.36045082">
                <text:p>3280358.3604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5.87662112">
                <text:p>3280355.8766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6.28188657">
                <text:p>3280356.2818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6.59290424">
                <text:p>3280356.592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7.09241747">
                <text:p>3280357.0924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7.37516081">
                <text:p>3280357.3751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57087992">
                <text:p>3280353.5708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97378918">
                <text:p>3280353.9737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4.42853472">
                <text:p>3280354.4285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4.8620745">
                <text:p>3280354.862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5.12361209">
                <text:p>3280355.1236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35528361">
                <text:p>3280349.3552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4872305">
                <text:p>3280349.487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75583667">
                <text:p>3280349.755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50.08099151">
                <text:p>3280350.08099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50.44855785">
                <text:p>3280350.4485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11899754">
                <text:p>3280346.118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48420769">
                <text:p>3280346.4842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863555">
                <text:p>3280346.86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7.29709479">
                <text:p>3280347.2970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7.68351069">
                <text:p>3280347.6835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11561289">
                <text:p>3280346.1156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47139826">
                <text:p>3280346.4713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86959512">
                <text:p>3280346.8695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7.27250438">
                <text:p>3280347.2725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7.6518517">
                <text:p>3280347.651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76321584">
                <text:p>3280347.7632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71373576">
                <text:p>3280347.7137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1477559">
                <text:p>3280347.614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1713179">
                <text:p>3280347.617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2184418">
                <text:p>3280347.6218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2184418">
                <text:p>3280347.6218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6492858">
                <text:p>3280348.3649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74403644">
                <text:p>3280347.7440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86891475">
                <text:p>3280347.8689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5609394">
                <text:p>3280347.9560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9614925">
                <text:p>3280347.996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8908066">
                <text:p>3280347.9890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7.62419294">
                <text:p>3280347.62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7.83389425">
                <text:p>3280347.8338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12841856">
                <text:p>3280348.1284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40173712">
                <text:p>3280348.4017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7528101">
                <text:p>3280348.752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9.10388308">
                <text:p>3280349.1038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6.97000681">
                <text:p>3280346.9700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23154439">
                <text:p>3280347.2315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51664393">
                <text:p>3280347.5166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83944257">
                <text:p>3280347.8394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5.37962893">
                <text:p>3280345.3796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5.70007138">
                <text:p>3280345.7000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09355586">
                <text:p>3280346.0935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53416423">
                <text:p>3280346.5341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78156465">
                <text:p>3280346.7815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7.12556905">
                <text:p>3280347.125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4.99277503">
                <text:p>3280344.9927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5.3462042">
                <text:p>3280345.346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5.7750316">
                <text:p>3280345.775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6.02714441">
                <text:p>3280346.0271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3.26393387">
                <text:p>3280343.2639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3.63856879">
                <text:p>3280343.6385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01320371">
                <text:p>3280344.0132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36898908">
                <text:p>3280344.3689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67058198">
                <text:p>3280344.6705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98159965">
                <text:p>3280344.9815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1.56566185">
                <text:p>3280341.5656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1.92144722">
                <text:p>3280341.9214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2.16884764">
                <text:p>3280342.1688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2.51992062">
                <text:p>3280342.5199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39.3672542">
                <text:p>3280339.367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39.80079398">
                <text:p>3280339.8007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16600413">
                <text:p>3280340.16600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49115897">
                <text:p>3280340.4911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78803948">
                <text:p>3280340.7880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04946619">
                <text:p>3280339.0494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39111439">
                <text:p>3280339.3911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72569401">
                <text:p>3280339.7256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40.08619177">
                <text:p>3280340.0861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40.51266297">
                <text:p>3280340.5126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29028089">
                <text:p>3280339.2902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65077864">
                <text:p>3280339.6507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95708393">
                <text:p>3280339.9570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40.2233339">
                <text:p>3280340.223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40.24925204">
                <text:p>3280340.2492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487552">
                <text:p>3280340.194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31268524">
                <text:p>3280340.3126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39.97211138">
                <text:p>3280339.9721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28312905">
                <text:p>3280340.2831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51639231">
                <text:p>3280340.5163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84390334">
                <text:p>3280340.8439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1.16905818">
                <text:p>3280341.1690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0.41312694">
                <text:p>3280340.4131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0.79011806">
                <text:p>3280340.7901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17889015">
                <text:p>3280341.178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54645649">
                <text:p>3280341.5464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95879052">
                <text:p>3280341.9587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0.95255058">
                <text:p>3280340.9525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1.369597">
                <text:p>3280341.36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1.7536567">
                <text:p>3280341.753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17305932">
                <text:p>3280342.1730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59481814">
                <text:p>3280342.5948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96709687">
                <text:p>3280342.9670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22706767">
                <text:p>3280341.2270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54986631">
                <text:p>3280341.5498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99283088">
                <text:p>3280341.9928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2.27793041">
                <text:p>3280342.2779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2.75859409">
                <text:p>3280342.7585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0.97800285">
                <text:p>3280340.9780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28902052">
                <text:p>3280341.2890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1521519">
                <text:p>3280341.5152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5055811">
                <text:p>3280341.5505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5055811">
                <text:p>3280341.5505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177622">
                <text:p>3280339.3117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26936472">
                <text:p>3280339.2693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28114569">
                <text:p>3280339.2811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5854314">
                <text:p>3280338.7585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60067811">
                <text:p>3280338.6006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4357445">
                <text:p>3280338.435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8.31166388">
                <text:p>3280338.3116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8.15144266">
                <text:p>3280338.1514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97944046">
                <text:p>3280337.9794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81686304">
                <text:p>3280337.8168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66842278">
                <text:p>3280337.6684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7131619">
                <text:p>3280338.671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6895999">
                <text:p>3280338.668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7131619">
                <text:p>3280338.671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0063035">
                <text:p>3280338.6006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48753302">
                <text:p>3280338.487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4230575">
                <text:p>3280339.423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25812388">
                <text:p>3280339.2581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06491594">
                <text:p>3280339.064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8.87877657">
                <text:p>3280338.8787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8.72798012">
                <text:p>3280338.7279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406092">
                <text:p>3280340.6840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641711">
                <text:p>3280340.6864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65589184">
                <text:p>3280339.6558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6300736">
                <text:p>3280339.63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79736341">
                <text:p>3280339.7973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511783">
                <text:p>3280339.8751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276164">
                <text:p>3280339.8727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276164">
                <text:p>3280339.8727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39.66193218">
                <text:p>3280339.6619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39.9116888">
                <text:p>3280339.911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25098081">
                <text:p>3280340.2509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60440998">
                <text:p>3280340.6044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85652279">
                <text:p>3280340.8565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0.77274337">
                <text:p>3280340.7727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12381635">
                <text:p>3280341.1238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38535394">
                <text:p>3280341.3853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84952425">
                <text:p>3280341.849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2.2571459">
                <text:p>3280342.257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2.90808702">
                <text:p>3280342.9080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3.3416268">
                <text:p>3280343.341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3.72333031">
                <text:p>3280343.7233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4.06262232">
                <text:p>3280344.0626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4.36185902">
                <text:p>3280344.361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6369065">
                <text:p>3280344.63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9761985">
                <text:p>3280344.976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38617635">
                <text:p>3280345.3861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66891968">
                <text:p>3280345.668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7066188">
                <text:p>3280345.706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2117644">
                <text:p>3280344.3211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27cm" svg:height="15.061cm" xlink:href=".." xlink:type="simple" chart:class="chart:scatter" chart:style-name="ch1">
        <chart:title svg:x="11.304cm" svg:y="0.437cm" chart:style-name="ch2">
          <text:p>Plotting Bag 2</text:p>
        </chart:title>
        <chart:legend chart:legend-position="end" svg:x="21.749cm" svg:y="6.982cm" style:legend-expansion="high" chart:style-name="ch3"/>
        <chart:plot-area chart:style-name="ch4" table:cell-range-address="data_bag1.D3:data_bag1.E545 data_bag1.AB3:data_bag1.AB545" chart:data-source-has-labels="row" svg:x="1.521cm" svg:y="1.517cm" svg:width="19.718cm" svg:height="12.262cm">
          <chartooo:coordinate-region svg:x="3.068cm" svg:y="1.716cm" svg:width="17.614cm" svg:height="11.416cm"/>
          <chart:axis chart:dimension="x" chart:name="primary-x" chart:style-name="ch5">
            <chart:title svg:x="10.833cm" svg:y="14.08cm" chart:style-name="ch6">
              <text:p>UTM E</text:p>
            </chart:title>
            <chart:grid chart:style-name="ch7" chart:class="major"/>
          </chart:axis>
          <chart:axis chart:dimension="y" chart:name="primary-y" chart:style-name="ch5">
            <chart:title svg:x="0.451cm" svg:y="8.208cm" chart:style-name="ch8">
              <text:p>UTM N</text:p>
            </chart:title>
            <chart:grid chart:style-name="ch7" chart:class="major"/>
          </chart:axis>
          <chart:series chart:style-name="ch9" chart:values-cell-range-address="data_bag1.E3:data_bag1.E545" loext:label-string="pose_estimate2" chart:class="chart:scatter">
            <chart:domain table:cell-range-address="data_bag1.D3:data_bag1.D545"/>
            <chart:data-point chart:repeated="543"/>
          </chart:series>
          <chart:series chart:style-name="ch10" chart:values-cell-range-address="data_bag1.AB3:data_bag1.AB545" loext:label-string="gps2" chart:class="chart:scatter">
            <chart:domain table:cell-range-address="data_bag1.AA3:data_bag1.AA545"/>
            <chart:data-point chart:repeated="5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ose_estimate2</text:p>
              </table:table-cell>
              <table:table-cell office:value-type="string">
                <text:p>Column AA</text:p>
              </table:table-cell>
              <table:table-cell office:value-type="string">
                <text:p>gp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366.194165251">
                <text:p>369366.194165251</text:p>
                <draw:g>
                  <svg:desc>data_bag1.D3:data_bag1.D545</svg:desc>
                </draw:g>
              </table:table-cell>
              <table:table-cell office:value-type="float" office:value="3280340.30369749">
                <text:p>3280340.30369749</text:p>
                <draw:g>
                  <svg:desc>data_bag1.E3:data_bag1.E545</svg:desc>
                </draw:g>
              </table:table-cell>
              <table:table-cell office:value-type="float" office:value="369366.485862111">
                <text:p>369366.485862111</text:p>
                <draw:g>
                  <svg:desc>data_bag1.AA3:data_bag1.AA545</svg:desc>
                </draw:g>
              </table:table-cell>
              <table:table-cell office:value-type="float" office:value="3280340.41113118">
                <text:p>3280340.41113118</text:p>
                <draw:g>
                  <svg:desc>data_bag1.AB3:data_bag1.AB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366.194165251">
                <text:p>369366.194165251</text:p>
              </table:table-cell>
              <table:table-cell office:value-type="float" office:value="3280340.30369749">
                <text:p>3280340.30369749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4.91535677">
                <text:p>3280334.91535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366.194165251">
                <text:p>369366.194165251</text:p>
              </table:table-cell>
              <table:table-cell office:value-type="float" office:value="3280340.30369749">
                <text:p>3280340.30369749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00661472">
                <text:p>3280336.00661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66.194165251">
                <text:p>369366.194165251</text:p>
              </table:table-cell>
              <table:table-cell office:value-type="float" office:value="3280340.30369749">
                <text:p>3280340.30369749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5.66287968">
                <text:p>3280335.6628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66.194165251">
                <text:p>369366.194165251</text:p>
              </table:table-cell>
              <table:table-cell office:value-type="float" office:value="3280340.30369749">
                <text:p>3280340.30369749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7.65196274">
                <text:p>3280337.65196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66.194165251">
                <text:p>369366.194165251</text:p>
              </table:table-cell>
              <table:table-cell office:value-type="float" office:value="3280340.30369749">
                <text:p>3280340.30369749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251545">
                <text:p>3280338.19251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66.485862111">
                <text:p>369366.485862111</text:p>
              </table:table-cell>
              <table:table-cell office:value-type="float" office:value="3280340.41113118">
                <text:p>3280340.41113118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19589973">
                <text:p>3280338.1958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66.485862111">
                <text:p>369366.485862111</text:p>
              </table:table-cell>
              <table:table-cell office:value-type="float" office:value="3280340.41113118">
                <text:p>3280340.41113118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53248405">
                <text:p>3280339.53248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66.485862111">
                <text:p>369366.485862111</text:p>
              </table:table-cell>
              <table:table-cell office:value-type="float" office:value="3280340.41113118">
                <text:p>3280340.41113118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0.08657394">
                <text:p>3280340.08657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66.485862111">
                <text:p>369366.485862111</text:p>
              </table:table-cell>
              <table:table-cell office:value-type="float" office:value="3280340.41113118">
                <text:p>3280340.41113118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0.28903229">
                <text:p>3280340.28903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66.485862111">
                <text:p>369366.485862111</text:p>
              </table:table-cell>
              <table:table-cell office:value-type="float" office:value="3280340.41113118">
                <text:p>3280340.41113118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8.18010647">
                <text:p>3280338.18010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66.679465722">
                <text:p>369366.679465722</text:p>
              </table:table-cell>
              <table:table-cell office:value-type="float" office:value="3280340.40887499">
                <text:p>3280340.40887499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6.75075365">
                <text:p>3280336.75075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66.679465722">
                <text:p>369366.679465722</text:p>
              </table:table-cell>
              <table:table-cell office:value-type="float" office:value="3280340.40887499">
                <text:p>3280340.40887499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5.32140092">
                <text:p>3280335.32140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66.679465722">
                <text:p>369366.679465722</text:p>
              </table:table-cell>
              <table:table-cell office:value-type="float" office:value="3280340.40887499">
                <text:p>3280340.40887499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3.21698746">
                <text:p>3280333.21698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66.679465722">
                <text:p>369366.679465722</text:p>
              </table:table-cell>
              <table:table-cell office:value-type="float" office:value="3280340.40887499">
                <text:p>3280340.40887499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1.23016061">
                <text:p>3280331.23016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66.679465722">
                <text:p>369366.679465722</text:p>
              </table:table-cell>
              <table:table-cell office:value-type="float" office:value="3280340.40887499">
                <text:p>3280340.40887499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29.9026011">
                <text:p>3280329.9026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66.682048588">
                <text:p>369366.682048588</text:p>
              </table:table-cell>
              <table:table-cell office:value-type="float" office:value="3280340.63051095">
                <text:p>3280340.63051095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13966648">
                <text:p>3280328.13966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66.682048588">
                <text:p>369366.682048588</text:p>
              </table:table-cell>
              <table:table-cell office:value-type="float" office:value="3280340.63051095">
                <text:p>3280340.63051095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8.14643519">
                <text:p>3280328.14643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66.682048588">
                <text:p>369366.682048588</text:p>
              </table:table-cell>
              <table:table-cell office:value-type="float" office:value="3280340.63051095">
                <text:p>3280340.63051095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7.15584213">
                <text:p>3280327.15584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66.682048588">
                <text:p>369366.682048588</text:p>
              </table:table-cell>
              <table:table-cell office:value-type="float" office:value="3280340.63051095">
                <text:p>3280340.63051095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6.60062413">
                <text:p>3280326.60062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66.682048588">
                <text:p>369366.682048588</text:p>
              </table:table-cell>
              <table:table-cell office:value-type="float" office:value="3280340.63051095">
                <text:p>3280340.63051095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2226008">
                <text:p>3280326.82226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0.63880763">
                <text:p>3280340.63880763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0.74954877">
                <text:p>3280340.74954877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0.96160628">
                <text:p>3280340.96160628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27262395">
                <text:p>3280341.27262395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61898454">
                <text:p>3280341.61898454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0.86028991">
                <text:p>3280340.86028991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06999122">
                <text:p>3280341.06999122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22078767">
                <text:p>3280341.22078767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37158412">
                <text:p>3280341.3715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66.778850393">
                <text:p>369366.778850393</text:p>
              </table:table-cell>
              <table:table-cell office:value-type="float" office:value="3280341.52002437">
                <text:p>3280341.5200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66.198039566">
                <text:p>369366.198039566</text:p>
              </table:table-cell>
              <table:table-cell office:value-type="float" office:value="3280340.83642796">
                <text:p>3280340.8364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66.198039566">
                <text:p>369366.198039566</text:p>
              </table:table-cell>
              <table:table-cell office:value-type="float" office:value="3280341.11445891">
                <text:p>3280341.11445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66.198039566">
                <text:p>369366.198039566</text:p>
              </table:table-cell>
              <table:table-cell office:value-type="float" office:value="3280341.44432614">
                <text:p>3280341.4443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66.198039566">
                <text:p>369366.198039566</text:p>
              </table:table-cell>
              <table:table-cell office:value-type="float" office:value="3280341.87786592">
                <text:p>3280341.8778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66.198039566">
                <text:p>369366.198039566</text:p>
              </table:table-cell>
              <table:table-cell office:value-type="float" office:value="3280342.2289389">
                <text:p>3280342.228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1.52003692">
                <text:p>3280341.5200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1.88995946">
                <text:p>3280341.8899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2.23396386">
                <text:p>3280342.2339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2.59446161">
                <text:p>3280342.5944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2.99737087">
                <text:p>3280342.9973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1.56716081">
                <text:p>3280341.5671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1.98185104">
                <text:p>3280341.9818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2.40360986">
                <text:p>3280342.4036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2.81594389">
                <text:p>3280342.8159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63.78445177">
                <text:p>369363.78445177</text:p>
              </table:table-cell>
              <table:table-cell office:value-type="float" office:value="3280343.21414076">
                <text:p>3280343.2141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59.057953174">
                <text:p>369359.057953174</text:p>
              </table:table-cell>
              <table:table-cell office:value-type="float" office:value="3280343.00181233">
                <text:p>3280343.0018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59.057953174">
                <text:p>369359.057953174</text:p>
              </table:table-cell>
              <table:table-cell office:value-type="float" office:value="3280343.43299592">
                <text:p>3280343.4329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59.057953174">
                <text:p>369359.057953174</text:p>
              </table:table-cell>
              <table:table-cell office:value-type="float" office:value="3280343.78878129">
                <text:p>3280343.78878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59.057953174">
                <text:p>369359.057953174</text:p>
              </table:table-cell>
              <table:table-cell office:value-type="float" office:value="3280344.20347152">
                <text:p>3280344.2034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59.057953174">
                <text:p>369359.057953174</text:p>
              </table:table-cell>
              <table:table-cell office:value-type="float" office:value="3280344.61344936">
                <text:p>3280344.6134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57.023824082">
                <text:p>369357.023824082</text:p>
              </table:table-cell>
              <table:table-cell office:value-type="float" office:value="3280342.90997352">
                <text:p>3280342.9099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57.023824082">
                <text:p>369357.023824082</text:p>
              </table:table-cell>
              <table:table-cell office:value-type="float" office:value="3280343.35293808">
                <text:p>3280343.3529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57.023824082">
                <text:p>369357.023824082</text:p>
              </table:table-cell>
              <table:table-cell office:value-type="float" office:value="3280343.78412167">
                <text:p>3280343.7841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57.023824082">
                <text:p>369357.023824082</text:p>
              </table:table-cell>
              <table:table-cell office:value-type="float" office:value="3280344.25064818">
                <text:p>3280344.2506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57.023824082">
                <text:p>369357.023824082</text:p>
              </table:table-cell>
              <table:table-cell office:value-type="float" office:value="3280344.65120124">
                <text:p>3280344.6512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56.130651826">
                <text:p>369356.130651826</text:p>
              </table:table-cell>
              <table:table-cell office:value-type="float" office:value="3280341.06213963">
                <text:p>3280341.0621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56.130651826">
                <text:p>369356.130651826</text:p>
              </table:table-cell>
              <table:table-cell office:value-type="float" office:value="3280341.44619933">
                <text:p>3280341.4461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56.130651826">
                <text:p>369356.130651826</text:p>
              </table:table-cell>
              <table:table-cell office:value-type="float" office:value="3280341.84910859">
                <text:p>3280341.8491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56.130651826">
                <text:p>369356.130651826</text:p>
              </table:table-cell>
              <table:table-cell office:value-type="float" office:value="3280342.25201785">
                <text:p>3280342.2520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56.130651826">
                <text:p>369356.130651826</text:p>
              </table:table-cell>
              <table:table-cell office:value-type="float" office:value="3280342.64785852">
                <text:p>3280342.6478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56.584955605">
                <text:p>369356.584955605</text:p>
              </table:table-cell>
              <table:table-cell office:value-type="float" office:value="3280338.39458785">
                <text:p>3280338.3945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56.584955605">
                <text:p>369356.584955605</text:p>
              </table:table-cell>
              <table:table-cell office:value-type="float" office:value="3280338.78807233">
                <text:p>3280338.7880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56.584955605">
                <text:p>369356.584955605</text:p>
              </table:table-cell>
              <table:table-cell office:value-type="float" office:value="3280339.17920061">
                <text:p>3280339.1792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56.584955605">
                <text:p>369356.584955605</text:p>
              </table:table-cell>
              <table:table-cell office:value-type="float" office:value="3280339.55619173">
                <text:p>3280339.55619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56.584955605">
                <text:p>369356.584955605</text:p>
              </table:table-cell>
              <table:table-cell office:value-type="float" office:value="3280339.94025143">
                <text:p>3280339.9402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58.50807704">
                <text:p>369358.50807704</text:p>
              </table:table-cell>
              <table:table-cell office:value-type="float" office:value="3280337.29211895">
                <text:p>3280337.29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58.50807704">
                <text:p>369358.50807704</text:p>
              </table:table-cell>
              <table:table-cell office:value-type="float" office:value="3280337.63141096">
                <text:p>3280337.6314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58.50807704">
                <text:p>369358.50807704</text:p>
              </table:table-cell>
              <table:table-cell office:value-type="float" office:value="3280337.9117981">
                <text:p>3280337.911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58.50807704">
                <text:p>369358.50807704</text:p>
              </table:table-cell>
              <table:table-cell office:value-type="float" office:value="3280338.11207463">
                <text:p>3280338.112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58.50807704">
                <text:p>369358.50807704</text:p>
              </table:table-cell>
              <table:table-cell office:value-type="float" office:value="3280338.38068081">
                <text:p>3280338.3806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60.151125279">
                <text:p>369360.151125279</text:p>
              </table:table-cell>
              <table:table-cell office:value-type="float" office:value="3280336.99475567">
                <text:p>3280336.9947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60.151125279">
                <text:p>369360.151125279</text:p>
              </table:table-cell>
              <table:table-cell office:value-type="float" office:value="3280337.45656979">
                <text:p>3280337.4565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60.151125279">
                <text:p>369360.151125279</text:p>
              </table:table-cell>
              <table:table-cell office:value-type="float" office:value="3280337.97022019">
                <text:p>3280337.9702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60.151125279">
                <text:p>369360.151125279</text:p>
              </table:table-cell>
              <table:table-cell office:value-type="float" office:value="3280338.33307414">
                <text:p>3280338.3330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60.151125279">
                <text:p>369360.151125279</text:p>
              </table:table-cell>
              <table:table-cell office:value-type="float" office:value="3280338.79960065">
                <text:p>3280338.7996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61.387593966">
                <text:p>369361.387593966</text:p>
              </table:table-cell>
              <table:table-cell office:value-type="float" office:value="3280335.22341868">
                <text:p>3280335.223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61.387593966">
                <text:p>369361.387593966</text:p>
              </table:table-cell>
              <table:table-cell office:value-type="float" office:value="3280335.54857352">
                <text:p>3280335.5485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61.387593966">
                <text:p>369361.387593966</text:p>
              </table:table-cell>
              <table:table-cell office:value-type="float" office:value="3280335.98918189">
                <text:p>3280335.9891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61.387593966">
                <text:p>369361.387593966</text:p>
              </table:table-cell>
              <table:table-cell office:value-type="float" office:value="3280336.38973495">
                <text:p>3280336.3897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61.387593966">
                <text:p>369361.387593966</text:p>
              </table:table-cell>
              <table:table-cell office:value-type="float" office:value="3280336.63949157">
                <text:p>3280336.6394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5.12505808">
                <text:p>3280335.1250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5.31590984">
                <text:p>3280335.3159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5.60336556">
                <text:p>3280335.6033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5.85312218">
                <text:p>3280335.8531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6.11230357">
                <text:p>3280336.11230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143274">
                <text:p>3280336.14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36240009">
                <text:p>3280336.3624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43308592">
                <text:p>3280336.4330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40481159">
                <text:p>3280336.4048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4000992">
                <text:p>3280336.400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5.72178454">
                <text:p>3280335.7217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5.94091063">
                <text:p>3280335.9409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6.11762521">
                <text:p>3280336.1176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6.551165">
                <text:p>3280336.55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6.91401895">
                <text:p>3280336.9140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7.83103352">
                <text:p>3280337.8310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8.23629897">
                <text:p>3280338.2362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8.25514853">
                <text:p>3280338.2551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8.24572375">
                <text:p>3280338.2457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8.25279234">
                <text:p>3280338.2527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487164">
                <text:p>3280338.1948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487164">
                <text:p>3280338.1948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487164">
                <text:p>3280338.1948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487164">
                <text:p>3280338.1948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487164">
                <text:p>3280338.1948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19589973">
                <text:p>3280338.1958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19589973">
                <text:p>3280338.1958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31370945">
                <text:p>3280338.3137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67420721">
                <text:p>3280338.67420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8909771">
                <text:p>3280338.890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62437563">
                <text:p>3280339.6243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65264997">
                <text:p>3280339.6526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65736236">
                <text:p>3280339.6573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66207475">
                <text:p>3280339.6620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86706367">
                <text:p>3280339.8670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0.317481">
                <text:p>3280340.31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0.59315575">
                <text:p>3280340.5931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0.92773537">
                <text:p>3280340.9277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1.29294552">
                <text:p>3280341.2929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1.59218222">
                <text:p>3280341.5921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0.55292607">
                <text:p>3280340.5529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0.85216277">
                <text:p>3280340.8521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1.18909859">
                <text:p>3280341.1890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1.43649901">
                <text:p>3280341.4364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1.77814721">
                <text:p>3280341.7781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8.37331442">
                <text:p>3280338.3733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8.68433209">
                <text:p>3280338.6843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9.05189843">
                <text:p>3280339.0518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9.3652723">
                <text:p>3280339.365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9.70927669">
                <text:p>3280339.7092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6.98166071">
                <text:p>3280336.981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7.34451466">
                <text:p>3280337.3445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7.79454781">
                <text:p>3280337.7945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8.23044379">
                <text:p>3280338.2304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8.6121473">
                <text:p>3280338.612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5.63241859">
                <text:p>3280335.6324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6.00469732">
                <text:p>3280336.0046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6.32513977">
                <text:p>3280336.3251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6.73983">
                <text:p>3280336.7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7.10739634">
                <text:p>3280337.1073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3.52093655">
                <text:p>3280333.5209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3.8837905">
                <text:p>3280333.883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4.28434356">
                <text:p>3280334.2843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4.64248513">
                <text:p>3280334.6424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5.02654483">
                <text:p>3280335.0265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1.50583536">
                <text:p>3280331.5058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1.80742826">
                <text:p>3280331.8074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2.23389946">
                <text:p>3280332.2338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2.61795916">
                <text:p>3280332.6179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3.05621134">
                <text:p>3280333.0562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30.20655019">
                <text:p>3280330.2065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30.63537759">
                <text:p>3280330.6353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31.04535543">
                <text:p>3280331.0453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31.46947044">
                <text:p>3280331.4694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31.57785539">
                <text:p>3280331.5778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12317312">
                <text:p>3280328.1231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08076162">
                <text:p>3280328.0807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07604923">
                <text:p>3280328.0760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07604923">
                <text:p>3280328.0760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07604923">
                <text:p>3280328.0760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8.22183341">
                <text:p>3280328.2218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8.49515197">
                <text:p>3280328.4951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8.88392406">
                <text:p>3280328.8839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9.34809438">
                <text:p>3280329.3480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9.73686647">
                <text:p>3280329.7368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7.39853016">
                <text:p>3280327.3985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7.74253456">
                <text:p>3280327.7425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7.82028898">
                <text:p>3280327.8202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8.45646149">
                <text:p>3280328.4564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8.73920483">
                <text:p>3280328.7392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6.34379893">
                <text:p>3280326.3437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5.93382108">
                <text:p>3280325.9338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5.75239411">
                <text:p>3280325.752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5.26230565">
                <text:p>3280325.262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4.88295834">
                <text:p>3280324.8829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168486">
                <text:p>3280326.8316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404105">
                <text:p>3280326.834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404105">
                <text:p>3280326.834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404105">
                <text:p>3280326.834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404105">
                <text:p>3280326.834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3404105">
                <text:p>3280326.834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18cm" svg:height="13.138cm" xlink:href=".." xlink:type="simple" chart:class="chart:scatter" chart:style-name="ch1">
        <chart:title svg:x="10.266cm" svg:y="0.398cm" chart:style-name="ch2">
          <text:p>Plotting Bag3</text:p>
        </chart:title>
        <chart:legend chart:legend-position="end" svg:x="19.54cm" svg:y="6.021cm" style:legend-expansion="high" chart:style-name="ch3"/>
        <chart:plot-area chart:style-name="ch4" table:cell-range-address="data_bag1.G3:data_bag1.H545 data_bag1.AE3:data_bag1.AE800" chart:data-source-has-labels="row" svg:x="1.477cm" svg:y="1.439cm" svg:width="17.597cm" svg:height="10.456cm">
          <chartooo:coordinate-region svg:x="3.024cm" svg:y="1.638cm" svg:width="15.493cm" svg:height="9.61cm"/>
          <chart:axis chart:dimension="x" chart:name="primary-x" chart:style-name="ch5">
            <chart:title svg:x="9.728cm" svg:y="12.157cm" chart:style-name="ch6">
              <text:p>UTM E</text:p>
            </chart:title>
          </chart:axis>
          <chart:axis chart:dimension="y" chart:name="primary-y" chart:style-name="ch5">
            <chart:title svg:x="0.451cm" svg:y="7.227cm" chart:style-name="ch7">
              <text:p>UTM N</text:p>
            </chart:title>
            <chart:grid chart:style-name="ch8" chart:class="major"/>
          </chart:axis>
          <chart:series chart:style-name="ch9" chart:values-cell-range-address="data_bag1.H3:data_bag1.H545" loext:label-string="pose_estimate3" chart:class="chart:scatter">
            <chart:domain table:cell-range-address="data_bag1.G3:data_bag1.G545"/>
            <chart:data-point chart:repeated="543"/>
          </chart:series>
          <chart:series chart:style-name="ch10" chart:values-cell-range-address="data_bag1.AE3:data_bag1.AE800" loext:label-string="gps3" chart:class="chart:scatter">
            <chart:domain table:cell-range-address="data_bag1.AD3:data_bag1.AD800"/>
            <chart:data-point chart:repeated="7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ose_estimate3</text:p>
              </table:table-cell>
              <table:table-cell office:value-type="string">
                <text:p>Column AD</text:p>
              </table:table-cell>
              <table:table-cell office:value-type="string">
                <text:p>gps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382.474946428">
                <text:p>369382.474946428</text:p>
                <draw:g>
                  <svg:desc>data_bag1.G3:data_bag1.G545</svg:desc>
                </draw:g>
              </table:table-cell>
              <table:table-cell office:value-type="float" office:value="3280341.66564046">
                <text:p>3280341.66564046</text:p>
                <draw:g>
                  <svg:desc>data_bag1.H3:data_bag1.H545</svg:desc>
                </draw:g>
              </table:table-cell>
              <table:table-cell office:value-type="float" office:value="369382.663384906">
                <text:p>369382.663384906</text:p>
                <draw:g>
                  <svg:desc>data_bag1.AD3:data_bag1.AD800</svg:desc>
                </draw:g>
              </table:table-cell>
              <table:table-cell office:value-type="float" office:value="3280341.22011265">
                <text:p>3280341.22011265</text:p>
                <draw:g>
                  <svg:desc>data_bag1.AE3:data_bag1.A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382.474946428">
                <text:p>369382.474946428</text:p>
              </table:table-cell>
              <table:table-cell office:value-type="float" office:value="3280341.66564046">
                <text:p>3280341.66564046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37626187">
                <text:p>3280342.37626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382.474946428">
                <text:p>369382.474946428</text:p>
              </table:table-cell>
              <table:table-cell office:value-type="float" office:value="3280341.66564046">
                <text:p>3280341.66564046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51228133">
                <text:p>3280341.51228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82.663384906">
                <text:p>369382.663384906</text:p>
              </table:table-cell>
              <table:table-cell office:value-type="float" office:value="3280341.22011265">
                <text:p>3280341.22011265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31095261">
                <text:p>3280341.31095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82.663384906">
                <text:p>369382.663384906</text:p>
              </table:table-cell>
              <table:table-cell office:value-type="float" office:value="3280341.22011265">
                <text:p>3280341.22011265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0.44133168">
                <text:p>3280340.44133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82.663384906">
                <text:p>369382.663384906</text:p>
              </table:table-cell>
              <table:table-cell office:value-type="float" office:value="3280341.22011265">
                <text:p>3280341.22011265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8.90116199">
                <text:p>3280338.90116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82.663384906">
                <text:p>369382.663384906</text:p>
              </table:table-cell>
              <table:table-cell office:value-type="float" office:value="3280341.22011265">
                <text:p>3280341.22011265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8.58224661">
                <text:p>3280338.58224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82.663384906">
                <text:p>369382.663384906</text:p>
              </table:table-cell>
              <table:table-cell office:value-type="float" office:value="3280341.22011265">
                <text:p>3280341.22011265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58901593">
                <text:p>3280338.589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82.271012613">
                <text:p>369382.271012613</text:p>
              </table:table-cell>
              <table:table-cell office:value-type="float" office:value="3280340.78135259">
                <text:p>3280340.78135259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8.91582877">
                <text:p>3280338.91582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82.271012613">
                <text:p>369382.271012613</text:p>
              </table:table-cell>
              <table:table-cell office:value-type="float" office:value="3280340.78135259">
                <text:p>3280340.78135259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39.89288279">
                <text:p>3280339.89288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82.271012613">
                <text:p>369382.271012613</text:p>
              </table:table-cell>
              <table:table-cell office:value-type="float" office:value="3280340.78135259">
                <text:p>3280340.78135259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33353366">
                <text:p>3280338.33353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82.271012613">
                <text:p>369382.271012613</text:p>
              </table:table-cell>
              <table:table-cell office:value-type="float" office:value="3280340.78135259">
                <text:p>3280340.78135259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7.1088949">
                <text:p>3280337.1088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82.271012613">
                <text:p>369382.271012613</text:p>
              </table:table-cell>
              <table:table-cell office:value-type="float" office:value="3280340.78135259">
                <text:p>3280340.78135259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18775933">
                <text:p>3280335.18775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81.783129769">
                <text:p>369381.783129769</text:p>
              </table:table-cell>
              <table:table-cell office:value-type="float" office:value="3280340.45453847">
                <text:p>3280340.45453847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50856727">
                <text:p>3280333.50856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81.783129769">
                <text:p>369381.783129769</text:p>
              </table:table-cell>
              <table:table-cell office:value-type="float" office:value="3280340.45453847">
                <text:p>3280340.45453847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2.61638269">
                <text:p>3280332.61638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81.783129769">
                <text:p>369381.783129769</text:p>
              </table:table-cell>
              <table:table-cell office:value-type="float" office:value="3280340.45453847">
                <text:p>3280340.45453847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1.61338016">
                <text:p>3280331.61338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81.783129769">
                <text:p>369381.783129769</text:p>
              </table:table-cell>
              <table:table-cell office:value-type="float" office:value="3280340.45453847">
                <text:p>3280340.45453847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1.49692148">
                <text:p>3280331.49692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81.783129769">
                <text:p>369381.783129769</text:p>
              </table:table-cell>
              <table:table-cell office:value-type="float" office:value="3280340.45453847">
                <text:p>3280340.45453847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2.93529891">
                <text:p>3280332.93529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81.490141794">
                <text:p>369381.490141794</text:p>
              </table:table-cell>
              <table:table-cell office:value-type="float" office:value="3280340.23628642">
                <text:p>3280340.23628642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4.59418416">
                <text:p>3280334.59418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81.490141794">
                <text:p>369381.490141794</text:p>
              </table:table-cell>
              <table:table-cell office:value-type="float" office:value="3280340.23628642">
                <text:p>3280340.23628642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4.81582011">
                <text:p>3280334.81582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81.490141794">
                <text:p>369381.490141794</text:p>
              </table:table-cell>
              <table:table-cell office:value-type="float" office:value="3280340.23864261">
                <text:p>3280340.23864261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6.23953188">
                <text:p>3280336.23953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81.490141794">
                <text:p>369381.490141794</text:p>
              </table:table-cell>
              <table:table-cell office:value-type="float" office:value="3280340.25749217">
                <text:p>3280340.25749217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11817885">
                <text:p>3280337.11817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81.490141794">
                <text:p>369381.490141794</text:p>
              </table:table-cell>
              <table:table-cell office:value-type="float" office:value="3280340.37765809">
                <text:p>3280340.37765809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8.43671344">
                <text:p>3280338.43671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81.002258905">
                <text:p>369381.002258905</text:p>
              </table:table-cell>
              <table:table-cell office:value-type="float" office:value="3280339.90947234">
                <text:p>3280339.90947234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8.97049748">
                <text:p>3280338.97049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81.002258905">
                <text:p>369381.002258905</text:p>
              </table:table-cell>
              <table:table-cell office:value-type="float" office:value="3280340.18514709">
                <text:p>3280340.18514709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39.85140083">
                <text:p>3280339.85140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81.002258905">
                <text:p>369381.002258905</text:p>
              </table:table-cell>
              <table:table-cell office:value-type="float" office:value="3280340.44904088">
                <text:p>3280340.44904088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18121655">
                <text:p>3280341.1812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81.002258905">
                <text:p>369381.002258905</text:p>
              </table:table-cell>
              <table:table-cell office:value-type="float" office:value="3280340.84252536">
                <text:p>3280340.84252536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2.29278061">
                <text:p>3280342.29278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81.002258905">
                <text:p>369381.002258905</text:p>
              </table:table-cell>
              <table:table-cell office:value-type="float" office:value="3280341.30433948">
                <text:p>3280341.30433948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3.07640313">
                <text:p>3280343.07640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79.263700322">
                <text:p>369379.263700322</text:p>
              </table:table-cell>
              <table:table-cell office:value-type="float" office:value="3280340.31406613">
                <text:p>3280340.31406613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3.20414271">
                <text:p>3280343.20414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79.263700322">
                <text:p>369379.263700322</text:p>
              </table:table-cell>
              <table:table-cell office:value-type="float" office:value="3280340.78059264">
                <text:p>3280340.78059264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2.89199494">
                <text:p>3280342.8919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79.263700322">
                <text:p>369379.263700322</text:p>
              </table:table-cell>
              <table:table-cell office:value-type="float" office:value="3280341.11752846">
                <text:p>3280341.11752846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13619362">
                <text:p>3280343.13619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79.263700322">
                <text:p>369379.263700322</text:p>
              </table:table-cell>
              <table:table-cell office:value-type="float" office:value="3280341.62646647">
                <text:p>3280341.62646647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3.49346695">
                <text:p>3280343.49346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79.263700322">
                <text:p>369379.263700322</text:p>
              </table:table-cell>
              <table:table-cell office:value-type="float" office:value="3280342.02701953">
                <text:p>3280342.02701953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2.39995334">
                <text:p>3280342.39995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76.358354879">
                <text:p>369376.358354879</text:p>
              </table:table-cell>
              <table:table-cell office:value-type="float" office:value="3280340.17582703">
                <text:p>3280340.17582703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0.18359374">
                <text:p>3280340.18359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76.358354879">
                <text:p>369376.358354879</text:p>
              </table:table-cell>
              <table:table-cell office:value-type="float" office:value="3280340.17582703">
                <text:p>3280340.17582703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8.49876076">
                <text:p>3280338.49876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76.358354879">
                <text:p>369376.358354879</text:p>
              </table:table-cell>
              <table:table-cell office:value-type="float" office:value="3280340.18053942">
                <text:p>3280340.18053942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7.91646723">
                <text:p>3280337.91646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76.358354879">
                <text:p>369376.358354879</text:p>
              </table:table-cell>
              <table:table-cell office:value-type="float" office:value="3280340.17582703">
                <text:p>3280340.17582703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1234375">
                <text:p>3280338.1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76.358354879">
                <text:p>369376.358354879</text:p>
              </table:table-cell>
              <table:table-cell office:value-type="float" office:value="3280340.3596102">
                <text:p>3280340.3596102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8.6673743">
                <text:p>3280338.6673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75.003129606">
                <text:p>369375.003129606</text:p>
              </table:table-cell>
              <table:table-cell office:value-type="float" office:value="3280340.28822323">
                <text:p>3280340.28822323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75.003129606">
                <text:p>369375.003129606</text:p>
              </table:table-cell>
              <table:table-cell office:value-type="float" office:value="3280340.56389799">
                <text:p>3280340.56389799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0.29128847">
                <text:p>3280340.29128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75.003129606">
                <text:p>369375.003129606</text:p>
              </table:table-cell>
              <table:table-cell office:value-type="float" office:value="3280340.8136546">
                <text:p>3280340.8136546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0.82958519">
                <text:p>3280340.8295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75.003129606">
                <text:p>369375.003129606</text:p>
              </table:table-cell>
              <table:table-cell office:value-type="float" office:value="3280341.06812361">
                <text:p>3280341.06812361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1.82920314">
                <text:p>3280341.82920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75.003129606">
                <text:p>369375.003129606</text:p>
              </table:table-cell>
              <table:table-cell office:value-type="float" office:value="3280341.30138686">
                <text:p>3280341.30138686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72.770231219">
                <text:p>369372.770231219</text:p>
              </table:table-cell>
              <table:table-cell office:value-type="float" office:value="3280339.74829711">
                <text:p>3280339.74829711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50013345">
                <text:p>3280341.50013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72.770231219">
                <text:p>369372.770231219</text:p>
              </table:table-cell>
              <table:table-cell office:value-type="float" office:value="3280339.965067">
                <text:p>3280339.965067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0.05047512">
                <text:p>3280340.05047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72.770231219">
                <text:p>369372.770231219</text:p>
              </table:table-cell>
              <table:table-cell office:value-type="float" office:value="3280340.15591875">
                <text:p>3280340.15591875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40287051">
                <text:p>3280338.40287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72.770231219">
                <text:p>369372.770231219</text:p>
              </table:table-cell>
              <table:table-cell office:value-type="float" office:value="3280340.40803156">
                <text:p>3280340.40803156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018413">
                <text:p>3280336.3018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72.770231219">
                <text:p>369372.770231219</text:p>
              </table:table-cell>
              <table:table-cell office:value-type="float" office:value="3280340.80151604">
                <text:p>3280340.80151604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70.547663757">
                <text:p>369370.547663757</text:p>
              </table:table-cell>
              <table:table-cell office:value-type="float" office:value="3280340.07135328">
                <text:p>3280340.07135328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70.547663757">
                <text:p>369370.547663757</text:p>
              </table:table-cell>
              <table:table-cell office:value-type="float" office:value="3280340.42949484">
                <text:p>3280340.42949484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70.547663757">
                <text:p>369370.547663757</text:p>
              </table:table-cell>
              <table:table-cell office:value-type="float" office:value="3280340.75936207">
                <text:p>3280340.75936207</text:p>
              </table:table-cell>
              <table:table-cell office:value-type="float" office:value="369374.865004559">
                <text:p>369374.865004559</text:p>
              </table:table-cell>
              <table:table-cell office:value-type="float" office:value="3280336.65599686">
                <text:p>3280336.65599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70.547663757">
                <text:p>369370.547663757</text:p>
              </table:table-cell>
              <table:table-cell office:value-type="float" office:value="3280341.06802355">
                <text:p>3280341.06802355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70.547663757">
                <text:p>369370.547663757</text:p>
              </table:table-cell>
              <table:table-cell office:value-type="float" office:value="3280341.33427353">
                <text:p>3280341.33427353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66.97503686">
                <text:p>369366.97503686</text:p>
              </table:table-cell>
              <table:table-cell office:value-type="float" office:value="3280340.91002368">
                <text:p>3280340.91002368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66.97503686">
                <text:p>369366.97503686</text:p>
              </table:table-cell>
              <table:table-cell office:value-type="float" office:value="3280341.04432677">
                <text:p>3280341.04432677</text:p>
              </table:table-cell>
              <table:table-cell office:value-type="float" office:value="369379.068805406">
                <text:p>369379.068805406</text:p>
              </table:table-cell>
              <table:table-cell office:value-type="float" office:value="3280340.15366785">
                <text:p>3280340.15366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66.97503686">
                <text:p>369366.97503686</text:p>
              </table:table-cell>
              <table:table-cell office:value-type="float" office:value="3280341.1998356">
                <text:p>3280341.1998356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66.97503686">
                <text:p>369366.97503686</text:p>
              </table:table-cell>
              <table:table-cell office:value-type="float" office:value="3280341.36948161">
                <text:p>3280341.36948161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4972371">
                <text:p>3280342.34972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66.97503686">
                <text:p>369366.97503686</text:p>
              </table:table-cell>
              <table:table-cell office:value-type="float" office:value="3280341.52263425">
                <text:p>3280341.52263425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2.67766575">
                <text:p>3280342.67766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65.236478764">
                <text:p>369365.236478764</text:p>
              </table:table-cell>
              <table:table-cell office:value-type="float" office:value="3280341.22272809">
                <text:p>3280341.22272809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23401156">
                <text:p>3280343.23401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65.236478764">
                <text:p>369365.236478764</text:p>
              </table:table-cell>
              <table:table-cell office:value-type="float" office:value="3280341.43949798">
                <text:p>3280341.43949798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2.12019198">
                <text:p>3280342.12019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65.236478764">
                <text:p>369365.236478764</text:p>
              </table:table-cell>
              <table:table-cell office:value-type="float" office:value="3280341.54317054">
                <text:p>3280341.54317054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2.3361881">
                <text:p>3280342.3361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65.236478764">
                <text:p>369365.236478764</text:p>
              </table:table-cell>
              <table:table-cell office:value-type="float" office:value="3280341.7316661">
                <text:p>3280341.7316661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4.31963205">
                <text:p>3280344.3196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65.236478764">
                <text:p>369365.236478764</text:p>
              </table:table-cell>
              <table:table-cell office:value-type="float" office:value="3280341.84240724">
                <text:p>3280341.84240724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5.9785178">
                <text:p>3280345.9785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63.404993366">
                <text:p>369363.404993366</text:p>
              </table:table-cell>
              <table:table-cell office:value-type="float" office:value="3280341.93734447">
                <text:p>3280341.93734447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6.51568849">
                <text:p>3280346.51568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63.404993366">
                <text:p>369363.404993366</text:p>
              </table:table-cell>
              <table:table-cell office:value-type="float" office:value="3280342.0103865">
                <text:p>3280342.0103865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4.85905859">
                <text:p>3280344.85905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63.404993366">
                <text:p>369363.404993366</text:p>
              </table:table-cell>
              <table:table-cell office:value-type="float" office:value="3280342.16825153">
                <text:p>3280342.16825153</text:p>
              </table:table-cell>
              <table:table-cell office:value-type="float" office:value="369386.145666992">
                <text:p>369386.145666992</text:p>
              </table:table-cell>
              <table:table-cell office:value-type="float" office:value="3280340.95787083">
                <text:p>3280340.95787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63.404993366">
                <text:p>369363.404993366</text:p>
              </table:table-cell>
              <table:table-cell office:value-type="float" office:value="3280342.32376037">
                <text:p>3280342.32376037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534447">
                <text:p>3280341.51534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63.404993366">
                <text:p>369363.404993366</text:p>
              </table:table-cell>
              <table:table-cell office:value-type="float" office:value="3280342.47455681">
                <text:p>3280342.47455681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1844407">
                <text:p>3280340.41844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61.667727003">
                <text:p>369361.667727003</text:p>
              </table:table-cell>
              <table:table-cell office:value-type="float" office:value="3280342.40092273">
                <text:p>3280342.40092273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0363589">
                <text:p>3280344.10363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61.667727003">
                <text:p>369361.667727003</text:p>
              </table:table-cell>
              <table:table-cell office:value-type="float" office:value="3280342.66481651">
                <text:p>3280342.66481651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1348472">
                <text:p>3280346.01348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61.667727003">
                <text:p>369361.667727003</text:p>
              </table:table-cell>
              <table:table-cell office:value-type="float" office:value="3280342.90279215">
                <text:p>3280342.90279215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3822074">
                <text:p>3280345.13822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61.667727003">
                <text:p>369361.667727003</text:p>
              </table:table-cell>
              <table:table-cell office:value-type="float" office:value="3280343.16197355">
                <text:p>3280343.16197355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2.92411722">
                <text:p>3280342.92411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61.667727003">
                <text:p>369361.667727003</text:p>
              </table:table-cell>
              <table:table-cell office:value-type="float" office:value="3280343.40466158">
                <text:p>3280343.40466158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14502626">
                <text:p>3280339.14502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40453621">
                <text:p>3280342.40453621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0229475">
                <text:p>3280336.0229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6660738">
                <text:p>3280342.6660738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88284369">
                <text:p>3280342.88284369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98651625">
                <text:p>3280342.98651625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3.14438128">
                <text:p>3280343.14438128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51463752">
                <text:p>3280341.51463752</text:p>
              </table:table-cell>
              <table:table-cell office:value-type="float" office:value="369394.08711512">
                <text:p>369394.08711512</text:p>
              </table:table-cell>
              <table:table-cell office:value-type="float" office:value="3280299.63546042">
                <text:p>3280299.63546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64187202">
                <text:p>3280341.64187202</text:p>
              </table:table-cell>
              <table:table-cell office:value-type="float" office:value="369393.776050343">
                <text:p>369393.776050343</text:p>
              </table:table-cell>
              <table:table-cell office:value-type="float" office:value="3280297.86575652">
                <text:p>3280297.86575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74790078">
                <text:p>3280341.74790078</text:p>
              </table:table-cell>
              <table:table-cell office:value-type="float" office:value="369393.751518589">
                <text:p>369393.751518589</text:p>
              </table:table-cell>
              <table:table-cell office:value-type="float" office:value="3280295.76021519">
                <text:p>3280295.760215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908122">
                <text:p>3280341.908122</text:p>
              </table:table-cell>
              <table:table-cell office:value-type="float" office:value="369394.780190865">
                <text:p>369394.780190865</text:p>
              </table:table-cell>
              <table:table-cell office:value-type="float" office:value="3280292.64490595">
                <text:p>3280292.64490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2.01650695">
                <text:p>3280342.01650695</text:p>
              </table:table-cell>
              <table:table-cell office:value-type="float" office:value="369393.799257342">
                <text:p>369393.799257342</text:p>
              </table:table-cell>
              <table:table-cell office:value-type="float" office:value="3280291.54800471">
                <text:p>3280291.548004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3580765">
                <text:p>3280341.3580765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52065392">
                <text:p>3280341.52065392</text:p>
              </table:table-cell>
              <table:table-cell office:value-type="float" office:value="369393.476572074">
                <text:p>369393.476572074</text:p>
              </table:table-cell>
              <table:table-cell office:value-type="float" office:value="3280288.78093916">
                <text:p>3280288.78093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65495701">
                <text:p>3280341.65495701</text:p>
              </table:table-cell>
              <table:table-cell office:value-type="float" office:value="369393.737282569">
                <text:p>369393.737282569</text:p>
              </table:table-cell>
              <table:table-cell office:value-type="float" office:value="3280286.22874247">
                <text:p>3280286.22874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74684859">
                <text:p>3280341.74684859</text:p>
              </table:table-cell>
              <table:table-cell office:value-type="float" office:value="369396.119928366">
                <text:p>369396.119928366</text:p>
              </table:table-cell>
              <table:table-cell office:value-type="float" office:value="3280291.29930076">
                <text:p>3280291.29930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99660521">
                <text:p>3280341.99660521</text:p>
              </table:table-cell>
              <table:table-cell office:value-type="float" office:value="369395.771453186">
                <text:p>369395.771453186</text:p>
              </table:table-cell>
              <table:table-cell office:value-type="float" office:value="3280294.62835097">
                <text:p>3280294.6283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0.51201751">
                <text:p>3280340.51201751</text:p>
              </table:table-cell>
              <table:table-cell office:value-type="float" office:value="369394.234238364">
                <text:p>369394.234238364</text:p>
              </table:table-cell>
              <table:table-cell office:value-type="float" office:value="3280295.64375801">
                <text:p>3280295.64375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0.75234935">
                <text:p>3280340.75234935</text:p>
              </table:table-cell>
              <table:table-cell office:value-type="float" office:value="369393.592775191">
                <text:p>369393.592775191</text:p>
              </table:table-cell>
              <table:table-cell office:value-type="float" office:value="3280298.75455593">
                <text:p>3280298.75455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0.96911924">
                <text:p>3280340.96911924</text:p>
              </table:table-cell>
              <table:table-cell office:value-type="float" office:value="369392.42211119">
                <text:p>369392.42211119</text:p>
              </table:table-cell>
              <table:table-cell office:value-type="float" office:value="3280297.99236442">
                <text:p>3280297.99236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1.21887586">
                <text:p>3280341.21887586</text:p>
              </table:table-cell>
              <table:table-cell office:value-type="float" office:value="369392.596348169">
                <text:p>369392.596348169</text:p>
              </table:table-cell>
              <table:table-cell office:value-type="float" office:value="3280296.32783923">
                <text:p>3280296.32783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1.35553514">
                <text:p>3280341.35553514</text:p>
              </table:table-cell>
              <table:table-cell office:value-type="float" office:value="369393.575990276">
                <text:p>369393.575990276</text:p>
              </table:table-cell>
              <table:table-cell office:value-type="float" office:value="3280297.31392239">
                <text:p>3280297.31392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1.52046875">
                <text:p>3280341.52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9.05902702">
                <text:p>3280339.0590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9.13206905">
                <text:p>3280339.1320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9.31820842">
                <text:p>3280339.3182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9.41716859">
                <text:p>3280339.4171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9.59152698">
                <text:p>3280339.5915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8.6741382">
                <text:p>3280338.674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8.85085278">
                <text:p>3280338.8508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9.03227976">
                <text:p>3280339.03227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9.04170454">
                <text:p>3280339.0417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6031531">
                <text:p>3280338.603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71625044">
                <text:p>3280338.7162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85290972">
                <text:p>3280338.8529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97071944">
                <text:p>3280338.9707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9.10031014">
                <text:p>3280339.1003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8.95588408">
                <text:p>3280338.9558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9.06191283">
                <text:p>3280339.0619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9.05955663">
                <text:p>3280339.0595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9.05955663">
                <text:p>3280339.0595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9.05955663">
                <text:p>3280339.0595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39.89288279">
                <text:p>3280339.8928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40.05546021">
                <text:p>3280340.0554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40.26516152">
                <text:p>3280340.2651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40.64215263">
                <text:p>3280340.6421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40.94374553">
                <text:p>3280340.9437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39008232">
                <text:p>3280338.3900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43485002">
                <text:p>3280338.4348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42071285">
                <text:p>3280338.4207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42306905">
                <text:p>3280338.4230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42071285">
                <text:p>3280338.4207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7.17251215">
                <text:p>3280337.1725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7.46939266">
                <text:p>3280337.4693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7.84638377">
                <text:p>3280337.8463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8.2186625">
                <text:p>3280338.21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8.59565362">
                <text:p>3280338.5956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29143189">
                <text:p>3280335.2914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56475045">
                <text:p>3280335.5647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64957345">
                <text:p>3280335.6495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63779248">
                <text:p>3280335.6377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63308009">
                <text:p>3280335.6330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50856727">
                <text:p>3280333.5085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50856727">
                <text:p>3280333.5085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5391978">
                <text:p>3280333.539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73711813">
                <text:p>3280333.7371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4.02221767">
                <text:p>3280334.0222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2.67999994">
                <text:p>3280332.67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3.14652645">
                <text:p>3280333.1465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3.52351757">
                <text:p>3280333.5235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3.56121668">
                <text:p>3280333.5612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3.52351757">
                <text:p>3280333.5235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1.64401069">
                <text:p>3280331.6440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1.91732925">
                <text:p>3280331.9173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2.17179826">
                <text:p>3280332.1717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2.43569204">
                <text:p>3280332.4356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2.68073627">
                <text:p>3280332.6807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1.58645687">
                <text:p>3280331.5864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1.90218693">
                <text:p>3280331.9021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2.15665593">
                <text:p>3280332.1566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2.40170016">
                <text:p>3280332.4017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2.64910058">
                <text:p>3280332.6491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2.99184757">
                <text:p>3280332.9918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3.12143827">
                <text:p>3280333.1214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3.29815286">
                <text:p>3280333.2981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3.5361285">
                <text:p>3280333.536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3.64451345">
                <text:p>3280333.6445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4.63895185">
                <text:p>3280334.6389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4.86043414">
                <text:p>3280334.8604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5.22093189">
                <text:p>3280335.2209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5.55786771">
                <text:p>3280335.5578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5.93721502">
                <text:p>3280335.9372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4.94069842">
                <text:p>3280334.9406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5.31297715">
                <text:p>3280335.3129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5.70646163">
                <text:p>3280335.7064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5.8902448">
                <text:p>3280335.890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6.13293283">
                <text:p>3280336.1329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6.32671107">
                <text:p>3280336.3267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6.53641238">
                <text:p>3280336.5364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6.76260705">
                <text:p>3280336.7626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7.02414464">
                <text:p>3280337.0241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7.27625745">
                <text:p>3280337.276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18650849">
                <text:p>3280337.1865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40799077">
                <text:p>3280337.4079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62711686">
                <text:p>3280337.6271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9098602">
                <text:p>3280337.909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8.1219177">
                <text:p>3280338.121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8.46498777">
                <text:p>3280338.4649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8.68647005">
                <text:p>3280338.6864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8.89852756">
                <text:p>3280338.8985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9.12000984">
                <text:p>3280339.1200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9.37919123">
                <text:p>3280339.3791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9.0458957">
                <text:p>3280339.045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9.38047532">
                <text:p>3280339.3804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9.66793104">
                <text:p>3280339.6679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9.93653722">
                <text:p>3280339.9365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40.22399295">
                <text:p>3280340.2239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39.94329241">
                <text:p>3280339.9432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40.19776142">
                <text:p>3280340.1977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40.47814856">
                <text:p>3280340.4781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40.75146712">
                <text:p>3280340.751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41.01536091">
                <text:p>3280341.0153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27075195">
                <text:p>3280341.2707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49223423">
                <text:p>3280341.4922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71136031">
                <text:p>3280341.7113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96582932">
                <text:p>3280341.965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2.19202399">
                <text:p>3280342.1920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2.33047972">
                <text:p>3280342.3304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2.54489342">
                <text:p>3280342.5448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2.82056817">
                <text:p>3280342.820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3.05383143">
                <text:p>3280343.0538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3.21876504">
                <text:p>3280343.2187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3.15415755">
                <text:p>3280343.1541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3.49816195">
                <text:p>3280343.4981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3.8162482">
                <text:p>3280343.816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4.05893624">
                <text:p>3280344.0589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4.35110435">
                <text:p>3280344.3511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3.28189713">
                <text:p>3280343.2818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3.52222897">
                <text:p>3280343.5222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3.77434178">
                <text:p>3280343.7743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4.0217422">
                <text:p>3280344.021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4.24793687">
                <text:p>3280344.24793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2.97917414">
                <text:p>3280342.9791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3.20301261">
                <text:p>3280343.2030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3.41978251">
                <text:p>3280343.4197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3.64126479">
                <text:p>3280343.6412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3.88866521">
                <text:p>3280343.8886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15504318">
                <text:p>3280343.1550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4024436">
                <text:p>3280343.402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66162499">
                <text:p>3280343.6616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93258736">
                <text:p>3280343.9325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4.16820681">
                <text:p>3280344.1682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3.52645367">
                <text:p>3280343.5264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3.77385409">
                <text:p>3280343.7738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4.03774787">
                <text:p>3280344.0377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4.30399785">
                <text:p>3280344.3039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4.58674119">
                <text:p>3280344.5867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2.39759714">
                <text:p>3280342.3975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2.65206615">
                <text:p>3280342.6520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3.02670107">
                <text:p>3280343.0267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3.44845989">
                <text:p>3280343.44845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3.87964348">
                <text:p>3280343.879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0.25663577">
                <text:p>3280340.2566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0.65012025">
                <text:p>3280340.6501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0.97527509">
                <text:p>3280340.9752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1.33106046">
                <text:p>3280341.3310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1.77873741">
                <text:p>3280341.7787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8.49876076">
                <text:p>3280338.4987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8.98649302">
                <text:p>3280338.9864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9.32578503">
                <text:p>3280339.3257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9.73105048">
                <text:p>3280339.7310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40.02793099">
                <text:p>3280340.0279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7.99657784">
                <text:p>3280337.9965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8.08140084">
                <text:p>3280338.0814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8.15915526">
                <text:p>3280338.1591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8.26754021">
                <text:p>3280338.2675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8.35236321">
                <text:p>3280338.3523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17527377">
                <text:p>3280338.1752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29779589">
                <text:p>3280338.2977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49571623">
                <text:p>3280338.4957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61588214">
                <text:p>3280338.6158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81615868">
                <text:p>3280338.8161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8.71685439">
                <text:p>3280338.7168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8.98781675">
                <text:p>3280338.9878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9.25171053">
                <text:p>3280339.2517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9.53445387">
                <text:p>3280339.5344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9.80777243">
                <text:p>3280339.80777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7303728">
                <text:p>3280339.3730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66756159">
                <text:p>3280339.6675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97151068">
                <text:p>3280339.9715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40.22126729">
                <text:p>3280340.2212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40.52050399">
                <text:p>3280340.5205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0.38318005">
                <text:p>3280340.3831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0.74367781">
                <text:p>3280340.7436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1.10417556">
                <text:p>3280341.1041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1.48587907">
                <text:p>3280341.4858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1.91706266">
                <text:p>3280341.9170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0.94503872">
                <text:p>3280340.9450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1.2937555">
                <text:p>3280341.293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1.76028201">
                <text:p>3280341.760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2.16554746">
                <text:p>3280342.1655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2.46714036">
                <text:p>3280342.4671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1.91402614">
                <text:p>3280341.9140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1.9752872">
                <text:p>3280341.975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2.04126064">
                <text:p>3280342.0412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2.02005489">
                <text:p>3280342.0200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2.02005489">
                <text:p>3280342.0200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50013345">
                <text:p>3280341.500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50013345">
                <text:p>3280341.500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61323078">
                <text:p>3280341.6132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87241218">
                <text:p>3280341.8724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2.1598679">
                <text:p>3280342.159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0.13294193">
                <text:p>3280340.1329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0.43924721">
                <text:p>3280340.4392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0.73848391">
                <text:p>3280340.7384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1.08013212">
                <text:p>3280341.0801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1.34638209">
                <text:p>3280341.3463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46648776">
                <text:p>3280338.4664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71388818">
                <text:p>3280338.713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71388818">
                <text:p>3280338.713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80342357">
                <text:p>3280338.8034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80342357">
                <text:p>3280338.8034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81756074">
                <text:p>3280338.817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1833466">
                <text:p>3280336.3183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2304705">
                <text:p>3280336.3230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2304705">
                <text:p>3280336.3230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2304705">
                <text:p>3280336.3230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374.865004559">
                <text:p>369374.865004559</text:p>
              </table:table-cell>
              <table:table-cell office:value-type="float" office:value="3280336.65599686">
                <text:p>3280336.6559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9374.865004559">
                <text:p>369374.865004559</text:p>
              </table:table-cell>
              <table:table-cell office:value-type="float" office:value="3280336.65599686">
                <text:p>3280336.6559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9374.865004559">
                <text:p>369374.865004559</text:p>
              </table:table-cell>
              <table:table-cell office:value-type="float" office:value="3280336.65599686">
                <text:p>3280336.6559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9379.068805406">
                <text:p>369379.068805406</text:p>
              </table:table-cell>
              <table:table-cell office:value-type="float" office:value="3280340.15366785">
                <text:p>3280340.1536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9379.068805406">
                <text:p>369379.068805406</text:p>
              </table:table-cell>
              <table:table-cell office:value-type="float" office:value="3280340.15366785">
                <text:p>3280340.1536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9379.068805406">
                <text:p>369379.068805406</text:p>
              </table:table-cell>
              <table:table-cell office:value-type="float" office:value="3280340.15366785">
                <text:p>3280340.1536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4972371">
                <text:p>3280342.3497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520799">
                <text:p>3280342.352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5914849">
                <text:p>3280342.3591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5914849">
                <text:p>3280342.3591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5914849">
                <text:p>3280342.3591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2.70358389">
                <text:p>3280342.7035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3.00753298">
                <text:p>3280343.0075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3.31383826">
                <text:p>3280343.3138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3.45285374">
                <text:p>3280343.4528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3.70261035">
                <text:p>3280343.7026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22929917">
                <text:p>3280343.2292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47669959">
                <text:p>3280343.4766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5591664">
                <text:p>3280343.559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85133452">
                <text:p>3280343.8513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4.18355794">
                <text:p>3280344.1835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2.15553489">
                <text:p>3280342.1555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2.54195079">
                <text:p>3280342.5419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2.85296846">
                <text:p>3280342.8529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3.25823391">
                <text:p>3280343.2582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3.60930689">
                <text:p>3280343.6093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2.46106641">
                <text:p>3280342.4610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2.79093364">
                <text:p>3280342.7909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3.13729423">
                <text:p>3280343.1372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3.50957296">
                <text:p>3280343.5095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3.80880966">
                <text:p>3280343.8088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4.44451036">
                <text:p>3280344.4445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4.78851476">
                <text:p>3280344.7885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5.0241342">
                <text:p>3280345.024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5.35635763">
                <text:p>3280345.3563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5.80874697">
                <text:p>3280345.8087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6.11282089">
                <text:p>3280346.1128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6.44268812">
                <text:p>3280346.4426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6.96105091">
                <text:p>3280346.9610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7.26735619">
                <text:p>3280347.2673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7.62078537">
                <text:p>3280347.6207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7.64434731">
                <text:p>3280347.6443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6.77486988">
                <text:p>3280346.7748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7.26731453">
                <text:p>3280347.2673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7.39926142">
                <text:p>3280347.399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7.52885212">
                <text:p>3280347.5288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4.91325106">
                <text:p>3280344.9132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4.99571787">
                <text:p>3280344.9957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02634839">
                <text:p>3280345.0263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12059617">
                <text:p>3280345.1205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17714484">
                <text:p>3280345.17714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25254307">
                <text:p>3280345.2525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30909173">
                <text:p>3280345.30909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5.30202315">
                <text:p>3280345.3020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9386.145666992">
                <text:p>369386.145666992</text:p>
              </table:table-cell>
              <table:table-cell office:value-type="float" office:value="3280341.19820267">
                <text:p>3280341.1982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9386.145666992">
                <text:p>369386.145666992</text:p>
              </table:table-cell>
              <table:table-cell office:value-type="float" office:value="3280341.3984792">
                <text:p>3280341.398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9386.145666992">
                <text:p>369386.145666992</text:p>
              </table:table-cell>
              <table:table-cell office:value-type="float" office:value="3280341.40790398">
                <text:p>3280341.4079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534447">
                <text:p>3280341.5153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534447">
                <text:p>3280341.5153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770067">
                <text:p>3280341.5177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770067">
                <text:p>3280341.5177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45975">
                <text:p>3280341.54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73211437">
                <text:p>3280341.7321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73211437">
                <text:p>3280341.7321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73211437">
                <text:p>3280341.7321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81693737">
                <text:p>3280341.8169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91354134">
                <text:p>3280341.913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90176037">
                <text:p>3280341.9017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1844407">
                <text:p>3280340.4184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1373168">
                <text:p>3280340.4137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2080027">
                <text:p>3280340.4208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3729363">
                <text:p>3280340.4372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0363589">
                <text:p>3280344.1036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0363589">
                <text:p>3280344.1036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5782836">
                <text:p>3280344.157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6489694">
                <text:p>3280344.1648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26150092">
                <text:p>3280344.2615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1348472">
                <text:p>3280346.0134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205533">
                <text:p>3280346.020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0641614">
                <text:p>3280346.0064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2762189">
                <text:p>3280346.0276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229095">
                <text:p>3280346.022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6767719">
                <text:p>3280346.06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12658206">
                <text:p>3280346.126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6649508">
                <text:p>3280345.1664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6649508">
                <text:p>3280345.1664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8298844">
                <text:p>3280345.1829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8298844">
                <text:p>3280345.1829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3482472">
                <text:p>3280345.2348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3482472">
                <text:p>3280345.2348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3246852">
                <text:p>3280345.2324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3246852">
                <text:p>3280345.2324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6309905">
                <text:p>3280345.2630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6309905">
                <text:p>3280345.2630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7959241">
                <text:p>3280345.2795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6545524">
                <text:p>3280345.2654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32436011">
                <text:p>3280345.3243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32436011">
                <text:p>3280345.3243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2819486">
                <text:p>3280345.281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38562116">
                <text:p>3280345.3856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31493533">
                <text:p>3280345.3149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31493533">
                <text:p>3280345.3149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40918311">
                <text:p>3280345.409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2.92411722">
                <text:p>3280342.9241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2.91704863">
                <text:p>3280342.9170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3.08905083">
                <text:p>3280343.0890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3.06784508">
                <text:p>3280343.0678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3.06784508">
                <text:p>3280343.0678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3.07020128">
                <text:p>3280343.0702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3.12674994">
                <text:p>3280343.1267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25105501">
                <text:p>3280339.2510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26754837">
                <text:p>3280339.2675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39949527">
                <text:p>3280339.3994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42305721">
                <text:p>3280339.4230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42070102">
                <text:p>3280339.4207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07713997">
                <text:p>3280336.0771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13604483">
                <text:p>3280336.1360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11955147">
                <text:p>3280336.1195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14075722">
                <text:p>3280336.1407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14075722">
                <text:p>3280336.1407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6711829">
                <text:p>3280299.6671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71188599">
                <text:p>3280299.7118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81084615">
                <text:p>3280299.810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9394.08711512">
                <text:p>369394.08711512</text:p>
              </table:table-cell>
              <table:table-cell office:value-type="float" office:value="3280299.63310422">
                <text:p>3280299.6331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9394.08711512">
                <text:p>369394.08711512</text:p>
              </table:table-cell>
              <table:table-cell office:value-type="float" office:value="3280299.63310422">
                <text:p>3280299.6331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9394.08711512">
                <text:p>369394.08711512</text:p>
              </table:table-cell>
              <table:table-cell office:value-type="float" office:value="3280299.63310422">
                <text:p>3280299.6331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9393.776050343">
                <text:p>369393.776050343</text:p>
              </table:table-cell>
              <table:table-cell office:value-type="float" office:value="3280297.86575652">
                <text:p>3280297.8657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9393.776050343">
                <text:p>369393.776050343</text:p>
              </table:table-cell>
              <table:table-cell office:value-type="float" office:value="3280297.86575652">
                <text:p>3280297.8657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9393.776050343">
                <text:p>369393.776050343</text:p>
              </table:table-cell>
              <table:table-cell office:value-type="float" office:value="3280297.86575652">
                <text:p>3280297.8657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9393.751518589">
                <text:p>369393.751518589</text:p>
              </table:table-cell>
              <table:table-cell office:value-type="float" office:value="3280295.75079041">
                <text:p>3280295.7507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9394.780190865">
                <text:p>369394.780190865</text:p>
              </table:table-cell>
              <table:table-cell office:value-type="float" office:value="3280292.64490595">
                <text:p>3280292.6449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9394.780190865">
                <text:p>369394.780190865</text:p>
              </table:table-cell>
              <table:table-cell office:value-type="float" office:value="3280292.64490595">
                <text:p>3280292.6449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9393.799257342">
                <text:p>369393.799257342</text:p>
              </table:table-cell>
              <table:table-cell office:value-type="float" office:value="3280291.54800471">
                <text:p>3280291.548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9393.799257342">
                <text:p>369393.799257342</text:p>
              </table:table-cell>
              <table:table-cell office:value-type="float" office:value="3280291.54800471">
                <text:p>3280291.548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0436702">
                <text:p>3280291.0043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3499754">
                <text:p>3280291.034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6798427">
                <text:p>3280291.0679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1379179">
                <text:p>3280291.0137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4442232">
                <text:p>3280291.0444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0568338">
                <text:p>3280291.1056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3970993">
                <text:p>3280291.0397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4677852">
                <text:p>3280291.0467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494224">
                <text:p>3280290.9949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8447763">
                <text:p>3280291.0844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538471">
                <text:p>3280291.053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538471">
                <text:p>3280291.053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3499754">
                <text:p>3280291.034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3499754">
                <text:p>3280291.034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3499754">
                <text:p>3280291.034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962586">
                <text:p>3280291.096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2453293">
                <text:p>3280291.1245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8683382">
                <text:p>3280291.0868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7505285">
                <text:p>3280291.0750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7505285">
                <text:p>3280291.0750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1039577">
                <text:p>3280291.1103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1746435">
                <text:p>3280291.1174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9154621">
                <text:p>3280291.0915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5280727">
                <text:p>3280291.1528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0939024">
                <text:p>3280291.093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5045107">
                <text:p>3280291.1504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2453293">
                <text:p>3280291.1245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6458824">
                <text:p>3280291.164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0568338">
                <text:p>3280291.1056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17401302">
                <text:p>3280291.1740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27532938">
                <text:p>3280291.2753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21642452">
                <text:p>3280291.2164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29417894">
                <text:p>3280291.2941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1.30595991">
                <text:p>3280291.3059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